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FlightDate,Day_Of_Week,Airline,Tail_Number,Dep_Airport,Dep_CityName,DepTime_label,Dep_Delay,Dep_Delay_Tag,Dep_Delay_Type,Arr_Airport,Arr_CityName,Arr_Delay,Arr_Delay_Type,Flight_Duration,Distance_type,Delay_Carrier,Delay_Weather,Delay_NAS,Delay_Security,Delay_LastAircraft,Manufacturer,Model,Aicraft_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605LR,BDL,"Hartford, CT",Morning,-3,0,Low &lt;5min,LGA,"New York, NY",-12,Low &lt;5min,5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605LR,BDL,"Hartford, CT",Morning,-5,0,Low &lt;5min,LGA,"New York, NY",-8,Low &lt;5min,6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31PQ,BDL,"Hartford, CT",Morning,-5,0,Low &lt;5min,LGA,"New York, NY",-21,Low &lt;5min,4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06XJ,BDL,"Hartford, CT",Morning,-6,0,Low &lt;5min,LGA,"New York, NY",-17,Low &lt;5min,5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37PQ,BDL,"Hartford, CT",Morning,-1,0,Low &lt;5min,LGA,"New York, NY",-16,Low &lt;5min,5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36PQ,BDL,"Hartford, CT",Morning,-10,0,Low &lt;5min,LGA,"New York, NY",-13,Low &lt;5min,6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1PQ,LGA,"New York, NY",Afternoon,-8,0,Low &lt;5min,CVG,"Cincinnati, OH",-31,Low &lt;5min,11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17XJ,LGA,"New York, NY",Afternoon,-10,0,Low &lt;5min,CVG,"Cincinnati, OH",-25,Low &lt;5min,12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36PQ,LGA,"New York, NY",Afternoon,-5,0,Low &lt;5min,CVG,"Cincinnati, OH",-15,Low &lt;5min,13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491PX,LGA,"New York, NY",Evening,-7,0,Low &lt;5min,BGM,"Binghamton, NY",-3,Low &lt;5min,6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478PX,LGA,"New York, NY",Evening,-15,0,Low &lt;5min,BGM,"Binghamton, NY",6,Low &lt;5min,80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35EV,LGA,"New York, NY",Evening,35,1,Medium &gt;15min,BGM,"Binghamton, NY",61,Hight &gt;60min,85,Short Haul &gt;1500Mi,0,0,26,0,35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97PQ,LGA,"New York, NY",Evening,132,1,Hight &gt;60min,BGM,"Binghamton, NY",132,Hight &gt;60min,59,Short Haul &gt;1500Mi,50,0,0,0,8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15XJ,LGA,"New York, NY",Evening,-5,0,Low &lt;5min,BGM,"Binghamton, NY",34,Medium &gt;15min,98,Short Haul &gt;1500Mi,0,0,34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20XJ,LGA,"New York, NY",Evening,5,1,Low &lt;5min,BGM,"Binghamton, NY",4,Low &lt;5min,5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16XJ,LGA,"New York, NY",Evening,-3,0,Low &lt;5min,BGM,"Binghamton, NY",14,Low &lt;5min,7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02XJ,LGA,"New York, NY",Evening,15,1,Low &lt;5min,BGM,"Binghamton, NY",40,Medium &gt;15min,84,Short Haul &gt;1500Mi,0,0,4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491PX,LGA,"New York, NY",Evening,-7,0,Low &lt;5min,BGM,"Binghamton, NY",-2,Low &lt;5min,64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91CA,LGA,"New York, NY",Evening,676,1,Hight &gt;60min,BGM,"Binghamton, NY",673,Hight &gt;60min,56,Short Haul &gt;1500Mi,0,667,0,0,6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04XJ,LGA,"New York, NY",Evening,-10,0,Low &lt;5min,BGM,"Binghamton, NY",36,Medium &gt;15min,105,Short Haul &gt;1500Mi,0,0,36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0PQ,LGA,"New York, NY",Evening,29,1,Medium &gt;15min,BGM,"Binghamton, NY",47,Medium &gt;15min,77,Short Haul &gt;1500Mi,29,0,18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17XJ,LGA,"New York, NY",Evening,27,1,Medium &gt;15min,BGM,"Binghamton, NY",22,Medium &gt;15min,54,Short Haul &gt;1500Mi,0,0,0,0,2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82GJ,LGA,"New York, NY",Evening,-3,0,Low &lt;5min,BGM,"Binghamton, NY",-18,Low &lt;5min,4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490PX,LGA,"New York, NY",Evening,50,1,Medium &gt;15min,BGM,"Binghamton, NY",61,Hight &gt;60min,70,Short Haul &gt;1500Mi,25,0,11,0,25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34EV,LGA,"New York, NY",Evening,-13,0,Low &lt;5min,BGM,"Binghamton, NY",-3,Low &lt;5min,6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19XJ,LGA,"New York, NY",Evening,-11,0,Low &lt;5min,BGM,"Binghamton, NY",-4,Low &lt;5min,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485PX,LGA,"New York, NY",Evening,-19,0,Low &lt;5min,BGM,"Binghamton, NY",-17,Low &lt;5min,61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491PX,LGA,"New York, NY",Evening,-10,0,Low &lt;5min,BGM,"Binghamton, NY",-6,Low &lt;5min,6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485PX,LGA,"New York, NY",Evening,16,1,Medium &gt;15min,BGM,"Binghamton, NY",10,Low &lt;5min,5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06XJ,DLH,"Duluth, MN",Night,6,1,Low &lt;5min,MSP,"Minneapolis, MN",24,Medium &gt;15min,94,Short Haul &gt;1500Mi,6,0,18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97PQ,DLH,"Duluth, MN",Night,-8,0,Low &lt;5min,MSP,"Minneapolis, MN",-4,Low &lt;5min,8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1GJ,ATL,"Atlanta, GA",Afternoon,-3,0,Low &lt;5min,FAY,"Fayetteville, NC",-12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37XJ,ATL,"Atlanta, GA",Afternoon,-5,0,Low &lt;5min,FAY,"Fayetteville, NC",-12,Low &lt;5min,6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4LR,ATL,"Atlanta, GA",Afternoon,-2,0,Low &lt;5min,FAY,"Fayetteville, NC",-7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71CA,ATL,"Atlanta, GA",Afternoon,16,1,Medium &gt;15min,FAY,"Fayetteville, NC",11,Low &lt;5min,7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24PQ,ATL,"Atlanta, GA",Afternoon,-3,0,Low &lt;5min,FAY,"Fayetteville, NC",-8,Low &lt;5min,7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6PQ,ATL,"Atlanta, GA",Afternoon,-1,0,Low &lt;5min,FAY,"Fayetteville, NC",-4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97PQ,ATL,"Atlanta, GA",Afternoon,-3,0,Low &lt;5min,FAY,"Fayetteville, NC",-7,Low &lt;5min,7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07XJ,ATL,"Atlanta, GA",Afternoon,-3,0,Low &lt;5min,FAY,"Fayetteville, NC",-9,Low &lt;5min,7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86PQ,ATL,"Atlanta, GA",Afternoon,-5,0,Low &lt;5min,FAY,"Fayetteville, NC",-7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601LR,ATL,"Atlanta, GA",Afternoon,-5,0,Low &lt;5min,FAY,"Fayetteville, NC",-17,Low &lt;5min,6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35EV,ATL,"Atlanta, GA",Afternoon,-5,0,Low &lt;5min,FAY,"Fayetteville, NC",-11,Low &lt;5min,7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292PQ,ATL,"Atlanta, GA",Afternoon,0,0,Low &lt;5min,FAY,"Fayetteville, NC",-7,Low &lt;5min,6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79PQ,ATL,"Atlanta, GA",Afternoon,-6,0,Low &lt;5min,FAY,"Fayetteville, NC",-23,Low &lt;5min,5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01LR,ATL,"Atlanta, GA",Afternoon,-2,0,Low &lt;5min,FAY,"Fayetteville, NC",-2,Low &lt;5min,7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06LR,ATL,"Atlanta, GA",Afternoon,-1,0,Low &lt;5min,FAY,"Fayetteville, NC",-10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95PQ,ATL,"Atlanta, GA",Afternoon,-5,0,Low &lt;5min,FAY,"Fayetteville, NC",-15,Low &lt;5min,6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13PQ,ATL,"Atlanta, GA",Afternoon,10,1,Low &lt;5min,FAY,"Fayetteville, NC",11,Low &lt;5min,7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46PQ,ATL,"Atlanta, GA",Afternoon,11,1,Low &lt;5min,FAY,"Fayetteville, NC",3,Low &lt;5min,6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23XJ,ATL,"Atlanta, GA",Afternoon,-4,0,Low &lt;5min,FAY,"Fayetteville, NC",-9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23XJ,ATL,"Atlanta, GA",Afternoon,-5,0,Low &lt;5min,FAY,"Fayetteville, NC",-17,Low &lt;5min,6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37PQ,ATL,"Atlanta, GA",Afternoon,-1,0,Low &lt;5min,FAY,"Fayetteville, NC",-3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23XJ,ATL,"Atlanta, GA",Afternoon,-5,0,Low &lt;5min,FAY,"Fayetteville, NC",-7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14PQ,ATL,"Atlanta, GA",Afternoon,36,1,Medium &gt;15min,FAY,"Fayetteville, NC",24,Medium &gt;15min,64,Short Haul &gt;1500Mi,0,0,0,0,24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1GJ,FAY,"Fayetteville, NC",Afternoon,16,1,Medium &gt;15min,ATL,"Atlanta, GA",-5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37XJ,FAY,"Fayetteville, NC",Afternoon,-6,0,Low &lt;5min,ATL,"Atlanta, GA",-26,Low &lt;5min,7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4LR,FAY,"Fayetteville, NC",Afternoon,-3,0,Low &lt;5min,ATL,"Atlanta, GA",-22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71CA,FAY,"Fayetteville, NC",Afternoon,4,1,Low &lt;5min,ATL,"Atlanta, GA",88,Hight &gt;60min,180,Short Haul &gt;1500Mi,0,0,88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24PQ,FAY,"Fayetteville, NC",Afternoon,1,1,Low &lt;5min,ATL,"Atlanta, GA",-13,Low &lt;5min,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6PQ,FAY,"Fayetteville, NC",Afternoon,0,0,Low &lt;5min,ATL,"Atlanta, GA",-15,Low &lt;5min,8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97PQ,FAY,"Fayetteville, NC",Afternoon,-5,0,Low &lt;5min,ATL,"Atlanta, GA",-23,Low &lt;5min,7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07XJ,FAY,"Fayetteville, NC",Afternoon,-3,0,Low &lt;5min,ATL,"Atlanta, GA",-21,Low &lt;5min,7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86PQ,FAY,"Fayetteville, NC",Afternoon,-4,0,Low &lt;5min,ATL,"Atlanta, GA",-1,Low &lt;5min,9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601LR,FAY,"Fayetteville, NC",Afternoon,-5,0,Low &lt;5min,ATL,"Atlanta, GA",-12,Low &lt;5min,8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35EV,FAY,"Fayetteville, NC",Afternoon,-8,0,Low &lt;5min,ATL,"Atlanta, GA",-19,Low &lt;5min,8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292PQ,FAY,"Fayetteville, NC",Afternoon,28,1,Medium &gt;15min,ATL,"Atlanta, GA",15,Low &lt;5min,83,Short Haul &gt;1500Mi,15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79PQ,FAY,"Fayetteville, NC",Afternoon,-4,0,Low &lt;5min,ATL,"Atlanta, GA",-26,Low &lt;5min,7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01LR,FAY,"Fayetteville, NC",Afternoon,0,0,Low &lt;5min,ATL,"Atlanta, GA",-6,Low &lt;5min,9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06LR,FAY,"Fayetteville, NC",Afternoon,6,1,Low &lt;5min,ATL,"Atlanta, GA",-11,Low &lt;5min,7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95PQ,FAY,"Fayetteville, NC",Afternoon,-5,0,Low &lt;5min,ATL,"Atlanta, GA",-20,Low &lt;5min,8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13PQ,FAY,"Fayetteville, NC",Afternoon,-1,0,Low &lt;5min,ATL,"Atlanta, GA",-3,Low &lt;5min,9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46PQ,FAY,"Fayetteville, NC",Afternoon,-5,0,Low &lt;5min,ATL,"Atlanta, GA",-3,Low &lt;5min,9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23XJ,FAY,"Fayetteville, NC",Afternoon,-4,0,Low &lt;5min,ATL,"Atlanta, GA",-7,Low &lt;5min,9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23XJ,FAY,"Fayetteville, NC",Afternoon,-11,0,Low &lt;5min,ATL,"Atlanta, GA",-26,Low &lt;5min,8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37PQ,FAY,"Fayetteville, NC",Afternoon,-4,0,Low &lt;5min,ATL,"Atlanta, GA",17,Medium &gt;15min,117,Short Haul &gt;1500Mi,0,0,17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23XJ,FAY,"Fayetteville, NC",Afternoon,-5,0,Low &lt;5min,ATL,"Atlanta, GA",3,Low &lt;5min,10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14PQ,FAY,"Fayetteville, NC",Afternoon,22,1,Medium &gt;15min,ATL,"Atlanta, GA",12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36EV,JFK,"New York, NY",Evening,-6,0,Low &lt;5min,ITH,"Ithaca/Cortland, NY",-4,Low &lt;5min,7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66PQ,JFK,"New York, NY",Evening,-8,0,Low &lt;5min,ITH,"Ithaca/Cortland, NY",-5,Low &lt;5min,7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4PQ,JFK,"New York, NY",Evening,-10,0,Low &lt;5min,ITH,"Ithaca/Cortland, NY",-1,Low &lt;5min,7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1LR,JFK,"New York, NY",Evening,-5,0,Low &lt;5min,ITH,"Ithaca/Cortland, NY",14,Low &lt;5min,8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05XJ,JFK,"New York, NY",Evening,86,1,Hight &gt;60min,ITH,"Ithaca/Cortland, NY",149,Hight &gt;60min,132,Short Haul &gt;1500Mi,0,0,63,0,86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602LR,JFK,"New York, NY",Evening,42,1,Medium &gt;15min,ITH,"Ithaca/Cortland, NY",52,Medium &gt;15min,79,Short Haul &gt;1500Mi,0,0,10,0,4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04PQ,JFK,"New York, NY",Evening,21,1,Medium &gt;15min,ITH,"Ithaca/Cortland, NY",11,Low &lt;5min,5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1PQ,JFK,"New York, NY",Evening,110,1,Hight &gt;60min,ITH,"Ithaca/Cortland, NY",132,Hight &gt;60min,91,Short Haul &gt;1500Mi,57,0,22,0,53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5PQ,JFK,"New York, NY",Evening,-6,0,Low &lt;5min,ITH,"Ithaca/Cortland, NY",14,Low &lt;5min,8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272PQ,JFK,"New York, NY",Evening,-9,0,Low &lt;5min,ITH,"Ithaca/Cortland, NY",-7,Low &lt;5min,7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97PQ,JFK,"New York, NY",Evening,-4,0,Low &lt;5min,ITH,"Ithaca/Cortland, NY",8,Low &lt;5min,8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05LR,JFK,"New York, NY",Evening,39,1,Medium &gt;15min,ITH,"Ithaca/Cortland, NY",71,Hight &gt;60min,101,Short Haul &gt;1500Mi,16,0,32,0,23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30PQ,JFK,"New York, NY",Evening,56,1,Medium &gt;15min,ITH,"Ithaca/Cortland, NY",51,Medium &gt;15min,64,Short Haul &gt;1500Mi,0,0,0,0,51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691CA,JFK,"New York, NY",Evening,26,1,Medium &gt;15min,ITH,"Ithaca/Cortland, NY",19,Medium &gt;15min,62,Short Haul &gt;1500Mi,10,0,0,0,9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538CA,JFK,"New York, NY",Evening,108,1,Hight &gt;60min,ITH,"Ithaca/Cortland, NY",109,Hight &gt;60min,70,Short Haul &gt;1500Mi,0,0,65,0,44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78CA,JFK,"New York, NY",Evening,-5,0,Low &lt;5min,ITH,"Ithaca/Cortland, NY",-3,Low &lt;5min,7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0XJ,JFK,"New York, NY",Evening,-9,0,Low &lt;5min,ITH,"Ithaca/Cortland, NY",-4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41PQ,JFK,"New York, NY",Evening,16,1,Medium &gt;15min,ITH,"Ithaca/Cortland, NY",31,Medium &gt;15min,84,Short Haul &gt;1500Mi,0,0,15,0,16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96PQ,JFK,"New York, NY",Evening,-8,0,Low &lt;5min,ITH,"Ithaca/Cortland, NY",-3,Low &lt;5min,7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33EV,JFK,"New York, NY",Evening,-4,0,Low &lt;5min,ITH,"Ithaca/Cortland, NY",-8,Low &lt;5min,6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76PQ,JFK,"New York, NY",Evening,-11,0,Low &lt;5min,ITH,"Ithaca/Cortland, NY",-2,Low &lt;5min,7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01PQ,JFK,"New York, NY",Evening,-7,0,Low &lt;5min,ITH,"Ithaca/Cortland, NY",6,Low &lt;5min,8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6LR,JFK,"New York, NY",Evening,5,1,Low &lt;5min,ITH,"Ithaca/Cortland, NY",6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197PQ,ORF,"Norfolk, VA",Night,6,1,Low &lt;5min,DTW,"Detroit, MI",-7,Low &lt;5min,11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03PQ,ORF,"Norfolk, VA",Night,-4,0,Low &lt;5min,DTW,"Detroit, MI",-7,Low &lt;5min,12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83GJ,ORF,"Norfolk, VA",Night,5,1,Low &lt;5min,DTW,"Detroit, MI",-7,Low &lt;5min,11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36EV,ORF,"Norfolk, VA",Night,-2,0,Low &lt;5min,DTW,"Detroit, MI",-27,Low &lt;5min,10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295PQ,ORF,"Norfolk, VA",Night,-4,0,Low &lt;5min,DTW,"Detroit, MI",-33,Low &lt;5min,9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137EV,ORF,"Norfolk, VA",Night,-5,0,Low &lt;5min,DTW,"Detroit, MI",-16,Low &lt;5min,11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37PQ,ORF,"Norfolk, VA",Night,-4,0,Low &lt;5min,DTW,"Detroit, MI",-7,Low &lt;5min,12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97PQ,ORF,"Norfolk, VA",Night,-1,0,Low &lt;5min,DTW,"Detroit, MI",-1,Low &lt;5min,12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06XJ,MSP,"Minneapolis, MN",Morning,1,1,Low &lt;5min,PIT,"Pittsburgh, PA",-1,Low &lt;5min,12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38EV,MSP,"Minneapolis, MN",Morning,118,1,Hight &gt;60min,PIT,"Pittsburgh, PA",246,Hight &gt;60min,258,Short Haul &gt;1500Mi,0,96,128,0,22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30PQ,MSP,"Minneapolis, MN",Morning,2,1,Low &lt;5min,PIT,"Pittsburgh, PA",-11,Low &lt;5min,11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02PQ,MSP,"Minneapolis, MN",Morning,2,1,Low &lt;5min,PIT,"Pittsburgh, PA",22,Medium &gt;15min,150,Short Haul &gt;1500Mi,0,0,22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25XJ,MSP,"Minneapolis, MN",Morning,-4,0,Low &lt;5min,PIT,"Pittsburgh, PA",-14,Low &lt;5min,12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36XJ,MSP,"Minneapolis, MN",Morning,0,0,Low &lt;5min,PIT,"Pittsburgh, PA",-6,Low &lt;5min,12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06XJ,PIT,"Pittsburgh, PA",Afternoon,-5,0,Low &lt;5min,MSP,"Minneapolis, MN",6,Low &lt;5min,16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37PQ,PIT,"Pittsburgh, PA",Afternoon,10,1,Low &lt;5min,MSP,"Minneapolis, MN",-19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30PQ,PIT,"Pittsburgh, PA",Afternoon,-5,0,Low &lt;5min,MSP,"Minneapolis, MN",-38,Low &lt;5min,11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24PQ,PIT,"Pittsburgh, PA",Afternoon,-6,0,Low &lt;5min,MSP,"Minneapolis, MN",-4,Low &lt;5min,15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36EV,PIT,"Pittsburgh, PA",Afternoon,-10,0,Low &lt;5min,MSP,"Minneapolis, MN",-31,Low &lt;5min,12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36XJ,PIT,"Pittsburgh, PA",Afternoon,-5,0,Low &lt;5min,MSP,"Minneapolis, MN",-34,Low &lt;5min,12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228PQ,BWI,"Baltimore, MD",Afternoon,-2,0,Low &lt;5min,JFK,"New York, NY",11,Low &lt;5min,11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05PQ,BWI,"Baltimore, MD",Afternoon,-2,0,Low &lt;5min,JFK,"New York, NY",-35,Low &lt;5min,7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1PQ,BWI,"Baltimore, MD",Afternoon,108,1,Hight &gt;60min,JFK,"New York, NY",69,Hight &gt;60min,64,Short Haul &gt;1500Mi,0,65,0,0,4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31PQ,BWI,"Baltimore, MD",Afternoon,20,1,Medium &gt;15min,JFK,"New York, NY",-1,Low &lt;5min,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228PQ,BWI,"Baltimore, MD",Afternoon,-8,0,Low &lt;5min,JFK,"New York, NY",-14,Low &lt;5min,9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272PQ,BWI,"Baltimore, MD",Afternoon,-2,0,Low &lt;5min,JFK,"New York, NY",41,Medium &gt;15min,146,Short Haul &gt;1500Mi,0,0,41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35PQ,BWI,"Baltimore, MD",Afternoon,-3,0,Low &lt;5min,JFK,"New York, NY",-36,Low &lt;5min,7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30PQ,BWI,"Baltimore, MD",Afternoon,13,1,Low &lt;5min,JFK,"New York, NY",13,Low &lt;5min,10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13XJ,BWI,"Baltimore, MD",Afternoon,-5,0,Low &lt;5min,JFK,"New York, NY",-33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232PQ,BWI,"Baltimore, MD",Afternoon,0,0,Low &lt;5min,JFK,"New York, NY",-14,Low &lt;5min,8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0LR,BWI,"Baltimore, MD",Afternoon,80,1,Hight &gt;60min,JFK,"New York, NY",109,Hight &gt;60min,132,Short Haul &gt;1500Mi,0,0,29,0,8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195PQ,BWI,"Baltimore, MD",Afternoon,-4,0,Low &lt;5min,JFK,"New York, NY",-24,Low &lt;5min,8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PQ,BWI,"Baltimore, MD",Afternoon,10,1,Low &lt;5min,JFK,"New York, NY",4,Low &lt;5min,9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41PQ,BWI,"Baltimore, MD",Afternoon,-5,0,Low &lt;5min,JFK,"New York, NY",-10,Low &lt;5min,9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06XJ,BWI,"Baltimore, MD",Afternoon,-4,0,Low &lt;5min,JFK,"New York, NY",-21,Low &lt;5min,8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86PQ,BWI,"Baltimore, MD",Afternoon,-4,0,Low &lt;5min,JFK,"New York, NY",-23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86PQ,BWI,"Baltimore, MD",Afternoon,19,1,Medium &gt;15min,JFK,"New York, NY",5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14PQ,BWI,"Baltimore, MD",Afternoon,-5,0,Low &lt;5min,JFK,"New York, NY",-36,Low &lt;5min,7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279PQ,BWI,"Baltimore, MD",Afternoon,21,1,Medium &gt;15min,JFK,"New York, NY",-20,Low &lt;5min,6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31XJ,BWI,"Baltimore, MD",Afternoon,-5,0,Low &lt;5min,JFK,"New York, NY",-41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08XJ,BWI,"Baltimore, MD",Afternoon,17,1,Medium &gt;15min,JFK,"New York, NY",-21,Low &lt;5min,6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228PQ,JFK,"New York, NY",Afternoon,-4,0,Low &lt;5min,BWI,"Baltimore, MD",-26,Low &lt;5min,6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05PQ,JFK,"New York, NY",Afternoon,-1,0,Low &lt;5min,BWI,"Baltimore, MD",-21,Low &lt;5min,6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1PQ,JFK,"New York, NY",Afternoon,10,1,Low &lt;5min,BWI,"Baltimore, MD",6,Low &lt;5min,7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31PQ,JFK,"New York, NY",Afternoon,20,1,Medium &gt;15min,BWI,"Baltimore, MD",21,Medium &gt;15min,83,Short Haul &gt;1500Mi,2,0,1,0,18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228PQ,JFK,"New York, NY",Afternoon,-6,0,Low &lt;5min,BWI,"Baltimore, MD",-26,Low &lt;5min,6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272PQ,JFK,"New York, NY",Afternoon,-1,0,Low &lt;5min,BWI,"Baltimore, MD",-17,Low &lt;5min,6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35PQ,JFK,"New York, NY",Afternoon,-4,0,Low &lt;5min,BWI,"Baltimore, MD",-4,Low &lt;5min,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30PQ,JFK,"New York, NY",Afternoon,0,0,Low &lt;5min,BWI,"Baltimore, MD",10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13XJ,JFK,"New York, NY",Afternoon,-1,0,Low &lt;5min,BWI,"Baltimore, MD",-24,Low &lt;5min,5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232PQ,JFK,"New York, NY",Afternoon,-7,0,Low &lt;5min,BWI,"Baltimore, MD",-3,Low &lt;5min,8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0LR,JFK,"New York, NY",Afternoon,79,1,Hight &gt;60min,BWI,"Baltimore, MD",74,Hight &gt;60min,77,Short Haul &gt;1500Mi,0,0,0,0,74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195PQ,JFK,"New York, NY",Afternoon,-1,0,Low &lt;5min,BWI,"Baltimore, MD",-13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PQ,JFK,"New York, NY",Afternoon,27,1,Medium &gt;15min,BWI,"Baltimore, MD",7,Low &lt;5min,6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41PQ,JFK,"New York, NY",Afternoon,0,0,Low &lt;5min,BWI,"Baltimore, MD",-2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06XJ,JFK,"New York, NY",Afternoon,19,1,Medium &gt;15min,BWI,"Baltimore, MD",-6,Low &lt;5min,5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35PQ,JFK,"New York, NY",Afternoon,-4,0,Low &lt;5min,BWI,"Baltimore, MD",-10,Low &lt;5min,7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86PQ,JFK,"New York, NY",Afternoon,-3,0,Low &lt;5min,BWI,"Baltimore, MD",-14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86PQ,JFK,"New York, NY",Afternoon,40,1,Medium &gt;15min,BWI,"Baltimore, MD",27,Medium &gt;15min,69,Short Haul &gt;1500Mi,16,0,0,0,11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14PQ,JFK,"New York, NY",Afternoon,-5,0,Low &lt;5min,BWI,"Baltimore, MD",-7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279PQ,JFK,"New York, NY",Afternoon,-1,0,Low &lt;5min,BWI,"Baltimore, MD",23,Medium &gt;15min,106,Short Haul &gt;1500Mi,0,0,23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31XJ,JFK,"New York, NY",Afternoon,-5,0,Low &lt;5min,BWI,"Baltimore, MD",-28,Low &lt;5min,5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08XJ,JFK,"New York, NY",Afternoon,23,1,Medium &gt;15min,BWI,"Baltimore, MD",14,Low &lt;5min,7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16PQ,ROA,"Roanoke, VA",Morning,-4,0,Low &lt;5min,LGA,"New York, NY",13,Low &lt;5min,12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9PQ,MSP,"Minneapolis, MN",Evening,-5,0,Low &lt;5min,CID,"Cedar Rapids/Iowa City, IA",-5,Low &lt;5min,7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10XJ,MSP,"Minneapolis, MN",Evening,-4,0,Low &lt;5min,CID,"Cedar Rapids/Iowa City, IA",-5,Low &lt;5min,7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0LR,MSP,"Minneapolis, MN",Evening,0,0,Low &lt;5min,CID,"Cedar Rapids/Iowa City, IA",-11,Low &lt;5min,6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48PQ,MSP,"Minneapolis, MN",Evening,-2,0,Low &lt;5min,CID,"Cedar Rapids/Iowa City, IA",5,Low &lt;5min,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32XJ,MSP,"Minneapolis, MN",Evening,18,1,Medium &gt;15min,CID,"Cedar Rapids/Iowa City, IA",13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08XJ,MSP,"Minneapolis, MN",Evening,0,0,Low &lt;5min,CID,"Cedar Rapids/Iowa City, IA",-15,Low &lt;5min,6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35XJ,MSP,"Minneapolis, MN",Evening,8,1,Low &lt;5min,CID,"Cedar Rapids/Iowa City, IA",-6,Low &lt;5min,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82GJ,MSP,"Minneapolis, MN",Evening,0,0,Low &lt;5min,CID,"Cedar Rapids/Iowa City, IA",15,Low &lt;5min,90,Short Haul &gt;1500Mi,0,0,15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36EV,MSP,"Minneapolis, MN",Evening,-2,0,Low &lt;5min,CID,"Cedar Rapids/Iowa City, IA",-10,Low &lt;5min,6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82GJ,MSP,"Minneapolis, MN",Evening,0,0,Low &lt;5min,CID,"Cedar Rapids/Iowa City, IA",7,Low &lt;5min,8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21XJ,MSP,"Minneapolis, MN",Evening,-4,0,Low &lt;5min,CID,"Cedar Rapids/Iowa City, IA",7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00PQ,MSP,"Minneapolis, MN",Evening,-8,0,Low &lt;5min,CID,"Cedar Rapids/Iowa City, IA",-13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95CA,MSP,"Minneapolis, MN",Evening,-4,0,Low &lt;5min,CID,"Cedar Rapids/Iowa City, IA",-9,Low &lt;5min,7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00PQ,MSP,"Minneapolis, MN",Evening,-5,0,Low &lt;5min,CID,"Cedar Rapids/Iowa City, IA",-6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72PQ,MSP,"Minneapolis, MN",Evening,-7,0,Low &lt;5min,CID,"Cedar Rapids/Iowa City, IA",-4,Low &lt;5min,7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32XJ,MSP,"Minneapolis, MN",Evening,-3,0,Low &lt;5min,CID,"Cedar Rapids/Iowa City, IA",18,Medium &gt;15min,96,Short Haul &gt;1500Mi,0,0,18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48PQ,MSP,"Minneapolis, MN",Evening,11,1,Low &lt;5min,CID,"Cedar Rapids/Iowa City, IA",24,Medium &gt;15min,88,Short Haul &gt;1500Mi,11,0,13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06XJ,MSP,"Minneapolis, MN",Evening,-6,0,Low &lt;5min,CID,"Cedar Rapids/Iowa City, IA",-4,Low &lt;5min,7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03PQ,MSP,"Minneapolis, MN",Evening,-1,0,Low &lt;5min,CID,"Cedar Rapids/Iowa City, IA",-10,Low &lt;5min,6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97PQ,MSP,"Minneapolis, MN",Evening,-5,0,Low &lt;5min,CID,"Cedar Rapids/Iowa City, IA",-15,Low &lt;5min,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04LR,MSP,"Minneapolis, MN",Evening,48,1,Medium &gt;15min,CID,"Cedar Rapids/Iowa City, IA",27,Medium &gt;15min,54,Short Haul &gt;1500Mi,27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19PQ,MSP,"Minneapolis, MN",Evening,-3,0,Low &lt;5min,CID,"Cedar Rapids/Iowa City, IA",-15,Low &lt;5min,6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06XJ,LGA,"New York, NY",Afternoon,-2,0,Low &lt;5min,SDF,"Louisville, KY",-25,Low &lt;5min,13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29PQ,LGA,"New York, NY",Afternoon,-12,0,Low &lt;5min,SDF,"Louisville, KY",-42,Low &lt;5min,12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91CA,LGA,"New York, NY",Afternoon,70,1,Hight &gt;60min,SDF,"Louisville, KY",51,Medium &gt;15min,137,Short Haul &gt;1500Mi,17,0,0,0,34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17XJ,LGA,"New York, NY",Afternoon,53,1,Medium &gt;15min,SDF,"Louisville, KY",56,Medium &gt;15min,159,Short Haul &gt;1500Mi,53,0,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66PQ,LGA,"New York, NY",Afternoon,-8,0,Low &lt;5min,SDF,"Louisville, KY",-16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02XJ,LGA,"New York, NY",Afternoon,-8,0,Low &lt;5min,SDF,"Louisville, KY",-27,Low &lt;5min,13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07LR,LGA,"New York, NY",Afternoon,99,1,Hight &gt;60min,SDF,"Louisville, KY",89,Hight &gt;60min,146,Short Haul &gt;1500Mi,62,0,0,0,27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25XJ,LGA,"New York, NY",Afternoon,26,1,Medium &gt;15min,SDF,"Louisville, KY",15,Low &lt;5min,145,Short Haul &gt;1500Mi,15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76PQ,LGA,"New York, NY",Afternoon,-4,0,Low &lt;5min,SDF,"Louisville, KY",-14,Low &lt;5min,1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20PQ,LGA,"New York, NY",Afternoon,-9,0,Low &lt;5min,SDF,"Louisville, KY",0,Low &lt;5min,1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31XJ,LGA,"New York, NY",Afternoon,-2,0,Low &lt;5min,SDF,"Louisville, KY",-13,Low &lt;5min,14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26PQ,LGA,"New York, NY",Afternoon,-9,0,Low &lt;5min,SDF,"Louisville, KY",-37,Low &lt;5min,12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298PQ,LGA,"New York, NY",Afternoon,41,1,Medium &gt;15min,SDF,"Louisville, KY",80,Hight &gt;60min,195,Short Haul &gt;1500Mi,0,0,39,0,41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76PQ,LGA,"New York, NY",Afternoon,-4,0,Low &lt;5min,SDF,"Louisville, KY",-10,Low &lt;5min,15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37XJ,LGA,"New York, NY",Afternoon,-4,0,Low &lt;5min,SDF,"Louisville, KY",-12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95PQ,LGA,"New York, NY",Afternoon,21,1,Medium &gt;15min,SDF,"Louisville, KY",-5,Low &lt;5min,13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15XJ,LGA,"New York, NY",Afternoon,96,1,Hight &gt;60min,SDF,"Louisville, KY",93,Hight &gt;60min,153,Short Haul &gt;1500Mi,59,0,0,0,34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25PQ,DTW,"Detroit, MI",Evening,-4,0,Low &lt;5min,GSP,"Greer, SC",-12,Low &lt;5min,9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02LR,DTW,"Detroit, MI",Evening,-1,0,Low &lt;5min,GSP,"Greer, SC",-13,Low &lt;5min,9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27XJ,DTW,"Detroit, MI",Evening,-2,0,Low &lt;5min,GSP,"Greer, SC",-7,Low &lt;5min,10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32EV,DTW,"Detroit, MI",Evening,-5,0,Low &lt;5min,GSP,"Greer, SC",-18,Low &lt;5min,9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94PQ,DTW,"Detroit, MI",Evening,10,1,Low &lt;5min,GSP,"Greer, SC",-3,Low &lt;5min,9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5PQ,TYS,"Knoxville, TN",Afternoon,-8,0,Low &lt;5min,ATL,"Atlanta, GA",-22,Low &lt;5min,5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23XJ,TYS,"Knoxville, TN",Afternoon,-5,0,Low &lt;5min,ATL,"Atlanta, GA",-11,Low &lt;5min,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37PQ,TYS,"Knoxville, TN",Afternoon,-5,0,Low &lt;5min,ATL,"Atlanta, GA",-26,Low &lt;5min,4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877A,ATL,"Atlanta, GA",Morning,-4,0,Low &lt;5min,ILM,"Wilmington, NC",0,Low &lt;5min,8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35XJ,ATL,"Atlanta, GA",Morning,-3,0,Low &lt;5min,ILM,"Wilmington, NC",31,Medium &gt;15min,119,Short Haul &gt;1500Mi,0,0,31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35AY,ATL,"Atlanta, GA",Morning,-4,0,Low &lt;5min,ILM,"Wilmington, NC",-3,Low &lt;5min,84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8970D,ATL,"Atlanta, GA",Morning,-3,0,Low &lt;5min,ILM,"Wilmington, NC",9,Low &lt;5min,9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8968E,ATL,"Atlanta, GA",Morning,-4,0,Low &lt;5min,ILM,"Wilmington, NC",-12,Low &lt;5min,7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71CA,ATL,"Atlanta, GA",Morning,-5,0,Low &lt;5min,ILM,"Wilmington, NC",-14,Low &lt;5min,7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26XJ,ATL,"Atlanta, GA",Morning,-1,0,Low &lt;5min,ILM,"Wilmington, NC",-20,Low &lt;5min,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601XJ,ATL,"Atlanta, GA",Morning,-3,0,Low &lt;5min,ILM,"Wilmington, NC",-14,Low &lt;5min,7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9PQ,CVG,"Cincinnati, OH",Morning,-1,0,Low &lt;5min,EWR,"Newark, NJ",-16,Low &lt;5min,10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3PQ,CVG,"Cincinnati, OH",Morning,-5,0,Low &lt;5min,EWR,"Newark, NJ",9,Low &lt;5min,13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0LR,CVG,"Cincinnati, OH",Morning,-5,0,Low &lt;5min,EWR,"Newark, NJ",-33,Low &lt;5min,9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76CA,CVG,"Cincinnati, OH",Morning,-8,0,Low &lt;5min,EWR,"Newark, NJ",-19,Low &lt;5min,11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7EV,CVG,"Cincinnati, OH",Morning,-5,0,Low &lt;5min,EWR,"Newark, NJ",-16,Low &lt;5min,11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31PQ,CVG,"Cincinnati, OH",Morning,12,1,Low &lt;5min,EWR,"Newark, NJ",-7,Low &lt;5min,10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02LR,CVG,"Cincinnati, OH",Morning,-6,0,Low &lt;5min,EWR,"Newark, NJ",-32,Low &lt;5min,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21XJ,CVG,"Cincinnati, OH",Morning,-9,0,Low &lt;5min,EWR,"Newark, NJ",-29,Low &lt;5min,10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33EV,CVG,"Cincinnati, OH",Morning,-7,0,Low &lt;5min,EWR,"Newark, NJ",-2,Low &lt;5min,12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2LR,CVG,"Cincinnati, OH",Morning,-4,0,Low &lt;5min,EWR,"Newark, NJ",-30,Low &lt;5min,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05PQ,CVG,"Cincinnati, OH",Morning,0,0,Low &lt;5min,EWR,"Newark, NJ",6,Low &lt;5min,13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11PQ,CVG,"Cincinnati, OH",Morning,-4,0,Low &lt;5min,EWR,"Newark, NJ",-30,Low &lt;5min,9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20PQ,CVG,"Cincinnati, OH",Morning,-7,0,Low &lt;5min,EWR,"Newark, NJ",23,Medium &gt;15min,154,Short Haul &gt;1500Mi,0,0,23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296PQ,CVG,"Cincinnati, OH",Morning,-4,0,Low &lt;5min,EWR,"Newark, NJ",5,Low &lt;5min,13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607LR,CVG,"Cincinnati, OH",Morning,-7,0,Low &lt;5min,EWR,"Newark, NJ",-15,Low &lt;5min,11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14PQ,CVG,"Cincinnati, OH",Morning,-5,0,Low &lt;5min,EWR,"Newark, NJ",-37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08PQ,CVG,"Cincinnati, OH",Morning,-3,0,Low &lt;5min,EWR,"Newark, NJ",9,Low &lt;5min,13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877A,ILM,"Wilmington, NC",Morning,-2,0,Low &lt;5min,ATL,"Atlanta, GA",-2,Low &lt;5min,10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35XJ,ILM,"Wilmington, NC",Morning,27,1,Medium &gt;15min,ATL,"Atlanta, GA",13,Low &lt;5min,8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35AY,ILM,"Wilmington, NC",Morning,-9,0,Low &lt;5min,ATL,"Atlanta, GA",-18,Low &lt;5min,92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8970D,ILM,"Wilmington, NC",Afternoon,-5,0,Low &lt;5min,ATL,"Atlanta, GA",28,Medium &gt;15min,132,Short Haul &gt;1500Mi,0,0,28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8968E,ILM,"Wilmington, NC",Afternoon,-10,0,Low &lt;5min,ATL,"Atlanta, GA",-10,Low &lt;5min,9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71CA,ILM,"Wilmington, NC",Afternoon,-5,0,Low &lt;5min,ATL,"Atlanta, GA",-15,Low &lt;5min,89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26XJ,ILM,"Wilmington, NC",Afternoon,-6,0,Low &lt;5min,ATL,"Atlanta, GA",-24,Low &lt;5min,8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601XJ,ILM,"Wilmington, NC",Afternoon,-5,0,Low &lt;5min,ATL,"Atlanta, GA",-21,Low &lt;5min,8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40CA,ATL,"Atlanta, GA",Morning,-5,0,Low &lt;5min,CRW,"Charleston/Dunbar, WV",-2,Low &lt;5min,82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67CA,ATL,"Atlanta, GA",Morning,-4,0,Low &lt;5min,CRW,"Charleston/Dunbar, WV",-4,Low &lt;5min,79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68CA,ATL,"Atlanta, GA",Morning,82,1,Hight &gt;60min,CRW,"Charleston/Dunbar, WV",82,Hight &gt;60min,79,Short Haul &gt;1500Mi,82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0PQ,ATL,"Atlanta, GA",Morning,2,1,Low &lt;5min,CRW,"Charleston/Dunbar, WV",-3,Low &lt;5min,7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68CA,ATL,"Atlanta, GA",Morning,-2,0,Low &lt;5min,CRW,"Charleston/Dunbar, WV",-3,Low &lt;5min,78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97PQ,ATL,"Atlanta, GA",Morning,225,1,Hight &gt;60min,CRW,"Charleston/Dunbar, WV",233,Hight &gt;60min,87,Short Haul &gt;1500Mi,0,0,8,0,225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55CA,ATL,"Atlanta, GA",Morning,-7,0,Low &lt;5min,CRW,"Charleston/Dunbar, WV",-11,Low &lt;5min,75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76CA,ATL,"Atlanta, GA",Morning,48,1,Medium &gt;15min,CRW,"Charleston/Dunbar, WV",41,Medium &gt;15min,72,Short Haul &gt;1500Mi,0,0,41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71CA,ATL,"Atlanta, GA",Morning,7,1,Low &lt;5min,CRW,"Charleston/Dunbar, WV",-1,Low &lt;5min,7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92PQ,ATL,"Atlanta, GA",Morning,-10,0,Low &lt;5min,CRW,"Charleston/Dunbar, WV",8,Low &lt;5min,9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606LR,ATL,"Atlanta, GA",Morning,-9,0,Low &lt;5min,CRW,"Charleston/Dunbar, WV",-16,Low &lt;5min,7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31XJ,ATL,"Atlanta, GA",Morning,-5,0,Low &lt;5min,CRW,"Charleston/Dunbar, WV",-19,Low &lt;5min,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35XJ,ATL,"Atlanta, GA",Morning,-2,0,Low &lt;5min,CRW,"Charleston/Dunbar, WV",-6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24PQ,ATL,"Atlanta, GA",Morning,-3,0,Low &lt;5min,CRW,"Charleston/Dunbar, WV",-13,Low &lt;5min,6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35PQ,CID,"Cedar Rapids/Iowa City, IA",Morning,-10,0,Low &lt;5min,MSP,"Minneapolis, MN",-13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32XJ,CID,"Cedar Rapids/Iowa City, IA",Morning,4,1,Low &lt;5min,MSP,"Minneapolis, MN",-11,Low &lt;5min,7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30PQ,CID,"Cedar Rapids/Iowa City, IA",Morning,4,1,Low &lt;5min,MSP,"Minneapolis, MN",36,Medium &gt;15min,125,Short Haul &gt;1500Mi,0,0,36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30PQ,CID,"Cedar Rapids/Iowa City, IA",Morning,6,1,Low &lt;5min,MSP,"Minneapolis, MN",17,Medium &gt;15min,104,Short Haul &gt;1500Mi,6,0,11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06PQ,CID,"Cedar Rapids/Iowa City, IA",Morning,-5,0,Low &lt;5min,MSP,"Minneapolis, MN",-3,Low &lt;5min,9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25XJ,CID,"Cedar Rapids/Iowa City, IA",Morning,-8,0,Low &lt;5min,MSP,"Minneapolis, MN",14,Low &lt;5min,11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84GJ,CID,"Cedar Rapids/Iowa City, IA",Morning,-5,0,Low &lt;5min,MSP,"Minneapolis, MN",-13,Low &lt;5min,8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40CA,CRW,"Charleston/Dunbar, WV",Afternoon,-4,0,Low &lt;5min,ATL,"Atlanta, GA",-25,Low &lt;5min,8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67CA,CRW,"Charleston/Dunbar, WV",Afternoon,-5,0,Low &lt;5min,ATL,"Atlanta, GA",-30,Low &lt;5min,76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68CA,CRW,"Charleston/Dunbar, WV",Afternoon,73,1,Hight &gt;60min,ATL,"Atlanta, GA",45,Medium &gt;15min,73,Short Haul &gt;1500Mi,0,0,0,0,45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0PQ,CRW,"Charleston/Dunbar, WV",Afternoon,-7,0,Low &lt;5min,ATL,"Atlanta, GA",5,Low &lt;5min,11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68CA,CRW,"Charleston/Dunbar, WV",Afternoon,13,1,Low &lt;5min,ATL,"Atlanta, GA",17,Medium &gt;15min,105,Short Haul &gt;1500Mi,13,0,4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97PQ,CRW,"Charleston/Dunbar, WV",Afternoon,223,1,Hight &gt;60min,ATL,"Atlanta, GA",189,Hight &gt;60min,67,Short Haul &gt;1500Mi,0,0,0,0,189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55CA,CRW,"Charleston/Dunbar, WV",Afternoon,-5,0,Low &lt;5min,ATL,"Atlanta, GA",-31,Low &lt;5min,75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76CA,CRW,"Charleston/Dunbar, WV",Afternoon,28,1,Medium &gt;15min,ATL,"Atlanta, GA",23,Medium &gt;15min,96,Short Haul &gt;1500Mi,0,0,0,0,23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71CA,CRW,"Charleston/Dunbar, WV",Afternoon,-1,0,Low &lt;5min,ATL,"Atlanta, GA",-10,Low &lt;5min,9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92PQ,CRW,"Charleston/Dunbar, WV",Afternoon,1,1,Low &lt;5min,ATL,"Atlanta, GA",-15,Low &lt;5min,8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606LR,CRW,"Charleston/Dunbar, WV",Afternoon,-5,0,Low &lt;5min,ATL,"Atlanta, GA",-28,Low &lt;5min,7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31XJ,CRW,"Charleston/Dunbar, WV",Afternoon,-4,0,Low &lt;5min,ATL,"Atlanta, GA",-9,Low &lt;5min,9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37PQ,CRW,"Charleston/Dunbar, WV",Afternoon,346,1,Hight &gt;60min,ATL,"Atlanta, GA",357,Hight &gt;60min,112,Short Haul &gt;1500Mi,309,0,11,0,37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24PQ,CRW,"Charleston/Dunbar, WV",Afternoon,-8,0,Low &lt;5min,ATL,"Atlanta, GA",15,Low &lt;5min,124,Short Haul &gt;1500Mi,0,0,1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13XJ,BGR,"Bangor, ME",Night,-5,0,Low &lt;5min,LGA,"New York, NY",-26,Low &lt;5min,10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36PQ,BGR,"Bangor, ME",Night,-16,0,Low &lt;5min,LGA,"New York, NY",-52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66PQ,BGR,"Bangor, ME",Night,-6,0,Low &lt;5min,LGA,"New York, NY",-27,Low &lt;5min,10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17XJ,BGR,"Bangor, ME",Night,1,1,Low &lt;5min,LGA,"New York, NY",-19,Low &lt;5min,10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15PQ,BGR,"Bangor, ME",Night,-5,0,Low &lt;5min,LGA,"New York, NY",-29,Low &lt;5min,9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279PQ,BGR,"Bangor, ME",Morning,-8,0,Low &lt;5min,LGA,"New York, NY",-12,Low &lt;5min,11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83GJ,BGR,"Bangor, ME",Night,112,1,Hight &gt;60min,LGA,"New York, NY",149,Hight &gt;60min,159,Short Haul &gt;1500Mi,112,0,37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33XJ,BGR,"Bangor, ME",Night,-10,0,Low &lt;5min,LGA,"New York, NY",-32,Low &lt;5min,10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32XJ,BGR,"Bangor, ME",Night,-6,0,Low &lt;5min,LGA,"New York, NY",-25,Low &lt;5min,1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3GJ,BGR,"Bangor, ME",Night,1,1,Low &lt;5min,LGA,"New York, NY",7,Low &lt;5min,12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604LR,BGR,"Bangor, ME",Morning,-5,0,Low &lt;5min,LGA,"New York, NY",-7,Low &lt;5min,11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13PQ,BGR,"Bangor, ME",Night,2,1,Low &lt;5min,LGA,"New York, NY",63,Hight &gt;60min,183,Short Haul &gt;1500Mi,0,0,63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3EV,BGR,"Bangor, ME",Night,-3,0,Low &lt;5min,LGA,"New York, NY",40,Medium &gt;15min,165,Short Haul &gt;1500Mi,0,0,4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6EV,BGR,"Bangor, ME",Night,-5,0,Low &lt;5min,LGA,"New York, NY",-28,Low &lt;5min,9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14XJ,BGR,"Bangor, ME",Night,-6,0,Low &lt;5min,LGA,"New York, NY",-3,Low &lt;5min,12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15XJ,BGR,"Bangor, ME",Night,-3,0,Low &lt;5min,LGA,"New York, NY",-8,Low &lt;5min,11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36XJ,BGR,"Bangor, ME",Morning,-3,0,Low &lt;5min,LGA,"New York, NY",-9,Low &lt;5min,11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4PQ,BGR,"Bangor, ME",Morning,-7,0,Low &lt;5min,LGA,"New York, NY",-30,Low &lt;5min,9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00PQ,BGR,"Bangor, ME",Night,-8,0,Low &lt;5min,LGA,"New York, NY",-39,Low &lt;5min,9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29PQ,BGR,"Bangor, ME",Night,-4,0,Low &lt;5min,LGA,"New York, NY",5,Low &lt;5min,13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582CA,ATL,"Atlanta, GA",Afternoon,-8,0,Low &lt;5min,CHO,"Charlottesville, VA",-15,Low &lt;5min,8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601LR,ATL,"Atlanta, GA",Afternoon,-5,0,Low &lt;5min,CHO,"Charlottesville, VA",-19,Low &lt;5min,8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82GJ,ATL,"Atlanta, GA",Afternoon,-3,0,Low &lt;5min,CHO,"Charlottesville, VA",-13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601LR,ATL,"Atlanta, GA",Afternoon,-2,0,Low &lt;5min,CHO,"Charlottesville, VA",-13,Low &lt;5min,8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26PQ,ATL,"Atlanta, GA",Afternoon,-3,0,Low &lt;5min,CHO,"Charlottesville, VA",-15,Low &lt;5min,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32EV,ATL,"Atlanta, GA",Afternoon,-3,0,Low &lt;5min,CHO,"Charlottesville, VA",-16,Low &lt;5min,8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95CA,RDU,"Raleigh/Durham, NC",Evening,-5,0,Low &lt;5min,JFK,"New York, NY",-8,Low &lt;5min,9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37EV,RDU,"Raleigh/Durham, NC",Evening,-5,0,Low &lt;5min,JFK,"New York, NY",13,Low &lt;5min,11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5PQ,RDU,"Raleigh/Durham, NC",Evening,23,1,Medium &gt;15min,JFK,"New York, NY",38,Medium &gt;15min,114,Short Haul &gt;1500Mi,23,0,1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76PQ,RDU,"Raleigh/Durham, NC",Evening,85,1,Hight &gt;60min,JFK,"New York, NY",107,Hight &gt;60min,121,Short Haul &gt;1500Mi,0,0,62,0,45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79PQ,RDU,"Raleigh/Durham, NC",Evening,18,1,Medium &gt;15min,JFK,"New York, NY",53,Medium &gt;15min,134,Short Haul &gt;1500Mi,0,0,35,0,18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602LR,RDU,"Raleigh/Durham, NC",Evening,90,1,Hight &gt;60min,JFK,"New York, NY",132,Hight &gt;60min,141,Short Haul &gt;1500Mi,0,0,42,0,9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07LR,RDU,"Raleigh/Durham, NC",Evening,13,1,Low &lt;5min,JFK,"New York, NY",46,Medium &gt;15min,132,Short Haul &gt;1500Mi,0,0,33,0,13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20XJ,RDU,"Raleigh/Durham, NC",Evening,25,1,Medium &gt;15min,JFK,"New York, NY",23,Medium &gt;15min,97,Short Haul &gt;1500Mi,0,0,0,0,23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04PQ,RDU,"Raleigh/Durham, NC",Evening,-5,0,Low &lt;5min,JFK,"New York, NY",1,Low &lt;5min,10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26XJ,RDU,"Raleigh/Durham, NC",Evening,-3,0,Low &lt;5min,JFK,"New York, NY",5,Low &lt;5min,10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10PQ,RDU,"Raleigh/Durham, NC",Evening,162,1,Hight &gt;60min,JFK,"New York, NY",164,Hight &gt;60min,101,Short Haul &gt;1500Mi,0,0,114,0,5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13XJ,RDU,"Raleigh/Durham, NC",Evening,46,1,Medium &gt;15min,JFK,"New York, NY",41,Medium &gt;15min,94,Short Haul &gt;1500Mi,0,0,0,0,41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01PQ,RDU,"Raleigh/Durham, NC",Evening,-16,0,Low &lt;5min,JFK,"New York, NY",-18,Low &lt;5min,9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538CA,RDU,"Raleigh/Durham, NC",Evening,9,1,Low &lt;5min,JFK,"New York, NY",44,Medium &gt;15min,134,Short Haul &gt;1500Mi,0,0,35,0,9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07LR,RDU,"Raleigh/Durham, NC",Evening,-5,0,Low &lt;5min,JFK,"New York, NY",-1,Low &lt;5min,1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607LR,RDU,"Raleigh/Durham, NC",Evening,-5,0,Low &lt;5min,JFK,"New York, NY",-9,Low &lt;5min,9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31EV,RDU,"Raleigh/Durham, NC",Evening,12,1,Low &lt;5min,JFK,"New York, NY",6,Low &lt;5min,9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08PQ,RDU,"Raleigh/Durham, NC",Evening,6,1,Low &lt;5min,JFK,"New York, NY",10,Low &lt;5min,10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08XJ,RDU,"Raleigh/Durham, NC",Evening,-5,0,Low &lt;5min,JFK,"New York, NY",-9,Low &lt;5min,9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84GJ,RDU,"Raleigh/Durham, NC",Evening,-5,0,Low &lt;5min,JFK,"New York, NY",-18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05LR,RDU,"Raleigh/Durham, NC",Evening,80,1,Hight &gt;60min,JFK,"New York, NY",66,Hight &gt;60min,85,Short Haul &gt;1500Mi,0,0,0,0,66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32XJ,RDU,"Raleigh/Durham, NC",Evening,60,1,Medium &gt;15min,JFK,"New York, NY",71,Hight &gt;60min,110,Short Haul &gt;1500Mi,0,0,19,0,5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0PQ,ATL,"Atlanta, GA",Afternoon,-2,0,Low &lt;5min,DAY,"Dayton, OH",-6,Low &lt;5min,8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6PQ,ATL,"Atlanta, GA",Afternoon,18,1,Medium &gt;15min,DAY,"Dayton, OH",24,Medium &gt;15min,95,Short Haul &gt;1500Mi,0,0,6,18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30PQ,ATL,"Atlanta, GA",Afternoon,-4,0,Low &lt;5min,DAY,"Dayton, OH",-9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10PQ,ATL,"Atlanta, GA",Afternoon,-6,0,Low &lt;5min,DAY,"Dayton, OH",5,Low &lt;5min,10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29XJ,ATL,"Atlanta, GA",Afternoon,4,1,Low &lt;5min,DAY,"Dayton, OH",5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07XJ,ATL,"Atlanta, GA",Afternoon,-3,0,Low &lt;5min,DAY,"Dayton, OH",-2,Low &lt;5min,9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23XJ,ATL,"Atlanta, GA",Afternoon,-5,0,Low &lt;5min,DAY,"Dayton, OH",-1,Low &lt;5min,9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3PQ,ATL,"Atlanta, GA",Afternoon,0,0,Low &lt;5min,DAY,"Dayton, OH",-5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46PQ,ATL,"Atlanta, GA",Afternoon,-4,0,Low &lt;5min,DAY,"Dayton, OH",-8,Low &lt;5min,8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99PQ,ATL,"Atlanta, GA",Afternoon,21,1,Medium &gt;15min,DAY,"Dayton, OH",15,Low &lt;5min,83,Short Haul &gt;1500Mi,15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6PQ,ATL,"Atlanta, GA",Afternoon,-6,0,Low &lt;5min,DAY,"Dayton, OH",-10,Low &lt;5min,8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0PQ,DAY,"Dayton, OH",Afternoon,-7,0,Low &lt;5min,ATL,"Atlanta, GA",-29,Low &lt;5min,8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6PQ,DAY,"Dayton, OH",Afternoon,-2,0,Low &lt;5min,ATL,"Atlanta, GA",-19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30PQ,DAY,"Dayton, OH",Afternoon,-4,0,Low &lt;5min,ATL,"Atlanta, GA",-19,Low &lt;5min,9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10PQ,DAY,"Dayton, OH",Afternoon,12,1,Low &lt;5min,ATL,"Atlanta, GA",34,Medium &gt;15min,131,Short Haul &gt;1500Mi,0,0,34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29XJ,DAY,"Dayton, OH",Afternoon,-2,0,Low &lt;5min,ATL,"Atlanta, GA",12,Low &lt;5min,12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07XJ,DAY,"Dayton, OH",Afternoon,-5,0,Low &lt;5min,ATL,"Atlanta, GA",-26,Low &lt;5min,8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23XJ,DAY,"Dayton, OH",Afternoon,-5,0,Low &lt;5min,ATL,"Atlanta, GA",-21,Low &lt;5min,9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3PQ,DAY,"Dayton, OH",Afternoon,-5,0,Low &lt;5min,ATL,"Atlanta, GA",-21,Low &lt;5min,9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46PQ,DAY,"Dayton, OH",Afternoon,-5,0,Low &lt;5min,ATL,"Atlanta, GA",-13,Low &lt;5min,10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99PQ,DAY,"Dayton, OH",Afternoon,-5,0,Low &lt;5min,ATL,"Atlanta, GA",-24,Low &lt;5min,90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6PQ,DAY,"Dayton, OH",Afternoon,-14,0,Low &lt;5min,ATL,"Atlanta, GA",-29,Low &lt;5min,9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71CA,EYW,"Key West, FL",Morning,-2,0,Low &lt;5min,ATL,"Atlanta, GA",31,Medium &gt;15min,162,Short Haul &gt;1500Mi,0,0,31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67CA,EYW,"Key West, FL",Morning,-4,0,Low &lt;5min,ATL,"Atlanta, GA",17,Medium &gt;15min,150,Short Haul &gt;1500Mi,0,0,17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76CA,EYW,"Key West, FL",Morning,42,1,Medium &gt;15min,ATL,"Atlanta, GA",61,Hight &gt;60min,148,Short Haul &gt;1500Mi,0,42,19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67CA,EYW,"Key West, FL",Morning,-6,0,Low &lt;5min,ATL,"Atlanta, GA",6,Low &lt;5min,141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71CA,EYW,"Key West, FL",Morning,4,1,Low &lt;5min,ATL,"Atlanta, GA",1,Low &lt;5min,12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76CA,EYW,"Key West, FL",Morning,-5,0,Low &lt;5min,ATL,"Atlanta, GA",-13,Low &lt;5min,12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68CA,EYW,"Key West, FL",Morning,-5,0,Low &lt;5min,ATL,"Atlanta, GA",-9,Low &lt;5min,12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76CA,EYW,"Key West, FL",Morning,0,0,Low &lt;5min,ATL,"Atlanta, GA",-3,Low &lt;5min,12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71CA,EYW,"Key West, FL",Morning,83,1,Hight &gt;60min,ATL,"Atlanta, GA",82,Hight &gt;60min,128,Short Haul &gt;1500Mi,82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76CA,EYW,"Key West, FL",Morning,-5,0,Low &lt;5min,ATL,"Atlanta, GA",-3,Low &lt;5min,13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91CA,EYW,"Key West, FL",Morning,-2,0,Low &lt;5min,ATL,"Atlanta, GA",-2,Low &lt;5min,129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91CA,EYW,"Key West, FL",Morning,-4,0,Low &lt;5min,ATL,"Atlanta, GA",-11,Low &lt;5min,12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76CA,EYW,"Key West, FL",Morning,-3,0,Low &lt;5min,ATL,"Atlanta, GA",-13,Low &lt;5min,119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91CA,EYW,"Key West, FL",Morning,-5,0,Low &lt;5min,ATL,"Atlanta, GA",-11,Low &lt;5min,12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91CA,EYW,"Key West, FL",Morning,0,0,Low &lt;5min,ATL,"Atlanta, GA",-2,Low &lt;5min,12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90CA,EYW,"Key West, FL",Morning,-5,0,Low &lt;5min,ATL,"Atlanta, GA",-8,Low &lt;5min,12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9PQ,EWR,"Newark, NJ",Morning,-4,0,Low &lt;5min,CVG,"Cincinnati, OH",-39,Low &lt;5min,10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4PQ,EWR,"Newark, NJ",Morning,-10,0,Low &lt;5min,CVG,"Cincinnati, OH",-31,Low &lt;5min,11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25PQ,EWR,"Newark, NJ",Morning,21,1,Medium &gt;15min,CVG,"Cincinnati, OH",-5,Low &lt;5min,11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26XJ,EWR,"Newark, NJ",Morning,-15,0,Low &lt;5min,CVG,"Cincinnati, OH",-22,Low &lt;5min,13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82GJ,EWR,"Newark, NJ",Morning,-8,0,Low &lt;5min,CVG,"Cincinnati, OH",-25,Low &lt;5min,12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279PQ,EWR,"Newark, NJ",Morning,32,1,Medium &gt;15min,CVG,"Cincinnati, OH",19,Medium &gt;15min,126,Short Haul &gt;1500Mi,0,0,1,0,18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37EV,EWR,"Newark, NJ",Morning,-2,0,Low &lt;5min,CVG,"Cincinnati, OH",2,Low &lt;5min,14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97PQ,EWR,"Newark, NJ",Morning,-10,0,Low &lt;5min,CVG,"Cincinnati, OH",-22,Low &lt;5min,12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36XJ,EWR,"Newark, NJ",Morning,-8,0,Low &lt;5min,CVG,"Cincinnati, OH",-19,Low &lt;5min,12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21XJ,EWR,"Newark, NJ",Morning,-7,0,Low &lt;5min,CVG,"Cincinnati, OH",-24,Low &lt;5min,12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00PQ,EWR,"Newark, NJ",Morning,-4,0,Low &lt;5min,CVG,"Cincinnati, OH",-25,Low &lt;5min,11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538CA,EWR,"Newark, NJ",Morning,-7,0,Low &lt;5min,CVG,"Cincinnati, OH",-15,Low &lt;5min,13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29PQ,EWR,"Newark, NJ",Morning,-10,0,Low &lt;5min,CVG,"Cincinnati, OH",-14,Low &lt;5min,13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7LR,EWR,"Newark, NJ",Morning,-5,0,Low &lt;5min,CVG,"Cincinnati, OH",-10,Low &lt;5min,13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538CA,EWR,"Newark, NJ",Morning,-5,0,Low &lt;5min,CVG,"Cincinnati, OH",-7,Low &lt;5min,13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10XJ,EWR,"Newark, NJ",Morning,-2,0,Low &lt;5min,CVG,"Cincinnati, OH",-24,Low &lt;5min,11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97PQ,EWR,"Newark, NJ",Morning,0,0,Low &lt;5min,CVG,"Cincinnati, OH",44,Medium &gt;15min,183,Short Haul &gt;1500Mi,0,0,44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66PQ,JFK,"New York, NY",Afternoon,15,1,Low &lt;5min,SAV,"Savannah, GA",-1,Low &lt;5min,13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04PQ,JFK,"New York, NY",Afternoon,-5,0,Low &lt;5min,SAV,"Savannah, GA",10,Low &lt;5min,16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07XJ,JFK,"New York, NY",Afternoon,-3,0,Low &lt;5min,SAV,"Savannah, GA",31,Medium &gt;15min,186,Short Haul &gt;1500Mi,0,0,31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200PQ,JFK,"New York, NY",Afternoon,-5,0,Low &lt;5min,SAV,"Savannah, GA",-13,Low &lt;5min,14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678CA,JFK,"New York, NY",Afternoon,0,0,Low &lt;5min,SAV,"Savannah, GA",-22,Low &lt;5min,13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30XJ,JFK,"New York, NY",Afternoon,-3,0,Low &lt;5min,SAV,"Savannah, GA",-32,Low &lt;5min,12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01PQ,JFK,"New York, NY",Afternoon,20,1,Medium &gt;15min,SAV,"Savannah, GA",23,Medium &gt;15min,155,Short Haul &gt;1500Mi,0,0,3,0,2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31EV,CLT,"Charlotte, NC",Afternoon,-2,0,Low &lt;5min,LGA,"New York, NY",5,Low &lt;5min,13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0PQ,CLT,"Charlotte, NC",Afternoon,-2,0,Low &lt;5min,LGA,"New York, NY",-16,Low &lt;5min,10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292PQ,CLT,"Charlotte, NC",Afternoon,7,1,Low &lt;5min,LGA,"New York, NY",-10,Low &lt;5min,10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0PQ,LGA,"New York, NY",Morning,-7,0,Low &lt;5min,CLT,"Charlotte, NC",2,Low &lt;5min,15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292PQ,LGA,"New York, NY",Morning,-5,0,Low &lt;5min,CLT,"Charlotte, NC",-14,Low &lt;5min,13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490PX,LGA,"New York, NY",Afternoon,-9,0,Low &lt;5min,RDU,"Raleigh/Durham, NC",-34,Low &lt;5min,97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491PX,LGA,"New York, NY",Afternoon,-8,0,Low &lt;5min,RDU,"Raleigh/Durham, NC",-15,Low &lt;5min,115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491PX,LGA,"New York, NY",Afternoon,-5,0,Low &lt;5min,RDU,"Raleigh/Durham, NC",-25,Low &lt;5min,102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16XJ,LGA,"New York, NY",Afternoon,-6,0,Low &lt;5min,RDU,"Raleigh/Durham, NC",-24,Low &lt;5min,10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14XJ,LGA,"New York, NY",Afternoon,-7,0,Low &lt;5min,RDU,"Raleigh/Durham, NC",1,Low &lt;5min,13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914XJ,LGA,"New York, NY",Afternoon,-7,0,Low &lt;5min,RDU,"Raleigh/Durham, NC",-33,Low &lt;5min,9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22XJ,LGA,"New York, NY",Afternoon,-5,0,Low &lt;5min,RDU,"Raleigh/Durham, NC",-25,Low &lt;5min,9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36PQ,LGA,"New York, NY",Afternoon,-7,0,Low &lt;5min,RDU,"Raleigh/Durham, NC",-19,Low &lt;5min,10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36PQ,RDU,"Raleigh/Durham, NC",Evening,-8,0,Low &lt;5min,LGA,"New York, NY",-20,Low &lt;5min,9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480PX,LGA,"New York, NY",Morning,-3,0,Low &lt;5min,STL,"St. Louis, MO",-31,Low &lt;5min,161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904XJ,LGA,"New York, NY",Morning,-5,0,Low &lt;5min,STL,"St. Louis, MO",-37,Low &lt;5min,15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04XJ,LGA,"New York, NY",Morning,-5,0,Low &lt;5min,STL,"St. Louis, MO",-13,Low &lt;5min,18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479PX,LGA,"New York, NY",Morning,-6,0,Low &lt;5min,STL,"St. Louis, MO",-32,Low &lt;5min,163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479PX,LGA,"New York, NY",Morning,-5,0,Low &lt;5min,STL,"St. Louis, MO",-45,Low &lt;5min,149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17XJ,LGA,"New York, NY",Morning,-7,0,Low &lt;5min,STL,"St. Louis, MO",-37,Low &lt;5min,15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17XJ,STL,"St. Louis, MO",Afternoon,-5,0,Low &lt;5min,LGA,"New York, NY",-18,Low &lt;5min,12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538CA,STL,"St. Louis, MO",Afternoon,5,1,Low &lt;5min,LGA,"New York, NY",4,Low &lt;5min,14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90CA,EVV,"Evansville, IN",Morning,5,1,Low &lt;5min,ATL,"Atlanta, GA",30,Medium &gt;15min,123,Short Haul &gt;1500Mi,0,0,3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20PQ,EVV,"Evansville, IN",Morning,179,1,Hight &gt;60min,ATL,"Atlanta, GA",155,Hight &gt;60min,74,Short Haul &gt;1500Mi,155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71CA,EVV,"Evansville, IN",Morning,-4,0,Low &lt;5min,ATL,"Atlanta, GA",25,Medium &gt;15min,127,Short Haul &gt;1500Mi,0,0,25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68CA,EVV,"Evansville, IN",Morning,-9,0,Low &lt;5min,ATL,"Atlanta, GA",-7,Low &lt;5min,10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71CA,EVV,"Evansville, IN",Morning,-2,0,Low &lt;5min,ATL,"Atlanta, GA",1,Low &lt;5min,10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76CA,EVV,"Evansville, IN",Morning,-9,0,Low &lt;5min,ATL,"Atlanta, GA",2,Low &lt;5min,109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29XJ,ATL,"Atlanta, GA",Afternoon,-4,0,Low &lt;5min,TYS,"Knoxville, TN",2,Low &lt;5min,5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86PQ,ATL,"Atlanta, GA",Afternoon,38,1,Medium &gt;15min,TYS,"Knoxville, TN",46,Medium &gt;15min,59,Short Haul &gt;1500Mi,3,0,8,0,35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81GJ,ATL,"Atlanta, GA",Afternoon,-3,0,Low &lt;5min,TYS,"Knoxville, TN",20,Medium &gt;15min,74,Short Haul &gt;1500Mi,0,0,2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10XJ,ATL,"Atlanta, GA",Afternoon,-5,0,Low &lt;5min,TYS,"Knoxville, TN",-6,Low &lt;5min,5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5PQ,ATL,"Atlanta, GA",Afternoon,-4,0,Low &lt;5min,TYS,"Knoxville, TN",-2,Low &lt;5min,5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7GJ,ATL,"Atlanta, GA",Afternoon,-1,0,Low &lt;5min,TYS,"Knoxville, TN",-6,Low &lt;5min,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87GJ,ATL,"Atlanta, GA",Afternoon,-5,0,Low &lt;5min,TYS,"Knoxville, TN",0,Low &lt;5min,5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76CA,ATL,"Atlanta, GA",Afternoon,-3,0,Low &lt;5min,TYS,"Knoxville, TN",4,Low &lt;5min,5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06PQ,ATL,"Atlanta, GA",Afternoon,24,1,Medium &gt;15min,TYS,"Knoxville, TN",22,Medium &gt;15min,49,Short Haul &gt;1500Mi,0,22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23XJ,ATL,"Atlanta, GA",Afternoon,-6,0,Low &lt;5min,TYS,"Knoxville, TN",-9,Low &lt;5min,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06XJ,ATL,"Atlanta, GA",Afternoon,-4,0,Low &lt;5min,TYS,"Knoxville, TN",7,Low &lt;5min,6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23XJ,ATL,"Atlanta, GA",Afternoon,-1,0,Low &lt;5min,TYS,"Knoxville, TN",-9,Low &lt;5min,4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08PQ,ATL,"Atlanta, GA",Afternoon,28,1,Medium &gt;15min,TYS,"Knoxville, TN",30,Medium &gt;15min,53,Short Haul &gt;1500Mi,28,0,2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08XJ,ATL,"Atlanta, GA",Afternoon,33,1,Medium &gt;15min,TYS,"Knoxville, TN",31,Medium &gt;15min,49,Short Haul &gt;1500Mi,31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3XJ,ATL,"Atlanta, GA",Afternoon,-6,0,Low &lt;5min,TYS,"Knoxville, TN",-4,Low &lt;5min,5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5PQ,ATL,"Atlanta, GA",Afternoon,-4,0,Low &lt;5min,TYS,"Knoxville, TN",-5,Low &lt;5min,5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3XJ,ATL,"Atlanta, GA",Afternoon,-5,0,Low &lt;5min,TYS,"Knoxville, TN",-4,Low &lt;5min,5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92PQ,ATL,"Atlanta, GA",Afternoon,60,1,Medium &gt;15min,TYS,"Knoxville, TN",75,Hight &gt;60min,66,Short Haul &gt;1500Mi,51,0,15,0,9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37PQ,ATL,"Atlanta, GA",Afternoon,5,1,Low &lt;5min,TYS,"Knoxville, TN",-2,Low &lt;5min,4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35PQ,ATL,"Atlanta, GA",Afternoon,-1,0,Low &lt;5min,TYS,"Knoxville, TN",-2,Low &lt;5min,5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35XJ,ATL,"Atlanta, GA",Afternoon,2,1,Low &lt;5min,TYS,"Knoxville, TN",0,Low &lt;5min,4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66PQ,ATL,"Atlanta, GA",Afternoon,-3,0,Low &lt;5min,TYS,"Knoxville, TN",3,Low &lt;5min,5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480PX,GSP,"Greer, SC",Afternoon,-5,0,Low &lt;5min,LGA,"New York, NY",-15,Low &lt;5min,107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20XJ,GSP,"Greer, SC",Afternoon,-8,0,Low &lt;5min,LGA,"New York, NY",-22,Low &lt;5min,10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14XJ,GSP,"Greer, SC",Afternoon,-9,0,Low &lt;5min,LGA,"New York, NY",-18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15XJ,LGA,"New York, NY",Morning,-2,0,Low &lt;5min,GSP,"Greer, SC",-29,Low &lt;5min,11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29XJ,TYS,"Knoxville, TN",Afternoon,-3,0,Low &lt;5min,ATL,"Atlanta, GA",-9,Low &lt;5min,6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86PQ,TYS,"Knoxville, TN",Afternoon,36,1,Medium &gt;15min,ATL,"Atlanta, GA",32,Medium &gt;15min,64,Short Haul &gt;1500Mi,0,0,0,0,3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81GJ,TYS,"Knoxville, TN",Afternoon,32,1,Medium &gt;15min,ATL,"Atlanta, GA",43,Medium &gt;15min,79,Short Haul &gt;1500Mi,0,12,11,0,2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10XJ,TYS,"Knoxville, TN",Afternoon,-6,0,Low &lt;5min,ATL,"Atlanta, GA",-10,Low &lt;5min,6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7GJ,TYS,"Knoxville, TN",Afternoon,-5,0,Low &lt;5min,ATL,"Atlanta, GA",-17,Low &lt;5min,5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87GJ,TYS,"Knoxville, TN",Afternoon,-5,0,Low &lt;5min,ATL,"Atlanta, GA",-20,Low &lt;5min,5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76CA,TYS,"Knoxville, TN",Afternoon,-4,0,Low &lt;5min,ATL,"Atlanta, GA",2,Low &lt;5min,7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06PQ,TYS,"Knoxville, TN",Afternoon,13,1,Low &lt;5min,ATL,"Atlanta, GA",21,Medium &gt;15min,76,Short Haul &gt;1500Mi,0,0,8,0,13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23XJ,TYS,"Knoxville, TN",Afternoon,-3,0,Low &lt;5min,ATL,"Atlanta, GA",-24,Low &lt;5min,4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06XJ,TYS,"Knoxville, TN",Afternoon,-5,0,Low &lt;5min,ATL,"Atlanta, GA",-20,Low &lt;5min,5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08PQ,TYS,"Knoxville, TN",Afternoon,7,1,Low &lt;5min,ATL,"Atlanta, GA",0,Low &lt;5min,5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08XJ,TYS,"Knoxville, TN",Afternoon,7,1,Low &lt;5min,ATL,"Atlanta, GA",0,Low &lt;5min,5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3XJ,TYS,"Knoxville, TN",Afternoon,-3,0,Low &lt;5min,ATL,"Atlanta, GA",-19,Low &lt;5min,5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5PQ,TYS,"Knoxville, TN",Afternoon,-5,0,Low &lt;5min,ATL,"Atlanta, GA",-10,Low &lt;5min,6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3XJ,TYS,"Knoxville, TN",Afternoon,-6,0,Low &lt;5min,ATL,"Atlanta, GA",-20,Low &lt;5min,5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92PQ,TYS,"Knoxville, TN",Afternoon,51,1,Medium &gt;15min,ATL,"Atlanta, GA",46,Medium &gt;15min,60,Short Haul &gt;1500Mi,0,0,0,0,46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35PQ,TYS,"Knoxville, TN",Afternoon,-3,0,Low &lt;5min,ATL,"Atlanta, GA",-9,Low &lt;5min,5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35XJ,TYS,"Knoxville, TN",Afternoon,-1,0,Low &lt;5min,ATL,"Atlanta, GA",-1,Low &lt;5min,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66PQ,TYS,"Knoxville, TN",Afternoon,-5,0,Low &lt;5min,ATL,"Atlanta, GA",-14,Low &lt;5min,5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600LR,MSP,"Minneapolis, MN",Morning,0,0,Low &lt;5min,CVG,"Cincinnati, OH",-22,Low &lt;5min,10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97PQ,MSP,"Minneapolis, MN",Morning,-6,0,Low &lt;5min,CVG,"Cincinnati, OH",-14,Low &lt;5min,12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37XJ,MSP,"Minneapolis, MN",Morning,209,1,Hight &gt;60min,CVG,"Cincinnati, OH",325,Hight &gt;60min,244,Short Haul &gt;1500Mi,0,209,11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04PQ,MSP,"Minneapolis, MN",Morning,0,0,Low &lt;5min,CVG,"Cincinnati, OH",50,Medium &gt;15min,178,Short Haul &gt;1500Mi,0,0,5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297PQ,MSP,"Minneapolis, MN",Morning,-4,0,Low &lt;5min,CVG,"Cincinnati, OH",-15,Low &lt;5min,11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19PQ,MSP,"Minneapolis, MN",Morning,-1,0,Low &lt;5min,CVG,"Cincinnati, OH",-7,Low &lt;5min,12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24PQ,MSP,"Minneapolis, MN",Morning,50,1,Medium &gt;15min,CVG,"Cincinnati, OH",50,Medium &gt;15min,128,Short Haul &gt;1500Mi,5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582CA,XNA,"Fayetteville, AR",Morning,-4,0,Low &lt;5min,ATL,"Atlanta, GA",5,Low &lt;5min,12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07XJ,XNA,"Fayetteville, AR",Morning,-9,0,Low &lt;5min,ATL,"Atlanta, GA",-17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41PQ,XNA,"Fayetteville, AR",Morning,-2,0,Low &lt;5min,ATL,"Atlanta, GA",4,Low &lt;5min,12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15PQ,XNA,"Fayetteville, AR",Morning,-5,0,Low &lt;5min,ATL,"Atlanta, GA",-13,Low &lt;5min,10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03PQ,XNA,"Fayetteville, AR",Morning,-5,0,Low &lt;5min,ATL,"Atlanta, GA",-18,Low &lt;5min,10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5PQ,XNA,"Fayetteville, AR",Morning,-9,0,Low &lt;5min,ATL,"Atlanta, GA",-23,Low &lt;5min,10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295PQ,XNA,"Fayetteville, AR",Morning,-3,0,Low &lt;5min,ATL,"Atlanta, GA",-27,Low &lt;5min,9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15PQ,XNA,"Fayetteville, AR",Morning,-5,0,Low &lt;5min,ATL,"Atlanta, GA",-3,Low &lt;5min,11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7XJ,XNA,"Fayetteville, AR",Morning,-9,0,Low &lt;5min,ATL,"Atlanta, GA",-13,Low &lt;5min,11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08XJ,XNA,"Fayetteville, AR",Morning,1,1,Low &lt;5min,ATL,"Atlanta, GA",30,Medium &gt;15min,146,Short Haul &gt;1500Mi,0,0,3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01PQ,XNA,"Fayetteville, AR",Morning,-4,0,Low &lt;5min,ATL,"Atlanta, GA",-8,Low &lt;5min,11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66PQ,XNA,"Fayetteville, AR",Morning,-6,0,Low &lt;5min,ATL,"Atlanta, GA",15,Low &lt;5min,138,Short Haul &gt;1500Mi,0,0,15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37PQ,XNA,"Fayetteville, AR",Morning,-6,0,Low &lt;5min,ATL,"Atlanta, GA",-27,Low &lt;5min,9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5PQ,XNA,"Fayetteville, AR",Morning,-9,0,Low &lt;5min,ATL,"Atlanta, GA",-36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95PQ,XNA,"Fayetteville, AR",Morning,3,1,Low &lt;5min,ATL,"Atlanta, GA",5,Low &lt;5min,11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81GJ,XNA,"Fayetteville, AR",Morning,192,1,Hight &gt;60min,ATL,"Atlanta, GA",192,Hight &gt;60min,117,Short Haul &gt;1500Mi,16,0,0,0,176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76CA,JAX,"Jacksonville, FL",Evening,-3,0,Low &lt;5min,JFK,"New York, NY",1,Low &lt;5min,14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66PQ,JAX,"Jacksonville, FL",Evening,-4,0,Low &lt;5min,JFK,"New York, NY",-7,Low &lt;5min,14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87GJ,JAX,"Jacksonville, FL",Evening,7,1,Low &lt;5min,JFK,"New York, NY",11,Low &lt;5min,1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296PQ,JAX,"Jacksonville, FL",Evening,122,1,Hight &gt;60min,JFK,"New York, NY",128,Hight &gt;60min,149,Short Haul &gt;1500Mi,120,0,6,0,2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05XJ,JAX,"Jacksonville, FL",Evening,1,1,Low &lt;5min,JFK,"New York, NY",18,Medium &gt;15min,160,Short Haul &gt;1500Mi,0,0,18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01PQ,JAX,"Jacksonville, FL",Evening,96,1,Hight &gt;60min,JFK,"New York, NY",161,Hight &gt;60min,208,Short Haul &gt;1500Mi,23,0,65,0,73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00LR,JAX,"Jacksonville, FL",Evening,-6,0,Low &lt;5min,JFK,"New York, NY",57,Medium &gt;15min,206,Short Haul &gt;1500Mi,0,0,57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5PQ,JAX,"Jacksonville, FL",Evening,3,1,Low &lt;5min,JFK,"New York, NY",8,Low &lt;5min,14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14PQ,JAX,"Jacksonville, FL",Evening,-2,0,Low &lt;5min,JFK,"New York, NY",-5,Low &lt;5min,14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604LR,JAX,"Jacksonville, FL",Evening,-2,0,Low &lt;5min,JFK,"New York, NY",-16,Low &lt;5min,12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05XJ,JAX,"Jacksonville, FL",Evening,-4,0,Low &lt;5min,JFK,"New York, NY",-7,Low &lt;5min,14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298PQ,JAX,"Jacksonville, FL",Evening,-5,0,Low &lt;5min,JFK,"New York, NY",8,Low &lt;5min,15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3PQ,JAX,"Jacksonville, FL",Evening,-7,0,Low &lt;5min,JFK,"New York, NY",-24,Low &lt;5min,12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1PQ,JAX,"Jacksonville, FL",Evening,1,1,Low &lt;5min,JFK,"New York, NY",33,Medium &gt;15min,175,Short Haul &gt;1500Mi,0,0,33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98PQ,JAX,"Jacksonville, FL",Evening,19,1,Medium &gt;15min,JFK,"New York, NY",54,Medium &gt;15min,178,Short Haul &gt;1500Mi,0,0,35,0,19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01XJ,JAX,"Jacksonville, FL",Evening,-5,0,Low &lt;5min,JFK,"New York, NY",-18,Low &lt;5min,13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600LR,JAX,"Jacksonville, FL",Evening,240,1,Hight &gt;60min,JFK,"New York, NY",257,Hight &gt;60min,160,Short Haul &gt;1500Mi,0,0,228,0,29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97PQ,JAX,"Jacksonville, FL",Evening,32,1,Medium &gt;15min,JFK,"New York, NY",17,Medium &gt;15min,128,Short Haul &gt;1500Mi,0,0,5,0,1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29XJ,JAX,"Jacksonville, FL",Evening,-3,0,Low &lt;5min,JFK,"New York, NY",-11,Low &lt;5min,13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691CA,JAX,"Jacksonville, FL",Evening,-5,0,Low &lt;5min,JFK,"New York, NY",-18,Low &lt;5min,13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538CA,JAX,"Jacksonville, FL",Evening,-4,0,Low &lt;5min,JFK,"New York, NY",-15,Low &lt;5min,13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04PQ,JAX,"Jacksonville, FL",Evening,-5,0,Low &lt;5min,JFK,"New York, NY",-5,Low &lt;5min,14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35PQ,JAX,"Jacksonville, FL",Evening,-5,0,Low &lt;5min,JFK,"New York, NY",-19,Low &lt;5min,12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76CA,JFK,"New York, NY",Afternoon,-3,0,Low &lt;5min,JAX,"Jacksonville, FL",-21,Low &lt;5min,15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66PQ,JFK,"New York, NY",Afternoon,-5,0,Low &lt;5min,JAX,"Jacksonville, FL",-13,Low &lt;5min,1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87GJ,JFK,"New York, NY",Afternoon,31,1,Medium &gt;15min,JAX,"Jacksonville, FL",8,Low &lt;5min,15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296PQ,JFK,"New York, NY",Afternoon,-5,0,Low &lt;5min,JAX,"Jacksonville, FL",3,Low &lt;5min,18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05XJ,JFK,"New York, NY",Afternoon,16,1,Medium &gt;15min,JAX,"Jacksonville, FL",8,Low &lt;5min,16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01PQ,JFK,"New York, NY",Afternoon,112,1,Hight &gt;60min,JAX,"Jacksonville, FL",74,Hight &gt;60min,137,Short Haul &gt;1500Mi,11,0,0,0,63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00LR,JFK,"New York, NY",Afternoon,8,1,Low &lt;5min,JAX,"Jacksonville, FL",-25,Low &lt;5min,14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5PQ,JFK,"New York, NY",Afternoon,13,1,Low &lt;5min,JAX,"Jacksonville, FL",-12,Low &lt;5min,15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14PQ,JFK,"New York, NY",Afternoon,-4,0,Low &lt;5min,JAX,"Jacksonville, FL",-23,Low &lt;5min,15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604LR,JFK,"New York, NY",Afternoon,-1,0,Low &lt;5min,JAX,"Jacksonville, FL",-43,Low &lt;5min,13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05XJ,JFK,"New York, NY",Afternoon,-2,0,Low &lt;5min,JAX,"Jacksonville, FL",-21,Low &lt;5min,15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298PQ,JFK,"New York, NY",Afternoon,-4,0,Low &lt;5min,JAX,"Jacksonville, FL",-28,Low &lt;5min,15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3PQ,JFK,"New York, NY",Afternoon,-5,0,Low &lt;5min,JAX,"Jacksonville, FL",-23,Low &lt;5min,15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1PQ,JFK,"New York, NY",Afternoon,10,1,Low &lt;5min,JAX,"Jacksonville, FL",0,Low &lt;5min,1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98PQ,JFK,"New York, NY",Afternoon,27,1,Medium &gt;15min,JAX,"Jacksonville, FL",3,Low &lt;5min,15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01XJ,JFK,"New York, NY",Afternoon,-2,0,Low &lt;5min,JAX,"Jacksonville, FL",-9,Low &lt;5min,16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600LR,JFK,"New York, NY",Afternoon,30,1,Medium &gt;15min,JAX,"Jacksonville, FL",30,Medium &gt;15min,175,Short Haul &gt;1500Mi,27,0,0,0,3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97PQ,JFK,"New York, NY",Afternoon,34,1,Medium &gt;15min,JAX,"Jacksonville, FL",23,Medium &gt;15min,164,Short Haul &gt;1500Mi,5,0,0,0,1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29XJ,JFK,"New York, NY",Afternoon,-3,0,Low &lt;5min,JAX,"Jacksonville, FL",-1,Low &lt;5min,1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691CA,JFK,"New York, NY",Afternoon,-4,0,Low &lt;5min,JAX,"Jacksonville, FL",-15,Low &lt;5min,16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538CA,JFK,"New York, NY",Afternoon,1,1,Low &lt;5min,JAX,"Jacksonville, FL",-18,Low &lt;5min,15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04PQ,JFK,"New York, NY",Afternoon,-3,0,Low &lt;5min,JAX,"Jacksonville, FL",-34,Low &lt;5min,14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35PQ,JFK,"New York, NY",Afternoon,-5,0,Low &lt;5min,JAX,"Jacksonville, FL",-24,Low &lt;5min,15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37PQ,RDU,"Raleigh/Durham, NC",Morning,-5,0,Low &lt;5min,DCA,"Washington, DC",-1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28XJ,JFK,"New York, NY",Evening,-5,0,Low &lt;5min,DTW,"Detroit, MI",-23,Low &lt;5min,12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28PQ,JFK,"New York, NY",Evening,-1,0,Low &lt;5min,DTW,"Detroit, MI",-19,Low &lt;5min,12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68CA,DTW,"Detroit, MI",Evening,-5,0,Low &lt;5min,TVC,"Traverse City, MI",-18,Low &lt;5min,5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48PQ,DTW,"Detroit, MI",Evening,-4,0,Low &lt;5min,TVC,"Traverse City, MI",-15,Low &lt;5min,6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91CA,DTW,"Detroit, MI",Evening,-6,0,Low &lt;5min,TVC,"Traverse City, MI",-18,Low &lt;5min,6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91CA,DTW,"Detroit, MI",Evening,-4,0,Low &lt;5min,TVC,"Traverse City, MI",-22,Low &lt;5min,5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54CA,DTW,"Detroit, MI",Evening,-2,0,Low &lt;5min,TVC,"Traverse City, MI",-1,Low &lt;5min,75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67CA,DTW,"Detroit, MI",Evening,-3,0,Low &lt;5min,TVC,"Traverse City, MI",-1,Low &lt;5min,76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67CA,DTW,"Detroit, MI",Evening,-1,0,Low &lt;5min,TVC,"Traverse City, MI",-12,Low &lt;5min,6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293PQ,PVD,"Providence, RI",Night,2,1,Low &lt;5min,DTW,"Detroit, MI",-7,Low &lt;5min,12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35EV,PVD,"Providence, RI",Night,0,0,Low &lt;5min,DTW,"Detroit, MI",19,Medium &gt;15min,157,Short Haul &gt;1500Mi,0,0,19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24PQ,PVD,"Providence, RI",Night,-3,0,Low &lt;5min,DTW,"Detroit, MI",-10,Low &lt;5min,13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24PQ,PVD,"Providence, RI",Night,-1,0,Low &lt;5min,DTW,"Detroit, MI",-3,Low &lt;5min,13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31XJ,PVD,"Providence, RI",Night,-5,0,Low &lt;5min,DTW,"Detroit, MI",-18,Low &lt;5min,12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187GJ,PVD,"Providence, RI",Night,3,1,Low &lt;5min,DTW,"Detroit, MI",-2,Low &lt;5min,13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232PQ,PVD,"Providence, RI",Night,2,1,Low &lt;5min,DTW,"Detroit, MI",6,Low &lt;5min,14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95PQ,PVD,"Providence, RI",Night,-5,0,Low &lt;5min,DTW,"Detroit, MI",-8,Low &lt;5min,13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66PQ,CHS,"Charleston, SC",Afternoon,-4,0,Low &lt;5min,LGA,"New York, NY",-13,Low &lt;5min,11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86PQ,CHS,"Charleston, SC",Afternoon,-5,0,Low &lt;5min,LGA,"New York, NY",-18,Low &lt;5min,10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24PQ,CHS,"Charleston, SC",Afternoon,-7,0,Low &lt;5min,LGA,"New York, NY",-32,Low &lt;5min,9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138EV,CHS,"Charleston, SC",Afternoon,-5,0,Low &lt;5min,LGA,"New York, NY",-24,Low &lt;5min,10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2GJ,DTW,"Detroit, MI",Evening,-6,0,Low &lt;5min,CLE,"Cleveland, OH",-18,Low &lt;5min,4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00PQ,DTW,"Detroit, MI",Evening,-4,0,Low &lt;5min,CLE,"Cleveland, OH",-8,Low &lt;5min,50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298PQ,DTW,"Detroit, MI",Evening,-2,0,Low &lt;5min,CLE,"Cleveland, OH",-10,Low &lt;5min,4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1PQ,DTW,"Detroit, MI",Evening,95,1,Hight &gt;60min,CLE,"Cleveland, OH",85,Hight &gt;60min,44,Short Haul &gt;1500Mi,0,0,0,0,85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31PQ,DTW,"Detroit, MI",Evening,-4,0,Low &lt;5min,CLE,"Cleveland, OH",-13,Low &lt;5min,4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66PQ,DTW,"Detroit, MI",Evening,-6,0,Low &lt;5min,CLE,"Cleveland, OH",-5,Low &lt;5min,5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4GJ,DTW,"Detroit, MI",Evening,-4,0,Low &lt;5min,CLE,"Cleveland, OH",14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36EV,DTW,"Detroit, MI",Evening,-4,0,Low &lt;5min,CLE,"Cleveland, OH",-10,Low &lt;5min,48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11PQ,DTW,"Detroit, MI",Evening,-5,0,Low &lt;5min,CLE,"Cleveland, OH",-15,Low &lt;5min,4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13XJ,DTW,"Detroit, MI",Evening,-5,0,Low &lt;5min,CLE,"Cleveland, OH",-13,Low &lt;5min,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34EV,DTW,"Detroit, MI",Evening,12,1,Low &lt;5min,CLE,"Cleveland, OH",18,Medium &gt;15min,60,Short Haul &gt;1500Mi,12,0,6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04PQ,DTW,"Detroit, MI",Evening,-6,0,Low &lt;5min,CLE,"Cleveland, OH",-17,Low &lt;5min,4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05XJ,DTW,"Detroit, MI",Evening,-5,0,Low &lt;5min,CLE,"Cleveland, OH",5,Low &lt;5min,6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29PQ,DTW,"Detroit, MI",Evening,15,1,Low &lt;5min,CLE,"Cleveland, OH",25,Medium &gt;15min,64,Short Haul &gt;1500Mi,15,0,1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18XJ,DTW,"Detroit, MI",Evening,16,1,Medium &gt;15min,CLE,"Cleveland, OH",4,Low &lt;5min,4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28PQ,DTW,"Detroit, MI",Evening,-10,0,Low &lt;5min,CLE,"Cleveland, OH",-20,Low &lt;5min,4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6PQ,DTW,"Detroit, MI",Evening,-3,0,Low &lt;5min,CLE,"Cleveland, OH",5,Low &lt;5min,6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9XJ,DTW,"Detroit, MI",Evening,35,1,Medium &gt;15min,CLE,"Cleveland, OH",40,Medium &gt;15min,59,Short Haul &gt;1500Mi,0,0,5,0,35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86PQ,DTW,"Detroit, MI",Evening,24,1,Medium &gt;15min,CLE,"Cleveland, OH",24,Medium &gt;15min,54,Short Haul &gt;1500Mi,24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76CA,DTW,"Detroit, MI",Evening,-5,0,Low &lt;5min,CLE,"Cleveland, OH",-14,Low &lt;5min,4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279PQ,DTW,"Detroit, MI",Evening,-4,0,Low &lt;5min,CLE,"Cleveland, OH",1,Low &lt;5min,5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04XJ,DTW,"Detroit, MI",Evening,-8,0,Low &lt;5min,CLE,"Cleveland, OH",-15,Low &lt;5min,4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08XJ,DTW,"Detroit, MI",Evening,61,1,Hight &gt;60min,CLE,"Cleveland, OH",62,Hight &gt;60min,55,Short Haul &gt;1500Mi,61,0,1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13PQ,LGA,"New York, NY",Afternoon,-5,0,Low &lt;5min,CHS,"Charleston, SC",-40,Low &lt;5min,11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138EV,LGA,"New York, NY",Afternoon,-9,0,Low &lt;5min,CHS,"Charleston, SC",-41,Low &lt;5min,12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30XJ,SAV,"Savannah, GA",Morning,-5,0,Low &lt;5min,LGA,"New York, NY",-20,Low &lt;5min,11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538CA,LGA,"New York, NY",Morning,-5,0,Low &lt;5min,CVG,"Cincinnati, OH",-24,Low &lt;5min,12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53PQ,LGA,"New York, NY",Morning,55,1,Medium &gt;15min,CVG,"Cincinnati, OH",75,Hight &gt;60min,163,Short Haul &gt;1500Mi,47,0,20,0,8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87GJ,LGA,"New York, NY",Morning,307,1,Hight &gt;60min,CVG,"Cincinnati, OH",302,Hight &gt;60min,138,Short Haul &gt;1500Mi,290,0,0,0,1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7PQ,LGA,"New York, NY",Morning,-6,0,Low &lt;5min,CVG,"Cincinnati, OH",-17,Low &lt;5min,13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31EV,LGA,"New York, NY",Morning,63,1,Hight &gt;60min,CVG,"Cincinnati, OH",45,Medium &gt;15min,125,Short Haul &gt;1500Mi,0,0,0,0,45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13PQ,LGA,"New York, NY",Morning,-11,0,Low &lt;5min,CVG,"Cincinnati, OH",-18,Low &lt;5min,13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36XJ,LGA,"New York, NY",Morning,-6,0,Low &lt;5min,CVG,"Cincinnati, OH",-17,Low &lt;5min,13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25PQ,LGA,"New York, NY",Morning,-15,0,Low &lt;5min,CVG,"Cincinnati, OH",-21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6PQ,LGA,"New York, NY",Morning,-4,0,Low &lt;5min,CVG,"Cincinnati, OH",-22,Low &lt;5min,12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07LR,LGA,"New York, NY",Morning,-5,0,Low &lt;5min,CVG,"Cincinnati, OH",-22,Low &lt;5min,12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5XJ,LGA,"New York, NY",Morning,-2,0,Low &lt;5min,CVG,"Cincinnati, OH",-5,Low &lt;5min,14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5EV,LGA,"New York, NY",Morning,-10,0,Low &lt;5min,CVG,"Cincinnati, OH",-21,Low &lt;5min,13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7XJ,LGA,"New York, NY",Morning,-5,0,Low &lt;5min,CVG,"Cincinnati, OH",1,Low &lt;5min,14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84GJ,LGA,"New York, NY",Morning,-2,0,Low &lt;5min,CVG,"Cincinnati, OH",-18,Low &lt;5min,12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92PQ,LGA,"New York, NY",Morning,8,1,Low &lt;5min,CVG,"Cincinnati, OH",-6,Low &lt;5min,12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1LR,LGA,"New York, NY",Morning,0,0,Low &lt;5min,CVG,"Cincinnati, OH",98,Hight &gt;60min,241,Short Haul &gt;1500Mi,0,0,98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538CA,LGA,"New York, NY",Afternoon,-4,0,Low &lt;5min,STL,"St. Louis, MO",-18,Low &lt;5min,16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0PQ,JFK,"New York, NY",Morning,0,0,Low &lt;5min,MSP,"Minneapolis, MN",-9,Low &lt;5min,19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31EV,JFK,"New York, NY",Morning,-1,0,Low &lt;5min,MSP,"Minneapolis, MN",-29,Low &lt;5min,17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6LR,JFK,"New York, NY",Morning,78,1,Hight &gt;60min,MSP,"Minneapolis, MN",56,Medium &gt;15min,185,Short Haul &gt;1500Mi,56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4PQ,JFK,"New York, NY",Morning,1,1,Low &lt;5min,MSP,"Minneapolis, MN",-3,Low &lt;5min,20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19PQ,JFK,"New York, NY",Morning,9,1,Low &lt;5min,MSP,"Minneapolis, MN",-12,Low &lt;5min,1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49PQ,JFK,"New York, NY",Morning,39,1,Medium &gt;15min,MSP,"Minneapolis, MN",86,Hight &gt;60min,254,Short Haul &gt;1500Mi,17,0,47,0,22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2GJ,JFK,"New York, NY",Morning,-2,0,Low &lt;5min,MSP,"Minneapolis, MN",-17,Low &lt;5min,19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272PQ,JFK,"New York, NY",Morning,151,1,Hight &gt;60min,MSP,"Minneapolis, MN",115,Hight &gt;60min,171,Short Haul &gt;1500Mi,83,0,0,0,32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66PQ,JFK,"New York, NY",Morning,3,1,Low &lt;5min,MSP,"Minneapolis, MN",-12,Low &lt;5min,19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606LR,JFK,"New York, NY",Morning,-1,0,Low &lt;5min,MSP,"Minneapolis, MN",9,Low &lt;5min,21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294PQ,JFK,"New York, NY",Morning,-6,0,Low &lt;5min,MSP,"Minneapolis, MN",-13,Low &lt;5min,200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30XJ,JFK,"New York, NY",Morning,-2,0,Low &lt;5min,MSP,"Minneapolis, MN",-6,Low &lt;5min,2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197PQ,JFK,"New York, NY",Morning,-1,0,Low &lt;5min,MSP,"Minneapolis, MN",-14,Low &lt;5min,19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91CA,JFK,"New York, NY",Morning,-4,0,Low &lt;5min,MSP,"Minneapolis, MN",44,Medium &gt;15min,255,Short Haul &gt;1500Mi,0,0,44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538CA,JFK,"New York, NY",Morning,106,1,Hight &gt;60min,MSP,"Minneapolis, MN",105,Hight &gt;60min,206,Short Haul &gt;1500Mi,4,0,0,0,101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20PQ,JFK,"New York, NY",Morning,67,1,Hight &gt;60min,MSP,"Minneapolis, MN",43,Medium &gt;15min,183,Short Haul &gt;1500Mi,43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11PQ,JFK,"New York, NY",Morning,8,1,Low &lt;5min,MSP,"Minneapolis, MN",-3,Low &lt;5min,19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200PQ,JFK,"New York, NY",Morning,2,1,Low &lt;5min,MSP,"Minneapolis, MN",-5,Low &lt;5min,20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00PQ,JFK,"New York, NY",Morning,1,1,Low &lt;5min,MSP,"Minneapolis, MN",-8,Low &lt;5min,1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604LR,JFK,"New York, NY",Morning,-1,0,Low &lt;5min,MSP,"Minneapolis, MN",-13,Low &lt;5min,19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604LR,JFK,"New York, NY",Morning,-2,0,Low &lt;5min,MSP,"Minneapolis, MN",-5,Low &lt;5min,20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36PQ,JFK,"New York, NY",Morning,-3,0,Low &lt;5min,MSP,"Minneapolis, MN",7,Low &lt;5min,21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04PQ,JFK,"New York, NY",Morning,-2,0,Low &lt;5min,MSP,"Minneapolis, MN",34,Medium &gt;15min,243,Short Haul &gt;1500Mi,0,0,34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4PQ,LGA,"New York, NY",Evening,5,1,Low &lt;5min,RDU,"Raleigh/Durham, NC",-7,Low &lt;5min,10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17XJ,LGA,"New York, NY",Evening,-4,0,Low &lt;5min,RDU,"Raleigh/Durham, NC",-14,Low &lt;5min,10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06XJ,LGA,"New York, NY",Evening,204,1,Hight &gt;60min,RDU,"Raleigh/Durham, NC",196,Hight &gt;60min,111,Short Haul &gt;1500Mi,195,0,0,0,1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491PX,LGA,"New York, NY",Evening,-8,0,Low &lt;5min,RDU,"Raleigh/Durham, NC",-15,Low &lt;5min,112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35EV,LGA,"New York, NY",Afternoon,-4,0,Low &lt;5min,RDU,"Raleigh/Durham, NC",-22,Low &lt;5min,10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485PX,LGA,"New York, NY",Evening,33,1,Medium &gt;15min,RDU,"Raleigh/Durham, NC",13,Low &lt;5min,99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20XJ,LGA,"New York, NY",Evening,-10,0,Low &lt;5min,RDU,"Raleigh/Durham, NC",-23,Low &lt;5min,10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18XJ,LGA,"New York, NY",Evening,14,1,Low &lt;5min,RDU,"Raleigh/Durham, NC",-8,Low &lt;5min,9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02XJ,LGA,"New York, NY",Evening,-5,0,Low &lt;5min,RDU,"Raleigh/Durham, NC",-18,Low &lt;5min,10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491PX,LGA,"New York, NY",Evening,-2,0,Low &lt;5min,RDU,"Raleigh/Durham, NC",9,Low &lt;5min,130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20XJ,LGA,"New York, NY",Evening,-5,0,Low &lt;5min,RDU,"Raleigh/Durham, NC",-16,Low &lt;5min,10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01PQ,LGA,"New York, NY",Afternoon,-5,0,Low &lt;5min,RDU,"Raleigh/Durham, NC",-4,Low &lt;5min,11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914XJ,LGA,"New York, NY",Evening,5,1,Low &lt;5min,RDU,"Raleigh/Durham, NC",12,Low &lt;5min,12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81GJ,LGA,"New York, NY",Evening,1,1,Low &lt;5min,RDU,"Raleigh/Durham, NC",0,Low &lt;5min,11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18XJ,LGA,"New York, NY",Evening,1,1,Low &lt;5min,RDU,"Raleigh/Durham, NC",4,Low &lt;5min,12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82GJ,LGA,"New York, NY",Evening,-1,0,Low &lt;5min,RDU,"Raleigh/Durham, NC",11,Low &lt;5min,13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490PX,LGA,"New York, NY",Evening,-2,0,Low &lt;5min,RDU,"Raleigh/Durham, NC",-21,Low &lt;5min,100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20XJ,LGA,"New York, NY",Evening,24,1,Medium &gt;15min,RDU,"Raleigh/Durham, NC",4,Low &lt;5min,9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34EV,LGA,"New York, NY",Afternoon,-12,0,Low &lt;5min,RDU,"Raleigh/Durham, NC",-43,Low &lt;5min,8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478PX,LGA,"New York, NY",Evening,-3,0,Low &lt;5min,RDU,"Raleigh/Durham, NC",-23,Low &lt;5min,99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485PX,LGA,"New York, NY",Evening,-3,0,Low &lt;5min,RDU,"Raleigh/Durham, NC",-25,Low &lt;5min,97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20XJ,LGA,"New York, NY",Evening,1,1,Low &lt;5min,RDU,"Raleigh/Durham, NC",-16,Low &lt;5min,10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05LR,DTW,"Detroit, MI",Afternoon,-4,0,Low &lt;5min,GRR,"Grand Rapids, MI",-7,Low &lt;5min,5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82GJ,DTW,"Detroit, MI",Afternoon,0,0,Low &lt;5min,GRR,"Grand Rapids, MI",-6,Low &lt;5min,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27XJ,DTW,"Detroit, MI",Afternoon,-5,0,Low &lt;5min,GRR,"Grand Rapids, MI",-10,Low &lt;5min,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95PQ,DTW,"Detroit, MI",Afternoon,-4,0,Low &lt;5min,GRR,"Grand Rapids, MI",-1,Low &lt;5min,5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1PQ,DTW,"Detroit, MI",Afternoon,230,1,Hight &gt;60min,GRR,"Grand Rapids, MI",254,Hight &gt;60min,77,Short Haul &gt;1500Mi,224,0,24,0,6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05LR,GRR,"Grand Rapids, MI",Evening,-10,0,Low &lt;5min,DTW,"Detroit, MI",-12,Low &lt;5min,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82GJ,GRR,"Grand Rapids, MI",Evening,-10,0,Low &lt;5min,DTW,"Detroit, MI",-22,Low &lt;5min,5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27XJ,GRR,"Grand Rapids, MI",Evening,-6,0,Low &lt;5min,DTW,"Detroit, MI",-25,Low &lt;5min,4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95PQ,GRR,"Grand Rapids, MI",Evening,-10,0,Low &lt;5min,DTW,"Detroit, MI",-19,Low &lt;5min,5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1PQ,GRR,"Grand Rapids, MI",Evening,222,1,Hight &gt;60min,DTW,"Detroit, MI",205,Hight &gt;60min,46,Short Haul &gt;1500Mi,0,0,0,0,205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25XJ,JFK,"New York, NY",Evening,-8,0,Low &lt;5min,SAV,"Savannah, GA",-13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22XJ,LGA,"New York, NY",Afternoon,-6,0,Low &lt;5min,GSP,"Greer, SC",-22,Low &lt;5min,11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29XJ,LGA,"New York, NY",Afternoon,-3,0,Low &lt;5min,GSP,"Greer, SC",-17,Low &lt;5min,11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479PX,LGA,"New York, NY",Afternoon,-10,0,Low &lt;5min,GSP,"Greer, SC",-30,Low &lt;5min,113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294PQ,JFK,"New York, NY",Afternoon,-10,0,Low &lt;5min,MSP,"Minneapolis, MN",-15,Low &lt;5min,20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30XJ,JFK,"New York, NY",Afternoon,-5,0,Low &lt;5min,MSP,"Minneapolis, MN",31,Medium &gt;15min,244,Short Haul &gt;1500Mi,0,0,31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04PQ,JFK,"New York, NY",Afternoon,84,1,Hight &gt;60min,MSP,"Minneapolis, MN",85,Hight &gt;60min,209,Short Haul &gt;1500Mi,0,0,8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36PQ,JFK,"New York, NY",Afternoon,-5,0,Low &lt;5min,MSP,"Minneapolis, MN",-51,Low &lt;5min,16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538CA,JFK,"New York, NY",Afternoon,-8,0,Low &lt;5min,MSP,"Minneapolis, MN",-45,Low &lt;5min,1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06PQ,JFK,"New York, NY",Afternoon,-7,0,Low &lt;5min,MSP,"Minneapolis, MN",-23,Low &lt;5min,1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601LR,LGA,"New York, NY",Evening,-10,0,Low &lt;5min,PVD,"Providence, RI",-7,Low &lt;5min,7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05LR,CLE,"Cleveland, OH",Morning,-3,0,Low &lt;5min,DTW,"Detroit, MI",-27,Low &lt;5min,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82GJ,CLE,"Cleveland, OH",Morning,-4,0,Low &lt;5min,DTW,"Detroit, MI",-7,Low &lt;5min,6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19PQ,CLE,"Cleveland, OH",Morning,-4,0,Low &lt;5min,DTW,"Detroit, MI",-31,Low &lt;5min,4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298PQ,CLE,"Cleveland, OH",Morning,-3,0,Low &lt;5min,DTW,"Detroit, MI",-18,Low &lt;5min,5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1PQ,CLE,"Cleveland, OH",Morning,-2,0,Low &lt;5min,DTW,"Detroit, MI",12,Low &lt;5min,8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31PQ,CLE,"Cleveland, OH",Morning,-9,0,Low &lt;5min,DTW,"Detroit, MI",-11,Low &lt;5min,6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66PQ,CLE,"Cleveland, OH",Morning,-11,0,Low &lt;5min,DTW,"Detroit, MI",-8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84GJ,CLE,"Cleveland, OH",Morning,-8,0,Low &lt;5min,DTW,"Detroit, MI",-29,Low &lt;5min,5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36EV,CLE,"Cleveland, OH",Morning,-8,0,Low &lt;5min,DTW,"Detroit, MI",-40,Low &lt;5min,3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72PQ,CLE,"Cleveland, OH",Morning,603,1,Hight &gt;60min,DTW,"Detroit, MI",576,Hight &gt;60min,44,Short Haul &gt;1500Mi,576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13XJ,CLE,"Cleveland, OH",Morning,-8,0,Low &lt;5min,DTW,"Detroit, MI",-30,Low &lt;5min,4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34EV,CLE,"Cleveland, OH",Morning,-8,0,Low &lt;5min,DTW,"Detroit, MI",-18,Low &lt;5min,6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04PQ,CLE,"Cleveland, OH",Morning,-10,0,Low &lt;5min,DTW,"Detroit, MI",-29,Low &lt;5min,5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933XJ,CLE,"Cleveland, OH",Morning,-9,0,Low &lt;5min,DTW,"Detroit, MI",-9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29PQ,CLE,"Cleveland, OH",Morning,-2,0,Low &lt;5min,DTW,"Detroit, MI",4,Low &lt;5min,7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18XJ,CLE,"Cleveland, OH",Morning,72,1,Hight &gt;60min,DTW,"Detroit, MI",45,Medium &gt;15min,44,Short Haul &gt;1500Mi,45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228PQ,CLE,"Cleveland, OH",Morning,-4,0,Low &lt;5min,DTW,"Detroit, MI",-14,Low &lt;5min,6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08XJ,CLE,"Cleveland, OH",Morning,45,1,Medium &gt;15min,DTW,"Detroit, MI",47,Medium &gt;15min,73,Short Haul &gt;1500Mi,45,0,2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29XJ,CLE,"Cleveland, OH",Morning,-5,0,Low &lt;5min,DTW,"Detroit, MI",0,Low &lt;5min,7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86PQ,CLE,"Cleveland, OH",Morning,-5,0,Low &lt;5min,DTW,"Detroit, MI",-17,Low &lt;5min,5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76CA,CLE,"Cleveland, OH",Morning,-4,0,Low &lt;5min,DTW,"Detroit, MI",-28,Low &lt;5min,4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76CA,CLE,"Cleveland, OH",Morning,-1,0,Low &lt;5min,DTW,"Detroit, MI",9,Low &lt;5min,8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04XJ,CLE,"Cleveland, OH",Morning,-3,0,Low &lt;5min,DTW,"Detroit, MI",-2,Low &lt;5min,7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04XJ,LGA,"New York, NY",Evening,-2,0,Low &lt;5min,RDU,"Raleigh/Durham, NC",-23,Low &lt;5min,9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0PQ,MSP,"Minneapolis, MN",Morning,-5,0,Low &lt;5min,DSM,"Des Moines, IA",-16,Low &lt;5min,6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02LR,MSP,"Minneapolis, MN",Morning,-4,0,Low &lt;5min,DSM,"Des Moines, IA",25,Medium &gt;15min,109,Short Haul &gt;1500Mi,0,0,25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298PQ,MSP,"Minneapolis, MN",Morning,-2,0,Low &lt;5min,DSM,"Des Moines, IA",-5,Low &lt;5min,7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32EV,MSP,"Minneapolis, MN",Morning,59,1,Medium &gt;15min,DSM,"Des Moines, IA",38,Medium &gt;15min,59,Short Haul &gt;1500Mi,38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84GJ,MSP,"Minneapolis, MN",Morning,-4,0,Low &lt;5min,DSM,"Des Moines, IA",-20,Low &lt;5min,6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4PQ,MSP,"Minneapolis, MN",Morning,-5,0,Low &lt;5min,DSM,"Des Moines, IA",-31,Low &lt;5min,5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19PQ,MSP,"Minneapolis, MN",Morning,-5,0,Low &lt;5min,DSM,"Des Moines, IA",-17,Low &lt;5min,6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08XJ,MSP,"Minneapolis, MN",Morning,-6,0,Low &lt;5min,DSM,"Des Moines, IA",-22,Low &lt;5min,6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11PQ,MSP,"Minneapolis, MN",Morning,-5,0,Low &lt;5min,DSM,"Des Moines, IA",-14,Low &lt;5min,7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37EV,MSP,"Minneapolis, MN",Morning,-4,0,Low &lt;5min,DSM,"Des Moines, IA",-15,Low &lt;5min,6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29PQ,MSP,"Minneapolis, MN",Morning,6,1,Low &lt;5min,DSM,"Des Moines, IA",27,Medium &gt;15min,101,Short Haul &gt;1500Mi,6,0,21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29PQ,MSP,"Minneapolis, MN",Morning,-5,0,Low &lt;5min,DSM,"Des Moines, IA",-2,Low &lt;5min,8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37XJ,MSP,"Minneapolis, MN",Morning,-5,0,Low &lt;5min,DSM,"Des Moines, IA",4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37EV,MSP,"Minneapolis, MN",Morning,49,1,Medium &gt;15min,DSM,"Des Moines, IA",32,Medium &gt;15min,63,Short Haul &gt;1500Mi,0,0,0,0,32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07PQ,MSP,"Minneapolis, MN",Morning,-4,0,Low &lt;5min,DSM,"Des Moines, IA",-11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84GJ,MSP,"Minneapolis, MN",Morning,-5,0,Low &lt;5min,DSM,"Des Moines, IA",-8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25PQ,MSP,"Minneapolis, MN",Morning,-3,0,Low &lt;5min,DSM,"Des Moines, IA",19,Medium &gt;15min,102,Short Haul &gt;1500Mi,0,0,19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2LR,MSP,"Minneapolis, MN",Morning,-4,0,Low &lt;5min,DSM,"Des Moines, IA",-21,Low &lt;5min,6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05XJ,MSP,"Minneapolis, MN",Morning,216,1,Hight &gt;60min,DSM,"Des Moines, IA",203,Hight &gt;60min,67,Short Haul &gt;1500Mi,0,0,0,0,203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30PQ,MSP,"Minneapolis, MN",Morning,-5,0,Low &lt;5min,DSM,"Des Moines, IA",-26,Low &lt;5min,5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87GJ,MSP,"Minneapolis, MN",Morning,-6,0,Low &lt;5min,DSM,"Des Moines, IA",-12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04XJ,MSP,"Minneapolis, MN",Morning,-2,0,Low &lt;5min,DSM,"Des Moines, IA",-3,Low &lt;5min,7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10XJ,MSP,"Minneapolis, MN",Morning,32,1,Medium &gt;15min,DSM,"Des Moines, IA",17,Medium &gt;15min,65,Short Haul &gt;1500Mi,14,0,0,0,3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24EV,ATL,"Atlanta, GA",Afternoon,-7,0,Low &lt;5min,CHA,"Chattanooga, TN",-16,Low &lt;5min,4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33AY,ATL,"Atlanta, GA",Afternoon,-4,0,Low &lt;5min,CHA,"Chattanooga, TN",-9,Low &lt;5min,47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35AY,ATL,"Atlanta, GA",Afternoon,-4,0,Low &lt;5min,CHA,"Chattanooga, TN",3,Low &lt;5min,59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8976E,ATL,"Atlanta, GA",Afternoon,45,1,Medium &gt;15min,CHA,"Chattanooga, TN",42,Medium &gt;15min,49,Short Haul &gt;1500Mi,0,42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601XJ,ATL,"Atlanta, GA",Afternoon,-2,0,Low &lt;5min,CHA,"Chattanooga, TN",0,Low &lt;5min,5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8933B,ATL,"Atlanta, GA",Afternoon,-1,0,Low &lt;5min,CHA,"Chattanooga, TN",-9,Low &lt;5min,4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877A,ATL,"Atlanta, GA",Afternoon,-5,0,Low &lt;5min,CHA,"Chattanooga, TN",-6,Low &lt;5min,5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602XJ,ATL,"Atlanta, GA",Afternoon,-6,0,Low &lt;5min,CHA,"Chattanooga, TN",-12,Low &lt;5min,46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24EV,CHA,"Chattanooga, TN",Afternoon,-3,0,Low &lt;5min,ATL,"Atlanta, GA",-26,Low &lt;5min,3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877A,CHA,"Chattanooga, TN",Afternoon,-9,0,Low &lt;5min,ATL,"Atlanta, GA",-27,Low &lt;5min,4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30XJ,CVG,"Cincinnati, OH",Morning,-5,0,Low &lt;5min,AUS,"Austin, TX",-21,Low &lt;5min,1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00PQ,CVG,"Cincinnati, OH",Morning,11,1,Low &lt;5min,AUS,"Austin, TX",-14,Low &lt;5min,15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21XJ,CVG,"Cincinnati, OH",Morning,-8,0,Low &lt;5min,AUS,"Austin, TX",-8,Low &lt;5min,18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25XJ,CVG,"Cincinnati, OH",Morning,-9,0,Low &lt;5min,AUS,"Austin, TX",-16,Low &lt;5min,1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99PQ,CVG,"Cincinnati, OH",Morning,-5,0,Low &lt;5min,AUS,"Austin, TX",-40,Low &lt;5min,14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2PQ,CVG,"Cincinnati, OH",Morning,-5,0,Low &lt;5min,AUS,"Austin, TX",-18,Low &lt;5min,16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34EV,CVG,"Cincinnati, OH",Morning,-4,0,Low &lt;5min,AUS,"Austin, TX",-17,Low &lt;5min,168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200PQ,CVG,"Cincinnati, OH",Morning,5,1,Low &lt;5min,AUS,"Austin, TX",-5,Low &lt;5min,1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20XJ,CVG,"Cincinnati, OH",Morning,-5,0,Low &lt;5min,AUS,"Austin, TX",9,Low &lt;5min,19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03XJ,CVG,"Cincinnati, OH",Morning,-5,0,Low &lt;5min,AUS,"Austin, TX",-2,Low &lt;5min,18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36XJ,CVG,"Cincinnati, OH",Morning,-3,0,Low &lt;5min,AUS,"Austin, TX",5,Low &lt;5min,1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07LR,CVG,"Cincinnati, OH",Morning,-9,0,Low &lt;5min,AUS,"Austin, TX",29,Medium &gt;15min,219,Short Haul &gt;1500Mi,0,0,29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04PQ,CVG,"Cincinnati, OH",Morning,-2,0,Low &lt;5min,AUS,"Austin, TX",23,Medium &gt;15min,206,Short Haul &gt;1500Mi,0,0,23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695CA,CVG,"Cincinnati, OH",Morning,-7,0,Low &lt;5min,AUS,"Austin, TX",24,Medium &gt;15min,212,Short Haul &gt;1500Mi,0,0,24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3EV,CVG,"Cincinnati, OH",Morning,-6,0,Low &lt;5min,AUS,"Austin, TX",16,Medium &gt;15min,203,Short Haul &gt;1500Mi,0,0,16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37EV,CVG,"Cincinnati, OH",Morning,-5,0,Low &lt;5min,AUS,"Austin, TX",17,Medium &gt;15min,203,Short Haul &gt;1500Mi,0,0,17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17XJ,CVG,"Cincinnati, OH",Morning,-3,0,Low &lt;5min,AUS,"Austin, TX",20,Medium &gt;15min,204,Short Haul &gt;1500Mi,0,0,2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678CA,CVG,"Cincinnati, OH",Morning,-4,0,Low &lt;5min,AUS,"Austin, TX",7,Low &lt;5min,19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30XJ,CVG,"Cincinnati, OH",Morning,-5,0,Low &lt;5min,AUS,"Austin, TX",-8,Low &lt;5min,17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6LR,CVG,"Cincinnati, OH",Morning,-2,0,Low &lt;5min,AUS,"Austin, TX",41,Medium &gt;15min,224,Short Haul &gt;1500Mi,0,0,41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01XJ,ATL,"Atlanta, GA",Morning,-5,0,Low &lt;5min,LFT,"Lafayette, LA",-20,Low &lt;5min,10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81GJ,ATL,"Atlanta, GA",Morning,-2,0,Low &lt;5min,LFT,"Lafayette, LA",-13,Low &lt;5min,10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98CA,ATL,"Atlanta, GA",Morning,94,1,Hight &gt;60min,LFT,"Lafayette, LA",71,Hight &gt;60min,94,Short Haul &gt;1500Mi,71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29PQ,ATL,"Atlanta, GA",Morning,-5,0,Low &lt;5min,LFT,"Lafayette, LA",-12,Low &lt;5min,11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16PQ,ATL,"Atlanta, GA",Morning,48,1,Medium &gt;15min,LFT,"Lafayette, LA",34,Medium &gt;15min,103,Short Haul &gt;1500Mi,34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67CA,ATL,"Atlanta, GA",Morning,22,1,Medium &gt;15min,LFT,"Lafayette, LA",2,Low &lt;5min,97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91CA,ATL,"Atlanta, GA",Morning,-1,0,Low &lt;5min,LFT,"Lafayette, LA",-9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67CA,ATL,"Atlanta, GA",Morning,35,1,Medium &gt;15min,LFT,"Lafayette, LA",13,Low &lt;5min,95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98CA,ATL,"Atlanta, GA",Morning,-4,0,Low &lt;5min,LFT,"Lafayette, LA",-13,Low &lt;5min,108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90CA,ATL,"Atlanta, GA",Morning,-3,0,Low &lt;5min,LFT,"Lafayette, LA",-10,Low &lt;5min,11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54CA,ATL,"Atlanta, GA",Morning,-4,0,Low &lt;5min,LFT,"Lafayette, LA",-11,Low &lt;5min,11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91CA,ATL,"Atlanta, GA",Morning,-1,0,Low &lt;5min,LFT,"Lafayette, LA",-8,Low &lt;5min,11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55CA,ATL,"Atlanta, GA",Morning,-6,0,Low &lt;5min,LFT,"Lafayette, LA",1,Low &lt;5min,12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71CA,ATL,"Atlanta, GA",Morning,-4,0,Low &lt;5min,LFT,"Lafayette, LA",-6,Low &lt;5min,11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98CA,ATL,"Atlanta, GA",Morning,-2,0,Low &lt;5min,LFT,"Lafayette, LA",-4,Low &lt;5min,11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68CA,ATL,"Atlanta, GA",Morning,17,1,Medium &gt;15min,LFT,"Lafayette, LA",16,Medium &gt;15min,116,Short Haul &gt;1500Mi,0,0,16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76CA,ATL,"Atlanta, GA",Morning,55,1,Medium &gt;15min,LFT,"Lafayette, LA",46,Medium &gt;15min,108,Short Haul &gt;1500Mi,46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98CA,ATL,"Atlanta, GA",Morning,-5,0,Low &lt;5min,LFT,"Lafayette, LA",-18,Low &lt;5min,104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81GJ,ATL,"Atlanta, GA",Morning,-2,0,Low &lt;5min,LFT,"Lafayette, LA",2,Low &lt;5min,12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68CA,ATL,"Atlanta, GA",Morning,-5,0,Low &lt;5min,LFT,"Lafayette, LA",11,Low &lt;5min,13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98CA,ATL,"Atlanta, GA",Morning,20,1,Medium &gt;15min,LFT,"Lafayette, LA",17,Medium &gt;15min,114,Short Haul &gt;1500Mi,17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54CA,EYW,"Key West, FL",Morning,-11,0,Low &lt;5min,ATL,"Atlanta, GA",-22,Low &lt;5min,124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40CA,EYW,"Key West, FL",Morning,10,1,Low &lt;5min,ATL,"Atlanta, GA",1,Low &lt;5min,126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655CA,EYW,"Key West, FL",Morning,-5,0,Low &lt;5min,ATL,"Atlanta, GA",-21,Low &lt;5min,11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71CA,EYW,"Key West, FL",Morning,100,1,Hight &gt;60min,ATL,"Atlanta, GA",112,Hight &gt;60min,147,Short Haul &gt;1500Mi,100,0,12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71CA,EYW,"Key West, FL",Morning,-12,0,Low &lt;5min,ATL,"Atlanta, GA",-23,Low &lt;5min,124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68CA,EYW,"Key West, FL",Morning,-10,0,Low &lt;5min,ATL,"Atlanta, GA",-23,Low &lt;5min,12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90CA,EYW,"Key West, FL",Morning,-5,0,Low &lt;5min,ATL,"Atlanta, GA",-8,Low &lt;5min,13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40CA,EYW,"Key West, FL",Morning,-6,0,Low &lt;5min,ATL,"Atlanta, GA",-22,Low &lt;5min,119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01XJ,LFT,"Lafayette, LA",Morning,-5,0,Low &lt;5min,ATL,"Atlanta, GA",-17,Low &lt;5min,9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81GJ,LFT,"Lafayette, LA",Morning,-10,0,Low &lt;5min,ATL,"Atlanta, GA",-15,Low &lt;5min,9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98CA,LFT,"Lafayette, LA",Morning,63,1,Hight &gt;60min,ATL,"Atlanta, GA",62,Hight &gt;60min,103,Short Haul &gt;1500Mi,0,0,0,0,62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29PQ,LFT,"Lafayette, LA",Morning,-10,0,Low &lt;5min,ATL,"Atlanta, GA",-22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16PQ,LFT,"Lafayette, LA",Morning,24,1,Medium &gt;15min,ATL,"Atlanta, GA",13,Low &lt;5min,9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67CA,LFT,"Lafayette, LA",Morning,0,0,Low &lt;5min,ATL,"Atlanta, GA",-9,Low &lt;5min,95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98CA,LFT,"Lafayette, LA",Morning,-11,0,Low &lt;5min,ATL,"Atlanta, GA",-20,Low &lt;5min,9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90CA,LFT,"Lafayette, LA",Morning,-5,0,Low &lt;5min,ATL,"Atlanta, GA",-18,Low &lt;5min,9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54CA,LFT,"Lafayette, LA",Morning,5,1,Low &lt;5min,ATL,"Atlanta, GA",-17,Low &lt;5min,82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55CA,LFT,"Lafayette, LA",Morning,-5,0,Low &lt;5min,ATL,"Atlanta, GA",-23,Low &lt;5min,8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71CA,LFT,"Lafayette, LA",Morning,25,1,Medium &gt;15min,ATL,"Atlanta, GA",18,Medium &gt;15min,97,Short Haul &gt;1500Mi,18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98CA,LFT,"Lafayette, LA",Morning,-2,0,Low &lt;5min,ATL,"Atlanta, GA",35,Medium &gt;15min,141,Short Haul &gt;1500Mi,0,0,35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68CA,LFT,"Lafayette, LA",Morning,3,1,Low &lt;5min,ATL,"Atlanta, GA",29,Medium &gt;15min,130,Short Haul &gt;1500Mi,0,0,29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76CA,LFT,"Lafayette, LA",Morning,41,1,Medium &gt;15min,ATL,"Atlanta, GA",22,Medium &gt;15min,85,Short Haul &gt;1500Mi,0,0,0,0,22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81GJ,LFT,"Lafayette, LA",Morning,-1,0,Low &lt;5min,ATL,"Atlanta, GA",-7,Low &lt;5min,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68CA,LFT,"Lafayette, LA",Morning,-2,0,Low &lt;5min,ATL,"Atlanta, GA",4,Low &lt;5min,11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98CA,LFT,"Lafayette, LA",Morning,3,1,Low &lt;5min,ATL,"Atlanta, GA",-11,Low &lt;5min,9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478PX,AVL,"Asheville, NC",Afternoon,19,1,Medium &gt;15min,LGA,"New York, NY",-16,Low &lt;5min,95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479PX,AVL,"Asheville, NC",Afternoon,-5,0,Low &lt;5min,LGA,"New York, NY",-15,Low &lt;5min,122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293PQ,AVL,"Asheville, NC",Afternoon,-1,0,Low &lt;5min,LGA,"New York, NY",24,Medium &gt;15min,157,Short Haul &gt;1500Mi,0,0,24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200PQ,AVL,"Asheville, NC",Afternoon,14,1,Low &lt;5min,LGA,"New York, NY",-25,Low &lt;5min,9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27XJ,AVL,"Asheville, NC",Afternoon,-4,0,Low &lt;5min,LGA,"New York, NY",-47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35PQ,AVL,"Asheville, NC",Afternoon,-10,0,Low &lt;5min,LGA,"New York, NY",-40,Low &lt;5min,10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490PX,AVL,"Asheville, NC",Afternoon,-4,0,Low &lt;5min,LGA,"New York, NY",-42,Low &lt;5min,94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490PX,AVL,"Asheville, NC",Morning,-5,0,Low &lt;5min,LGA,"New York, NY",-8,Low &lt;5min,127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41PQ,DTW,"Detroit, MI",Afternoon,-4,0,Low &lt;5min,GRR,"Grand Rapids, MI",-14,Low &lt;5min,4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296PQ,DTW,"Detroit, MI",Afternoon,-2,0,Low &lt;5min,GRR,"Grand Rapids, MI",-7,Low &lt;5min,5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602LR,DTW,"Detroit, MI",Afternoon,-8,0,Low &lt;5min,GRR,"Grand Rapids, MI",-16,Low &lt;5min,4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32XJ,DTW,"Detroit, MI",Afternoon,0,0,Low &lt;5min,GRR,"Grand Rapids, MI",-10,Low &lt;5min,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1PQ,GRB,"Green Bay, WI",Afternoon,-2,0,Low &lt;5min,MSP,"Minneapolis, MN",-15,Low &lt;5min,6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41PQ,GRR,"Grand Rapids, MI",Evening,-13,0,Low &lt;5min,DTW,"Detroit, MI",-26,Low &lt;5min,5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296PQ,GRR,"Grand Rapids, MI",Evening,-5,0,Low &lt;5min,DTW,"Detroit, MI",-23,Low &lt;5min,4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602LR,GRR,"Grand Rapids, MI",Evening,-22,0,Low &lt;5min,DTW,"Detroit, MI",-21,Low &lt;5min,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32XJ,GRR,"Grand Rapids, MI",Evening,-9,0,Low &lt;5min,DTW,"Detroit, MI",16,Medium &gt;15min,89,Short Haul &gt;1500Mi,0,0,1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478PX,LGA,"New York, NY",Morning,-3,0,Low &lt;5min,AVL,"Asheville, NC",26,Medium &gt;15min,189,Short Haul &gt;1500Mi,0,0,26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479PX,LGA,"New York, NY",Morning,-3,0,Low &lt;5min,AVL,"Asheville, NC",-22,Low &lt;5min,137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293PQ,LGA,"New York, NY",Morning,-3,0,Low &lt;5min,AVL,"Asheville, NC",-39,Low &lt;5min,120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200PQ,LGA,"New York, NY",Morning,-4,0,Low &lt;5min,AVL,"Asheville, NC",6,Low &lt;5min,1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27XJ,LGA,"New York, NY",Morning,0,0,Low &lt;5min,AVL,"Asheville, NC",7,Low &lt;5min,16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35PQ,LGA,"New York, NY",Morning,-4,0,Low &lt;5min,AVL,"Asheville, NC",-19,Low &lt;5min,14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490PX,LGA,"New York, NY",Morning,-10,0,Low &lt;5min,AVL,"Asheville, NC",-55,Low &lt;5min,111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490PX,LGA,"New York, NY",Morning,-9,0,Low &lt;5min,AVL,"Asheville, NC",-43,Low &lt;5min,126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1PQ,MSP,"Minneapolis, MN",Morning,-3,0,Low &lt;5min,GRB,"Green Bay, WI",-6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02PQ,DTW,"Detroit, MI",Evening,13,1,Low &lt;5min,ORF,"Norfolk, VA",-11,Low &lt;5min,8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36EV,DTW,"Detroit, MI",Evening,-4,0,Low &lt;5min,ORF,"Norfolk, VA",-17,Low &lt;5min,10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32EV,DTW,"Detroit, MI",Evening,-3,0,Low &lt;5min,ORF,"Norfolk, VA",-18,Low &lt;5min,98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29XJ,DTW,"Detroit, MI",Evening,-1,0,Low &lt;5min,ORF,"Norfolk, VA",13,Low &lt;5min,12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906XJ,DTW,"Detroit, MI",Evening,-4,0,Low &lt;5min,ORF,"Norfolk, VA",-8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295PQ,DTW,"Detroit, MI",Evening,14,1,Low &lt;5min,ORF,"Norfolk, VA",-8,Low &lt;5min,9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94PQ,DTW,"Detroit, MI",Evening,-4,0,Low &lt;5min,ORF,"Norfolk, VA",-15,Low &lt;5min,10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2PQ,RDU,"Raleigh/Durham, NC",Morning,-8,0,Low &lt;5min,DCA,"Washington, DC",-16,Low &lt;5min,6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01LR,RDU,"Raleigh/Durham, NC",Morning,-5,0,Low &lt;5min,DCA,"Washington, DC",8,Low &lt;5min,8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31EV,RDU,"Raleigh/Durham, NC",Morning,-5,0,Low &lt;5min,DCA,"Washington, DC",6,Low &lt;5min,7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26PQ,RDU,"Raleigh/Durham, NC",Morning,-8,0,Low &lt;5min,DCA,"Washington, DC",4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4PQ,RDU,"Raleigh/Durham, NC",Morning,2,1,Low &lt;5min,DCA,"Washington, DC",-1,Low &lt;5min,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26PQ,RDU,"Raleigh/Durham, NC",Morning,-10,0,Low &lt;5min,DCA,"Washington, DC",-21,Low &lt;5min,5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5PQ,RDU,"Raleigh/Durham, NC",Morning,-8,0,Low &lt;5min,DCA,"Washington, DC",-9,Low &lt;5min,6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294PQ,RDU,"Raleigh/Durham, NC",Morning,55,1,Medium &gt;15min,DCA,"Washington, DC",50,Medium &gt;15min,63,Short Haul &gt;1500Mi,5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31EV,RDU,"Raleigh/Durham, NC",Morning,-3,0,Low &lt;5min,DCA,"Washington, DC",6,Low &lt;5min,7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20PQ,RDU,"Raleigh/Durham, NC",Morning,18,1,Medium &gt;15min,DCA,"Washington, DC",30,Medium &gt;15min,80,Short Haul &gt;1500Mi,18,0,12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06LR,RDU,"Raleigh/Durham, NC",Morning,-1,0,Low &lt;5min,DCA,"Washington, DC",-8,Low &lt;5min,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294PQ,RDU,"Raleigh/Durham, NC",Morning,-5,0,Low &lt;5min,DCA,"Washington, DC",-15,Low &lt;5min,5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602LR,RDU,"Raleigh/Durham, NC",Morning,-9,0,Low &lt;5min,DCA,"Washington, DC",-15,Low &lt;5min,6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228PQ,RDU,"Raleigh/Durham, NC",Morning,-10,0,Low &lt;5min,DCA,"Washington, DC",-13,Low &lt;5min,6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81PQ,RDU,"Raleigh/Durham, NC",Morning,-5,0,Low &lt;5min,DCA,"Washington, DC",-4,Low &lt;5min,6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2EV,RDU,"Raleigh/Durham, NC",Morning,-1,0,Low &lt;5min,DCA,"Washington, DC",19,Medium &gt;15min,88,Short Haul &gt;1500Mi,0,0,19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695CA,RDU,"Raleigh/Durham, NC",Morning,3,1,Low &lt;5min,DCA,"Washington, DC",2,Low &lt;5min,6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10XJ,RDU,"Raleigh/Durham, NC",Morning,-8,0,Low &lt;5min,DCA,"Washington, DC",-15,Low &lt;5min,6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6EV,RDU,"Raleigh/Durham, NC",Morning,-9,0,Low &lt;5min,DCA,"Washington, DC",-4,Low &lt;5min,7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07PQ,RDU,"Raleigh/Durham, NC",Morning,-6,0,Low &lt;5min,DCA,"Washington, DC",1,Low &lt;5min,7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34EV,RDU,"Raleigh/Durham, NC",Morning,-5,0,Low &lt;5min,DCA,"Washington, DC",-10,Low &lt;5min,6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06XJ,RDU,"Raleigh/Durham, NC",Morning,271,1,Hight &gt;60min,DCA,"Washington, DC",263,Hight &gt;60min,60,Short Haul &gt;1500Mi,263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32XJ,RDU,"Raleigh/Durham, NC",Morning,-3,0,Low &lt;5min,DCA,"Washington, DC",0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296PQ,LGA,"New York, NY",Evening,39,1,Medium &gt;15min,MKE,"Milwaukee, WI",17,Medium &gt;15min,143,Short Haul &gt;1500Mi,0,0,0,0,17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76PQ,LGA,"New York, NY",Evening,-6,0,Low &lt;5min,MKE,"Milwaukee, WI",-27,Low &lt;5min,14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14PQ,LGA,"New York, NY",Evening,54,1,Medium &gt;15min,MKE,"Milwaukee, WI",61,Hight &gt;60min,172,Short Haul &gt;1500Mi,3,0,7,0,51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33EV,LGA,"New York, NY",Evening,-3,0,Low &lt;5min,MKE,"Milwaukee, WI",-21,Low &lt;5min,14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5EV,LGA,"New York, NY",Evening,85,1,Hight &gt;60min,MKE,"Milwaukee, WI",66,Hight &gt;60min,149,Short Haul &gt;1500Mi,16,0,0,0,5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13XJ,LGA,"New York, NY",Evening,28,1,Medium &gt;15min,MKE,"Milwaukee, WI",4,Low &lt;5min,14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7PQ,LGA,"New York, NY",Evening,-5,0,Low &lt;5min,MKE,"Milwaukee, WI",-17,Low &lt;5min,15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232PQ,LGA,"New York, NY",Evening,-10,0,Low &lt;5min,MKE,"Milwaukee, WI",-39,Low &lt;5min,13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00PQ,LGA,"New York, NY",Evening,-4,0,Low &lt;5min,MKE,"Milwaukee, WI",11,Low &lt;5min,18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97PQ,LGA,"New York, NY",Evening,53,1,Medium &gt;15min,MKE,"Milwaukee, WI",28,Medium &gt;15min,140,Short Haul &gt;1500Mi,0,0,0,0,2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3GJ,LGA,"New York, NY",Evening,-4,0,Low &lt;5min,MKE,"Milwaukee, WI",-33,Low &lt;5min,13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05LR,LGA,"New York, NY",Evening,-1,0,Low &lt;5min,MKE,"Milwaukee, WI",9,Low &lt;5min,17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478PX,LGA,"New York, NY",Evening,122,1,Hight &gt;60min,MKE,"Milwaukee, WI",118,Hight &gt;60min,161,Short Haul &gt;1500Mi,2,0,0,0,116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81GJ,LGA,"New York, NY",Evening,-7,0,Low &lt;5min,MKE,"Milwaukee, WI",8,Low &lt;5min,18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81PQ,LGA,"New York, NY",Evening,11,1,Low &lt;5min,MKE,"Milwaukee, WI",1,Low &lt;5min,15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53PQ,LGA,"New York, NY",Evening,8,1,Low &lt;5min,MKE,"Milwaukee, WI",-4,Low &lt;5min,15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4EV,LGA,"New York, NY",Evening,51,1,Medium &gt;15min,MKE,"Milwaukee, WI",36,Medium &gt;15min,153,Short Haul &gt;1500Mi,0,0,0,0,36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20PQ,LGA,"New York, NY",Evening,5,1,Low &lt;5min,MKE,"Milwaukee, WI",3,Low &lt;5min,16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31EV,LGA,"New York, NY",Evening,0,0,Low &lt;5min,MKE,"Milwaukee, WI",-8,Low &lt;5min,15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582CA,LGA,"New York, NY",Evening,-5,0,Low &lt;5min,MKE,"Milwaukee, WI",-4,Low &lt;5min,1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970D,ATL,"Atlanta, GA",Evening,2,1,Low &lt;5min,CRW,"Charleston/Dunbar, WV",-15,Low &lt;5min,6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974C,ATL,"Atlanta, GA",Evening,-3,0,Low &lt;5min,CRW,"Charleston/Dunbar, WV",-13,Low &lt;5min,75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924EV,ATL,"Atlanta, GA",Evening,38,1,Medium &gt;15min,CRW,"Charleston/Dunbar, WV",39,Medium &gt;15min,86,Short Haul &gt;1500Mi,38,0,1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836AY,ATL,"Atlanta, GA",Evening,9,1,Low &lt;5min,CRW,"Charleston/Dunbar, WV",-10,Low &lt;5min,66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8976E,ATL,"Atlanta, GA",Evening,-4,0,Low &lt;5min,CRW,"Charleston/Dunbar, WV",-21,Low &lt;5min,6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835AY,ATL,"Atlanta, GA",Evening,-1,0,Low &lt;5min,CRW,"Charleston/Dunbar, WV",-11,Low &lt;5min,75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877A,ATL,"Atlanta, GA",Evening,-4,0,Low &lt;5min,CRW,"Charleston/Dunbar, WV",-23,Low &lt;5min,6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01XJ,ATL,"Atlanta, GA",Evening,0,0,Low &lt;5min,CRW,"Charleston/Dunbar, WV",2,Low &lt;5min,8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13XJ,LGA,"New York, NY",Morning,-4,0,Low &lt;5min,MKE,"Milwaukee, WI",-18,Low &lt;5min,15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36PQ,LGA,"New York, NY",Morning,-4,0,Low &lt;5min,MKE,"Milwaukee, WI",-33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22XJ,LGA,"New York, NY",Morning,1,1,Low &lt;5min,MKE,"Milwaukee, WI",-15,Low &lt;5min,15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30PQ,LGA,"New York, NY",Morning,116,1,Hight &gt;60min,MKE,"Milwaukee, WI",119,Hight &gt;60min,169,Short Haul &gt;1500Mi,116,0,3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35PQ,LGA,"New York, NY",Morning,41,1,Medium &gt;15min,MKE,"Milwaukee, WI",18,Medium &gt;15min,143,Short Haul &gt;1500Mi,0,0,0,0,18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05XJ,LGA,"New York, NY",Morning,-10,0,Low &lt;5min,MKE,"Milwaukee, WI",-36,Low &lt;5min,14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3PQ,LGA,"New York, NY",Morning,-5,0,Low &lt;5min,MKE,"Milwaukee, WI",-13,Low &lt;5min,15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04LR,LGA,"New York, NY",Morning,-7,0,Low &lt;5min,MKE,"Milwaukee, WI",-27,Low &lt;5min,1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33XJ,LGA,"New York, NY",Morning,-13,0,Low &lt;5min,MKE,"Milwaukee, WI",-27,Low &lt;5min,15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32XJ,LGA,"New York, NY",Morning,-15,0,Low &lt;5min,MKE,"Milwaukee, WI",-34,Low &lt;5min,1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3GJ,LGA,"New York, NY",Morning,-3,0,Low &lt;5min,MKE,"Milwaukee, WI",-33,Low &lt;5min,13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05LR,LGA,"New York, NY",Afternoon,-5,0,Low &lt;5min,MKE,"Milwaukee, WI",-23,Low &lt;5min,14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13PQ,LGA,"New York, NY",Morning,177,1,Hight &gt;60min,MKE,"Milwaukee, WI",153,Hight &gt;60min,142,Short Haul &gt;1500Mi,0,0,0,0,153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3EV,LGA,"New York, NY",Morning,0,0,Low &lt;5min,MKE,"Milwaukee, WI",-22,Low &lt;5min,14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6EV,LGA,"New York, NY",Morning,-5,0,Low &lt;5min,MKE,"Milwaukee, WI",-10,Low &lt;5min,16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298PQ,LGA,"New York, NY",Morning,59,1,Medium &gt;15min,MKE,"Milwaukee, WI",32,Medium &gt;15min,139,Short Haul &gt;1500Mi,9,0,0,0,23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4EV,LGA,"New York, NY",Morning,-2,0,Low &lt;5min,MKE,"Milwaukee, WI",10,Low &lt;5min,178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20PQ,LGA,"New York, NY",Afternoon,-10,0,Low &lt;5min,MKE,"Milwaukee, WI",-20,Low &lt;5min,15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00PQ,LGA,"New York, NY",Morning,-3,0,Low &lt;5min,MKE,"Milwaukee, WI",-18,Low &lt;5min,15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29PQ,LGA,"New York, NY",Morning,45,1,Medium &gt;15min,MKE,"Milwaukee, WI",52,Medium &gt;15min,173,Short Haul &gt;1500Mi,0,0,7,0,4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13XJ,MKE,"Milwaukee, WI",Afternoon,-6,0,Low &lt;5min,LGA,"New York, NY",-9,Low &lt;5min,13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36PQ,MKE,"Milwaukee, WI",Afternoon,-9,0,Low &lt;5min,LGA,"New York, NY",-23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22XJ,MKE,"Milwaukee, WI",Afternoon,-1,0,Low &lt;5min,LGA,"New York, NY",3,Low &lt;5min,13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30PQ,MKE,"Milwaukee, WI",Afternoon,66,1,Hight &gt;60min,LGA,"New York, NY",59,Medium &gt;15min,128,Short Haul &gt;1500Mi,0,0,0,0,59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35PQ,MKE,"Milwaukee, WI",Afternoon,-10,0,Low &lt;5min,LGA,"New York, NY",21,Medium &gt;15min,166,Short Haul &gt;1500Mi,0,0,21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05XJ,MKE,"Milwaukee, WI",Afternoon,-5,0,Low &lt;5min,LGA,"New York, NY",-16,Low &lt;5min,12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3PQ,MKE,"Milwaukee, WI",Afternoon,-9,0,Low &lt;5min,LGA,"New York, NY",-17,Low &lt;5min,12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04LR,MKE,"Milwaukee, WI",Afternoon,-10,0,Low &lt;5min,LGA,"New York, NY",-23,Low &lt;5min,12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33XJ,MKE,"Milwaukee, WI",Afternoon,-5,0,Low &lt;5min,LGA,"New York, NY",-25,Low &lt;5min,11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32XJ,MKE,"Milwaukee, WI",Afternoon,6,1,Low &lt;5min,LGA,"New York, NY",19,Medium &gt;15min,148,Short Haul &gt;1500Mi,0,6,1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3GJ,MKE,"Milwaukee, WI",Afternoon,-7,0,Low &lt;5min,LGA,"New York, NY",-1,Low &lt;5min,14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05LR,MKE,"Milwaukee, WI",Afternoon,-5,0,Low &lt;5min,LGA,"New York, NY",13,Low &lt;5min,15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13PQ,MKE,"Milwaukee, WI",Afternoon,113,1,Hight &gt;60min,LGA,"New York, NY",105,Hight &gt;60min,127,Short Haul &gt;1500Mi,0,2,0,0,103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3EV,MKE,"Milwaukee, WI",Afternoon,-5,0,Low &lt;5min,LGA,"New York, NY",-15,Low &lt;5min,12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6EV,MKE,"Milwaukee, WI",Afternoon,-5,0,Low &lt;5min,LGA,"New York, NY",20,Medium &gt;15min,160,Short Haul &gt;1500Mi,0,0,2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298PQ,MKE,"Milwaukee, WI",Afternoon,35,1,Medium &gt;15min,LGA,"New York, NY",47,Medium &gt;15min,147,Short Haul &gt;1500Mi,0,0,47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4EV,MKE,"Milwaukee, WI",Afternoon,-11,0,Low &lt;5min,LGA,"New York, NY",63,Hight &gt;60min,209,Short Haul &gt;1500Mi,0,0,63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20PQ,MKE,"Milwaukee, WI",Afternoon,-5,0,Low &lt;5min,LGA,"New York, NY",19,Medium &gt;15min,159,Short Haul &gt;1500Mi,0,0,19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00PQ,MKE,"Milwaukee, WI",Afternoon,-7,0,Low &lt;5min,LGA,"New York, NY",-25,Low &lt;5min,11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29PQ,MKE,"Milwaukee, WI",Afternoon,-6,0,Low &lt;5min,LGA,"New York, NY",-20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272PQ,ATL,"Atlanta, GA",Afternoon,-2,0,Low &lt;5min,GNV,"Gainesville, FL",-14,Low &lt;5min,6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4GJ,DTW,"Detroit, MI",Afternoon,-3,0,Low &lt;5min,CVG,"Cincinnati, OH",-22,Low &lt;5min,5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84GJ,DTW,"Detroit, MI",Afternoon,-4,0,Low &lt;5min,CVG,"Cincinnati, OH",-17,Low &lt;5min,6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48PQ,DTW,"Detroit, MI",Afternoon,-4,0,Low &lt;5min,CVG,"Cincinnati, OH",-20,Low &lt;5min,6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31PQ,DTW,"Detroit, MI",Afternoon,13,1,Low &lt;5min,CVG,"Cincinnati, OH",20,Medium &gt;15min,83,Short Haul &gt;1500Mi,0,0,7,0,13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32PQ,DTW,"Detroit, MI",Afternoon,-2,0,Low &lt;5min,CVG,"Cincinnati, OH",-9,Low &lt;5min,6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294PQ,DTW,"Detroit, MI",Afternoon,1,1,Low &lt;5min,CVG,"Cincinnati, OH",-8,Low &lt;5min,6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31PQ,DTW,"Detroit, MI",Afternoon,-5,0,Low &lt;5min,CVG,"Cincinnati, OH",-21,Low &lt;5min,6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36EV,DTW,"Detroit, MI",Afternoon,12,1,Low &lt;5min,CVG,"Cincinnati, OH",1,Low &lt;5min,6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20PQ,DTW,"Detroit, MI",Afternoon,74,1,Hight &gt;60min,CVG,"Cincinnati, OH",65,Hight &gt;60min,67,Short Haul &gt;1500Mi,0,0,0,0,6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19PQ,DTW,"Detroit, MI",Afternoon,3,1,Low &lt;5min,CVG,"Cincinnati, OH",-9,Low &lt;5min,6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19PQ,DTW,"Detroit, MI",Afternoon,2,1,Low &lt;5min,CVG,"Cincinnati, OH",14,Low &lt;5min,8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05PQ,DTW,"Detroit, MI",Afternoon,-3,0,Low &lt;5min,CVG,"Cincinnati, OH",-14,Low &lt;5min,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4PQ,DTW,"Detroit, MI",Afternoon,-7,0,Low &lt;5min,CVG,"Cincinnati, OH",-20,Low &lt;5min,6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04LR,DTW,"Detroit, MI",Afternoon,1,1,Low &lt;5min,CVG,"Cincinnati, OH",25,Medium &gt;15min,100,Short Haul &gt;1500Mi,0,0,25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99PQ,DTW,"Detroit, MI",Afternoon,-5,0,Low &lt;5min,CVG,"Cincinnati, OH",-18,Low &lt;5min,6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99PQ,DTW,"Detroit, MI",Afternoon,-3,0,Low &lt;5min,CVG,"Cincinnati, OH",-17,Low &lt;5min,6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7EV,DTW,"Detroit, MI",Afternoon,202,1,Hight &gt;60min,CVG,"Cincinnati, OH",222,Hight &gt;60min,96,Short Haul &gt;1500Mi,4,0,20,0,198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10PQ,DTW,"Detroit, MI",Afternoon,15,1,Low &lt;5min,CVG,"Cincinnati, OH",20,Medium &gt;15min,81,Short Haul &gt;1500Mi,0,0,5,0,1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25PQ,DTW,"Detroit, MI",Afternoon,1,1,Low &lt;5min,CVG,"Cincinnati, OH",8,Low &lt;5min,8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37XJ,DTW,"Detroit, MI",Afternoon,-2,0,Low &lt;5min,CVG,"Cincinnati, OH",-17,Low &lt;5min,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13PQ,DTW,"Detroit, MI",Afternoon,-5,0,Low &lt;5min,CVG,"Cincinnati, OH",-4,Low &lt;5min,7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16PQ,DTW,"Detroit, MI",Afternoon,4,1,Low &lt;5min,CVG,"Cincinnati, OH",6,Low &lt;5min,7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37EV,DTW,"Detroit, MI",Afternoon,16,1,Medium &gt;15min,CVG,"Cincinnati, OH",7,Low &lt;5min,6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272PQ,GNV,"Gainesville, FL",Afternoon,18,1,Medium &gt;15min,ATL,"Atlanta, GA",58,Medium &gt;15min,128,Short Haul &gt;1500Mi,18,0,4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68CA,DTW,"Detroit, MI",Afternoon,-2,0,Low &lt;5min,MDW,"Chicago, IL",-19,Low &lt;5min,6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40CA,DTW,"Detroit, MI",Afternoon,-5,0,Low &lt;5min,MDW,"Chicago, IL",-22,Low &lt;5min,67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55CA,DTW,"Detroit, MI",Afternoon,39,1,Medium &gt;15min,MDW,"Chicago, IL",21,Medium &gt;15min,66,Short Haul &gt;1500Mi,0,0,0,0,21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55CA,DTW,"Detroit, MI",Afternoon,-5,0,Low &lt;5min,MDW,"Chicago, IL",-19,Low &lt;5min,70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40CA,DTW,"Detroit, MI",Afternoon,5,1,Low &lt;5min,MDW,"Chicago, IL",6,Low &lt;5min,85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68CA,DTW,"Detroit, MI",Afternoon,-5,0,Low &lt;5min,MDW,"Chicago, IL",-28,Low &lt;5min,6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91CA,DTW,"Detroit, MI",Afternoon,25,1,Medium &gt;15min,MDW,"Chicago, IL",17,Medium &gt;15min,76,Short Haul &gt;1500Mi,17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40CA,DTW,"Detroit, MI",Afternoon,-2,0,Low &lt;5min,MDW,"Chicago, IL",-7,Low &lt;5min,75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90CA,DTW,"Detroit, MI",Afternoon,93,1,Hight &gt;60min,MDW,"Chicago, IL",77,Hight &gt;60min,64,Short Haul &gt;1500Mi,65,0,0,0,12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54CA,DTW,"Detroit, MI",Afternoon,-4,0,Low &lt;5min,MDW,"Chicago, IL",5,Low &lt;5min,89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91CA,DTW,"Detroit, MI",Afternoon,-1,0,Low &lt;5min,MDW,"Chicago, IL",-20,Low &lt;5min,6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98CA,DTW,"Detroit, MI",Afternoon,31,1,Medium &gt;15min,MDW,"Chicago, IL",17,Medium &gt;15min,66,Short Haul &gt;1500Mi,17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54CA,DTW,"Detroit, MI",Afternoon,-3,0,Low &lt;5min,MDW,"Chicago, IL",-21,Low &lt;5min,66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90CA,DTW,"Detroit, MI",Afternoon,-10,0,Low &lt;5min,MDW,"Chicago, IL",6,Low &lt;5min,9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98CA,DTW,"Detroit, MI",Afternoon,-5,0,Low &lt;5min,MDW,"Chicago, IL",-20,Low &lt;5min,6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54CA,DTW,"Detroit, MI",Afternoon,0,0,Low &lt;5min,MDW,"Chicago, IL",-13,Low &lt;5min,67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67CA,DTW,"Detroit, MI",Afternoon,32,1,Medium &gt;15min,MDW,"Chicago, IL",52,Medium &gt;15min,100,Short Haul &gt;1500Mi,0,0,20,0,32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9XJ,DTW,"Detroit, MI",Afternoon,130,1,Hight &gt;60min,MDW,"Chicago, IL",130,Hight &gt;60min,80,Short Haul &gt;1500Mi,13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40CA,DTW,"Detroit, MI",Afternoon,-5,0,Low &lt;5min,MDW,"Chicago, IL",6,Low &lt;5min,91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67CA,DTW,"Detroit, MI",Afternoon,-5,0,Low &lt;5min,MDW,"Chicago, IL",-19,Low &lt;5min,7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76CA,DTW,"Detroit, MI",Afternoon,-3,0,Low &lt;5min,MDW,"Chicago, IL",-5,Low &lt;5min,78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76CA,DTW,"Detroit, MI",Afternoon,-7,0,Low &lt;5min,MDW,"Chicago, IL",-22,Low &lt;5min,6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40CA,DTW,"Detroit, MI",Afternoon,-4,0,Low &lt;5min,MDW,"Chicago, IL",-8,Low &lt;5min,76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676CA,JFK,"New York, NY",Evening,0,0,Low &lt;5min,CLT,"Charlotte, NC",-14,Low &lt;5min,12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931XJ,JFK,"New York, NY",Evening,-2,0,Low &lt;5min,CLT,"Charlotte, NC",-26,Low &lt;5min,11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66PQ,JFK,"New York, NY",Evening,2,1,Low &lt;5min,CLT,"Charlotte, NC",2,Low &lt;5min,14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01PQ,JFK,"New York, NY",Evening,-5,0,Low &lt;5min,CLT,"Charlotte, NC",-23,Low &lt;5min,12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295PQ,JFK,"New York, NY",Evening,9,1,Low &lt;5min,CLT,"Charlotte, NC",-17,Low &lt;5min,11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03XJ,JFK,"New York, NY",Evening,-8,0,Low &lt;5min,CLT,"Charlotte, NC",-39,Low &lt;5min,11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87GJ,JFK,"New York, NY",Evening,129,1,Hight &gt;60min,CLT,"Charlotte, NC",121,Hight &gt;60min,133,Short Haul &gt;1500Mi,121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68CA,MDW,"Chicago, IL",Afternoon,-5,0,Low &lt;5min,DTW,"Detroit, MI",-16,Low &lt;5min,6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40CA,MDW,"Chicago, IL",Afternoon,-15,0,Low &lt;5min,DTW,"Detroit, MI",-21,Low &lt;5min,68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55CA,MDW,"Chicago, IL",Afternoon,11,1,Low &lt;5min,DTW,"Detroit, MI",0,Low &lt;5min,6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55CA,MDW,"Chicago, IL",Afternoon,-6,0,Low &lt;5min,DTW,"Detroit, MI",-12,Low &lt;5min,6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40CA,MDW,"Chicago, IL",Afternoon,-2,0,Low &lt;5min,DTW,"Detroit, MI",31,Medium &gt;15min,107,Short Haul &gt;1500Mi,0,0,31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68CA,MDW,"Chicago, IL",Afternoon,-20,0,Low &lt;5min,DTW,"Detroit, MI",-28,Low &lt;5min,6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91CA,MDW,"Chicago, IL",Afternoon,-4,0,Low &lt;5min,DTW,"Detroit, MI",-2,Low &lt;5min,7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40CA,MDW,"Chicago, IL",Evening,-8,0,Low &lt;5min,DTW,"Detroit, MI",-9,Low &lt;5min,74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90CA,MDW,"Chicago, IL",Evening,65,1,Hight &gt;60min,DTW,"Detroit, MI",47,Medium &gt;15min,57,Short Haul &gt;1500Mi,0,0,0,0,47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54CA,MDW,"Chicago, IL",Evening,-6,0,Low &lt;5min,DTW,"Detroit, MI",-21,Low &lt;5min,6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91CA,MDW,"Chicago, IL",Evening,-9,0,Low &lt;5min,DTW,"Detroit, MI",-18,Low &lt;5min,6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98CA,MDW,"Chicago, IL",Evening,25,1,Medium &gt;15min,DTW,"Detroit, MI",24,Medium &gt;15min,74,Short Haul &gt;1500Mi,0,8,0,0,16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54CA,MDW,"Chicago, IL",Afternoon,-13,0,Low &lt;5min,DTW,"Detroit, MI",-15,Low &lt;5min,72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90CA,MDW,"Chicago, IL",Evening,-9,0,Low &lt;5min,DTW,"Detroit, MI",9,Low &lt;5min,9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98CA,MDW,"Chicago, IL",Evening,-15,0,Low &lt;5min,DTW,"Detroit, MI",-25,Low &lt;5min,6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54CA,MDW,"Chicago, IL",Evening,-14,0,Low &lt;5min,DTW,"Detroit, MI",-25,Low &lt;5min,64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67CA,MDW,"Chicago, IL",Evening,39,1,Medium &gt;15min,DTW,"Detroit, MI",47,Medium &gt;15min,83,Short Haul &gt;1500Mi,0,0,8,0,39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9XJ,MDW,"Chicago, IL",Evening,126,1,Hight &gt;60min,DTW,"Detroit, MI",138,Hight &gt;60min,87,Short Haul &gt;1500Mi,0,0,12,0,126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40CA,MDW,"Chicago, IL",Evening,-8,0,Low &lt;5min,DTW,"Detroit, MI",4,Low &lt;5min,87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67CA,MDW,"Chicago, IL",Afternoon,1,1,Low &lt;5min,DTW,"Detroit, MI",-13,Low &lt;5min,6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76CA,MDW,"Chicago, IL",Evening,-6,0,Low &lt;5min,DTW,"Detroit, MI",-9,Low &lt;5min,7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76CA,MDW,"Chicago, IL",Evening,-9,0,Low &lt;5min,DTW,"Detroit, MI",-19,Low &lt;5min,6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40CA,MDW,"Chicago, IL",Evening,-5,0,Low &lt;5min,DTW,"Detroit, MI",-13,Low &lt;5min,67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48PQ,BTV,"Burlington, VT",Morning,-5,0,Low &lt;5min,JFK,"New York, NY",-30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48PQ,JFK,"New York, NY",Morning,-4,0,Low &lt;5min,BTV,"Burlington, VT",-11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32XJ,MSP,"Minneapolis, MN",Afternoon,7,1,Low &lt;5min,JFK,"New York, NY",3,Low &lt;5min,17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6PQ,RIC,"Richmond, VA",Afternoon,-4,0,Low &lt;5min,LGA,"New York, NY",-28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491PX,RIC,"Richmond, VA",Afternoon,-6,0,Low &lt;5min,LGA,"New York, NY",-26,Low &lt;5min,79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479PX,RIC,"Richmond, VA",Afternoon,65,1,Hight &gt;60min,LGA,"New York, NY",48,Medium &gt;15min,82,Short Haul &gt;1500Mi,0,0,48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13PQ,RIC,"Richmond, VA",Afternoon,27,1,Medium &gt;15min,LGA,"New York, NY",5,Low &lt;5min,7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33XJ,RIC,"Richmond, VA",Afternoon,-3,0,Low &lt;5min,LGA,"New York, NY",-34,Low &lt;5min,6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95CA,RIC,"Richmond, VA",Afternoon,-6,0,Low &lt;5min,LGA,"New York, NY",-36,Low &lt;5min,6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06XJ,RIC,"Richmond, VA",Afternoon,-7,0,Low &lt;5min,LGA,"New York, NY",-32,Low &lt;5min,7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28PQ,RIC,"Richmond, VA",Afternoon,-5,0,Low &lt;5min,LGA,"New York, NY",-37,Low &lt;5min,6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87GJ,RIC,"Richmond, VA",Afternoon,28,1,Medium &gt;15min,LGA,"New York, NY",33,Medium &gt;15min,104,Short Haul &gt;1500Mi,0,0,3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7LR,RIC,"Richmond, VA",Afternoon,66,1,Hight &gt;60min,LGA,"New York, NY",37,Medium &gt;15min,70,Short Haul &gt;1500Mi,16,0,0,0,21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2GJ,RIC,"Richmond, VA",Afternoon,24,1,Medium &gt;15min,LGA,"New York, NY",-8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6XJ,RIC,"Richmond, VA",Afternoon,-9,0,Low &lt;5min,LGA,"New York, NY",-33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4PQ,RIC,"Richmond, VA",Afternoon,-5,0,Low &lt;5min,LGA,"New York, NY",-25,Low &lt;5min,7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35PQ,RIC,"Richmond, VA",Afternoon,66,1,Hight &gt;60min,LGA,"New York, NY",60,Medium &gt;15min,93,Short Haul &gt;1500Mi,0,0,6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8EV,RIC,"Richmond, VA",Afternoon,-5,0,Low &lt;5min,LGA,"New York, NY",-34,Low &lt;5min,7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6PQ,RIC,"Richmond, VA",Afternoon,-1,0,Low &lt;5min,LGA,"New York, NY",-35,Low &lt;5min,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31PQ,RIC,"Richmond, VA",Afternoon,86,1,Hight &gt;60min,LGA,"New York, NY",71,Hight &gt;60min,84,Short Haul &gt;1500Mi,0,0,0,0,71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232PQ,RIC,"Richmond, VA",Afternoon,-5,0,Low &lt;5min,LGA,"New York, NY",-38,Low &lt;5min,6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8928A,DTW,"Detroit, MI",Afternoon,-3,0,Low &lt;5min,MBS,"Saginaw/Bay City/Midland, MI",-17,Low &lt;5min,40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834AY,DTW,"Detroit, MI",Afternoon,-2,0,Low &lt;5min,MBS,"Saginaw/Bay City/Midland, MI",-4,Low &lt;5min,52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836AY,DTW,"Detroit, MI",Afternoon,1,1,Low &lt;5min,MBS,"Saginaw/Bay City/Midland, MI",2,Low &lt;5min,55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8974C,DTW,"Detroit, MI",Afternoon,-5,0,Low &lt;5min,MBS,"Saginaw/Bay City/Midland, MI",-20,Low &lt;5min,3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836AY,DTW,"Detroit, MI",Afternoon,59,1,Medium &gt;15min,MBS,"Saginaw/Bay City/Midland, MI",53,Medium &gt;15min,48,Short Haul &gt;1500Mi,53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8877A,DTW,"Detroit, MI",Afternoon,-1,0,Low &lt;5min,MBS,"Saginaw/Bay City/Midland, MI",-12,Low &lt;5min,4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836AY,DTW,"Detroit, MI",Afternoon,-6,0,Low &lt;5min,MBS,"Saginaw/Bay City/Midland, MI",-22,Low &lt;5min,38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8986B,DTW,"Detroit, MI",Afternoon,-2,0,Low &lt;5min,MBS,"Saginaw/Bay City/Midland, MI",-13,Low &lt;5min,4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8877A,DTW,"Detroit, MI",Afternoon,-5,0,Low &lt;5min,MBS,"Saginaw/Bay City/Midland, MI",-16,Low &lt;5min,4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834AY,DTW,"Detroit, MI",Afternoon,-5,0,Low &lt;5min,MBS,"Saginaw/Bay City/Midland, MI",-20,Low &lt;5min,39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8946A,DTW,"Detroit, MI",Afternoon,13,1,Low &lt;5min,MBS,"Saginaw/Bay City/Midland, MI",14,Low &lt;5min,55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836AY,DTW,"Detroit, MI",Afternoon,8,1,Low &lt;5min,MBS,"Saginaw/Bay City/Midland, MI",-1,Low &lt;5min,45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836AY,DTW,"Detroit, MI",Afternoon,-5,0,Low &lt;5min,MBS,"Saginaw/Bay City/Midland, MI",0,Low &lt;5min,59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8968E,DTW,"Detroit, MI",Afternoon,-4,0,Low &lt;5min,MBS,"Saginaw/Bay City/Midland, MI",21,Medium &gt;15min,79,Short Haul &gt;1500Mi,0,0,21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24EV,DTW,"Detroit, MI",Afternoon,-3,0,Low &lt;5min,MBS,"Saginaw/Bay City/Midland, MI",-5,Low &lt;5min,5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4EV,DTW,"Detroit, MI",Afternoon,-3,0,Low &lt;5min,MBS,"Saginaw/Bay City/Midland, MI",-7,Low &lt;5min,5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836AY,DTW,"Detroit, MI",Afternoon,-5,0,Low &lt;5min,MBS,"Saginaw/Bay City/Midland, MI",-5,Low &lt;5min,54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8928A,DTW,"Detroit, MI",Afternoon,-4,0,Low &lt;5min,MBS,"Saginaw/Bay City/Midland, MI",-9,Low &lt;5min,4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8970D,DTW,"Detroit, MI",Afternoon,-4,0,Low &lt;5min,MBS,"Saginaw/Bay City/Midland, MI",-7,Low &lt;5min,51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8970D,DTW,"Detroit, MI",Afternoon,-3,0,Low &lt;5min,MBS,"Saginaw/Bay City/Midland, MI",0,Low &lt;5min,5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02XJ,DTW,"Detroit, MI",Afternoon,17,1,Medium &gt;15min,MBS,"Saginaw/Bay City/Midland, MI",39,Medium &gt;15min,76,Short Haul &gt;1500Mi,17,0,22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8928A,DTW,"Detroit, MI",Afternoon,0,0,Low &lt;5min,MBS,"Saginaw/Bay City/Midland, MI",-15,Low &lt;5min,3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8928A,MBS,"Saginaw/Bay City/Midland, MI",Afternoon,-5,0,Low &lt;5min,DTW,"Detroit, MI",-12,Low &lt;5min,4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834AY,MBS,"Saginaw/Bay City/Midland, MI",Afternoon,-12,0,Low &lt;5min,DTW,"Detroit, MI",-20,Low &lt;5min,43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836AY,MBS,"Saginaw/Bay City/Midland, MI",Afternoon,-3,0,Low &lt;5min,DTW,"Detroit, MI",-17,Low &lt;5min,37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8974C,MBS,"Saginaw/Bay City/Midland, MI",Afternoon,-5,0,Low &lt;5min,DTW,"Detroit, MI",-13,Low &lt;5min,4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836AY,MBS,"Saginaw/Bay City/Midland, MI",Afternoon,383,1,Hight &gt;60min,DTW,"Detroit, MI",394,Hight &gt;60min,62,Short Haul &gt;1500Mi,340,0,11,0,43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8877A,MBS,"Saginaw/Bay City/Midland, MI",Afternoon,-9,0,Low &lt;5min,DTW,"Detroit, MI",-13,Low &lt;5min,4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836AY,MBS,"Saginaw/Bay City/Midland, MI",Afternoon,-5,0,Low &lt;5min,DTW,"Detroit, MI",-16,Low &lt;5min,40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8986B,MBS,"Saginaw/Bay City/Midland, MI",Afternoon,6,1,Low &lt;5min,DTW,"Detroit, MI",0,Low &lt;5min,45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8877A,MBS,"Saginaw/Bay City/Midland, MI",Afternoon,-10,0,Low &lt;5min,DTW,"Detroit, MI",-10,Low &lt;5min,5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834AY,MBS,"Saginaw/Bay City/Midland, MI",Afternoon,82,1,Hight &gt;60min,DTW,"Detroit, MI",76,Hight &gt;60min,45,Short Haul &gt;1500Mi,76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8946A,MBS,"Saginaw/Bay City/Midland, MI",Afternoon,-2,0,Low &lt;5min,DTW,"Detroit, MI",-2,Low &lt;5min,51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836AY,MBS,"Saginaw/Bay City/Midland, MI",Afternoon,-9,0,Low &lt;5min,DTW,"Detroit, MI",2,Low &lt;5min,62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836AY,MBS,"Saginaw/Bay City/Midland, MI",Afternoon,-10,0,Low &lt;5min,DTW,"Detroit, MI",5,Low &lt;5min,66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8968E,MBS,"Saginaw/Bay City/Midland, MI",Afternoon,3,1,Low &lt;5min,DTW,"Detroit, MI",25,Medium &gt;15min,73,Short Haul &gt;1500Mi,0,0,25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24EV,MBS,"Saginaw/Bay City/Midland, MI",Afternoon,-9,0,Low &lt;5min,DTW,"Detroit, MI",-20,Low &lt;5min,4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4EV,MBS,"Saginaw/Bay City/Midland, MI",Afternoon,-9,0,Low &lt;5min,DTW,"Detroit, MI",-22,Low &lt;5min,38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836AY,MBS,"Saginaw/Bay City/Midland, MI",Afternoon,-5,0,Low &lt;5min,DTW,"Detroit, MI",1,Low &lt;5min,57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8928A,MBS,"Saginaw/Bay City/Midland, MI",Afternoon,-5,0,Low &lt;5min,DTW,"Detroit, MI",-12,Low &lt;5min,4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8970D,MBS,"Saginaw/Bay City/Midland, MI",Afternoon,-8,0,Low &lt;5min,DTW,"Detroit, MI",-18,Low &lt;5min,41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8970D,MBS,"Saginaw/Bay City/Midland, MI",Afternoon,-3,0,Low &lt;5min,DTW,"Detroit, MI",5,Low &lt;5min,5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02XJ,MBS,"Saginaw/Bay City/Midland, MI",Afternoon,23,1,Medium &gt;15min,DTW,"Detroit, MI",33,Medium &gt;15min,61,Short Haul &gt;1500Mi,0,0,10,0,23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8928A,MBS,"Saginaw/Bay City/Midland, MI",Afternoon,-10,0,Low &lt;5min,DTW,"Detroit, MI",-19,Low &lt;5min,4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25XJ,SAV,"Savannah, GA",Afternoon,-7,0,Low &lt;5min,JFK,"New York, NY",-26,Low &lt;5min,11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36PQ,JFK,"New York, NY",Morning,-1,0,Low &lt;5min,DTW,"Detroit, MI",-21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33EV,JFK,"New York, NY",Morning,10,1,Low &lt;5min,DTW,"Detroit, MI",-19,Low &lt;5min,11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31XJ,RIC,"Richmond, VA",Night,0,0,Low &lt;5min,DTW,"Detroit, MI",-10,Low &lt;5min,10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35XJ,RIC,"Richmond, VA",Night,-5,0,Low &lt;5min,DTW,"Detroit, MI",-1,Low &lt;5min,12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32EV,RIC,"Richmond, VA",Night,-8,0,Low &lt;5min,DTW,"Detroit, MI",-1,Low &lt;5min,12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228PQ,RIC,"Richmond, VA",Night,-3,0,Low &lt;5min,DTW,"Detroit, MI",-12,Low &lt;5min,10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08XJ,RIC,"Richmond, VA",Night,-4,0,Low &lt;5min,DTW,"Detroit, MI",-18,Low &lt;5min,10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36XJ,RIC,"Richmond, VA",Night,-3,0,Low &lt;5min,DTW,"Detroit, MI",-10,Low &lt;5min,10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38EV,RIC,"Richmond, VA",Night,16,1,Medium &gt;15min,DTW,"Detroit, MI",2,Low &lt;5min,10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9PQ,RIC,"Richmond, VA",Night,-8,0,Low &lt;5min,DTW,"Detroit, MI",-23,Low &lt;5min,10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05LR,RIC,"Richmond, VA",Night,-3,0,Low &lt;5min,DTW,"Detroit, MI",-13,Low &lt;5min,10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35PQ,RIC,"Richmond, VA",Night,-5,0,Low &lt;5min,DTW,"Detroit, MI",-19,Low &lt;5min,10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37EV,RIC,"Richmond, VA",Night,-7,0,Low &lt;5min,DTW,"Detroit, MI",-21,Low &lt;5min,10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41PQ,ALB,"Albany, NY",Afternoon,31,1,Medium &gt;15min,DTW,"Detroit, MI",14,Low &lt;5min,10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09PQ,ALB,"Albany, NY",Afternoon,-2,0,Low &lt;5min,DTW,"Detroit, MI",-26,Low &lt;5min,10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83GJ,ALB,"Albany, NY",Afternoon,-9,0,Low &lt;5min,DTW,"Detroit, MI",-25,Low &lt;5min,11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11PQ,ALB,"Albany, NY",Afternoon,-9,0,Low &lt;5min,DTW,"Detroit, MI",-31,Low &lt;5min,10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03XJ,ALB,"Albany, NY",Afternoon,-8,0,Low &lt;5min,DTW,"Detroit, MI",-23,Low &lt;5min,10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933XJ,ALB,"Albany, NY",Afternoon,-9,0,Low &lt;5min,DTW,"Detroit, MI",-38,Low &lt;5min,9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76PQ,ALB,"Albany, NY",Afternoon,21,1,Medium &gt;15min,DTW,"Detroit, MI",-5,Low &lt;5min,9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31PQ,ALB,"Albany, NY",Afternoon,-5,0,Low &lt;5min,DTW,"Detroit, MI",-32,Low &lt;5min,9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20PQ,ATL,"Atlanta, GA",Afternoon,-4,0,Low &lt;5min,BTR,"Baton Rouge, LA",-2,Low &lt;5min,10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76CA,ATL,"Atlanta, GA",Evening,1,1,Low &lt;5min,EVV,"Evansville, IN",15,Low &lt;5min,98,Short Haul &gt;1500Mi,0,0,15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67CA,ATL,"Atlanta, GA",Evening,-3,0,Low &lt;5min,EVV,"Evansville, IN",3,Low &lt;5min,9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71CA,ATL,"Atlanta, GA",Evening,-5,0,Low &lt;5min,EVV,"Evansville, IN",-11,Low &lt;5min,78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68CA,ATL,"Atlanta, GA",Evening,75,1,Hight &gt;60min,EVV,"Evansville, IN",66,Hight &gt;60min,75,Short Haul &gt;1500Mi,66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71CA,ATL,"Atlanta, GA",Evening,33,1,Medium &gt;15min,EVV,"Evansville, IN",30,Medium &gt;15min,81,Short Haul &gt;1500Mi,3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76CA,ATL,"Atlanta, GA",Evening,3,1,Low &lt;5min,EVV,"Evansville, IN",0,Low &lt;5min,8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20PQ,BTR,"Baton Rouge, LA",Afternoon,-1,0,Low &lt;5min,ATL,"Atlanta, GA",-11,Low &lt;5min,8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41PQ,DTW,"Detroit, MI",Morning,58,1,Medium &gt;15min,ALB,"Albany, NY",42,Medium &gt;15min,89,Short Haul &gt;1500Mi,42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09PQ,DTW,"Detroit, MI",Morning,-3,0,Low &lt;5min,ALB,"Albany, NY",-22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83GJ,DTW,"Detroit, MI",Morning,-2,0,Low &lt;5min,ALB,"Albany, NY",-22,Low &lt;5min,8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11PQ,DTW,"Detroit, MI",Morning,-3,0,Low &lt;5min,ALB,"Albany, NY",-18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03XJ,DTW,"Detroit, MI",Morning,20,1,Medium &gt;15min,ALB,"Albany, NY",2,Low &lt;5min,8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933XJ,DTW,"Detroit, MI",Morning,-3,0,Low &lt;5min,ALB,"Albany, NY",-22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76PQ,DTW,"Detroit, MI",Morning,8,1,Low &lt;5min,ALB,"Albany, NY",31,Medium &gt;15min,128,Short Haul &gt;1500Mi,8,0,2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31PQ,DTW,"Detroit, MI",Morning,-1,0,Low &lt;5min,ALB,"Albany, NY",-12,Low &lt;5min,9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01XJ,ATL,"Atlanta, GA",Morning,-5,0,Low &lt;5min,MGM,"Montgomery, AL",-14,Low &lt;5min,5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98CA,ATL,"Atlanta, GA",Morning,-4,0,Low &lt;5min,MGM,"Montgomery, AL",-4,Low &lt;5min,6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8968E,ATL,"Atlanta, GA",Morning,3,1,Low &lt;5min,MGM,"Montgomery, AL",-6,Low &lt;5min,51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01XJ,ATL,"Atlanta, GA",Morning,-5,0,Low &lt;5min,MGM,"Montgomery, AL",-11,Low &lt;5min,5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8903A,ATL,"Atlanta, GA",Morning,-4,0,Low &lt;5min,MGM,"Montgomery, AL",-17,Low &lt;5min,4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833AY,ATL,"Atlanta, GA",Morning,-7,0,Low &lt;5min,MGM,"Montgomery, AL",-25,Low &lt;5min,42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8918B,ATL,"Atlanta, GA",Morning,-5,0,Low &lt;5min,MGM,"Montgomery, AL",-21,Low &lt;5min,4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8946A,ATL,"Atlanta, GA",Morning,-4,0,Low &lt;5min,MGM,"Montgomery, AL",-11,Low &lt;5min,5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8933B,ATL,"Atlanta, GA",Morning,-4,0,Low &lt;5min,MGM,"Montgomery, AL",-11,Low &lt;5min,5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8928A,ATL,"Atlanta, GA",Morning,203,1,Hight &gt;60min,MGM,"Montgomery, AL",205,Hight &gt;60min,62,Short Haul &gt;1500Mi,0,114,2,0,89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833AY,ATL,"Atlanta, GA",Morning,-2,0,Low &lt;5min,MGM,"Montgomery, AL",-5,Low &lt;5min,57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8877A,ATL,"Atlanta, GA",Morning,-1,0,Low &lt;5min,MGM,"Montgomery, AL",-11,Low &lt;5min,5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8974C,ATL,"Atlanta, GA",Morning,-6,0,Low &lt;5min,MGM,"Montgomery, AL",0,Low &lt;5min,6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02XJ,ATL,"Atlanta, GA",Morning,-4,0,Low &lt;5min,MGM,"Montgomery, AL",-14,Low &lt;5min,50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8918B,ATL,"Atlanta, GA",Morning,-3,0,Low &lt;5min,MGM,"Montgomery, AL",0,Low &lt;5min,6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8837B,ATL,"Atlanta, GA",Morning,-8,0,Low &lt;5min,MGM,"Montgomery, AL",-10,Low &lt;5min,58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8974C,ATL,"Atlanta, GA",Morning,-5,0,Low &lt;5min,MGM,"Montgomery, AL",-7,Low &lt;5min,5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8976E,ATL,"Atlanta, GA",Morning,-3,0,Low &lt;5min,MGM,"Montgomery, AL",-4,Low &lt;5min,5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8877A,ATL,"Atlanta, GA",Morning,-4,0,Low &lt;5min,MGM,"Montgomery, AL",-17,Low &lt;5min,4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833AY,ATL,"Atlanta, GA",Morning,-5,0,Low &lt;5min,MGM,"Montgomery, AL",-12,Low &lt;5min,53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8965E,ATL,"Atlanta, GA",Morning,384,1,Hight &gt;60min,MGM,"Montgomery, AL",381,Hight &gt;60min,57,Short Haul &gt;1500Mi,0,381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02PQ,LGA,"New York, NY",Afternoon,4,1,Low &lt;5min,RDU,"Raleigh/Durham, NC",-9,Low &lt;5min,10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01XJ,MGM,"Montgomery, AL",Morning,-17,0,Low &lt;5min,ATL,"Atlanta, GA",-29,Low &lt;5min,5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98CA,MGM,"Montgomery, AL",Morning,3,1,Low &lt;5min,ATL,"Atlanta, GA",-6,Low &lt;5min,5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8968E,MGM,"Montgomery, AL",Morning,-5,0,Low &lt;5min,ATL,"Atlanta, GA",4,Low &lt;5min,71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01XJ,MGM,"Montgomery, AL",Morning,-4,0,Low &lt;5min,ATL,"Atlanta, GA",-10,Low &lt;5min,5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8903A,MGM,"Montgomery, AL",Morning,-5,0,Low &lt;5min,ATL,"Atlanta, GA",-11,Low &lt;5min,5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833AY,MGM,"Montgomery, AL",Morning,0,0,Low &lt;5min,ATL,"Atlanta, GA",4,Low &lt;5min,66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8918B,MGM,"Montgomery, AL",Morning,-10,0,Low &lt;5min,ATL,"Atlanta, GA",-23,Low &lt;5min,4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8946A,MGM,"Montgomery, AL",Morning,-3,0,Low &lt;5min,ATL,"Atlanta, GA",-14,Low &lt;5min,51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8933B,MGM,"Montgomery, AL",Morning,-4,0,Low &lt;5min,ATL,"Atlanta, GA",-17,Low &lt;5min,4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8928A,MGM,"Montgomery, AL",Morning,174,1,Hight &gt;60min,ATL,"Atlanta, GA",168,Hight &gt;60min,56,Short Haul &gt;1500Mi,0,0,0,0,168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833AY,MGM,"Montgomery, AL",Morning,-3,0,Low &lt;5min,ATL,"Atlanta, GA",-13,Low &lt;5min,52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8877A,MGM,"Montgomery, AL",Morning,-5,0,Low &lt;5min,ATL,"Atlanta, GA",-16,Low &lt;5min,5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8974C,MGM,"Montgomery, AL",Morning,349,1,Hight &gt;60min,ATL,"Atlanta, GA",334,Hight &gt;60min,47,Short Haul &gt;1500Mi,334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02XJ,MGM,"Montgomery, AL",Morning,-5,0,Low &lt;5min,ATL,"Atlanta, GA",-9,Low &lt;5min,58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8918B,MGM,"Montgomery, AL",Morning,-4,0,Low &lt;5min,ATL,"Atlanta, GA",-17,Low &lt;5min,4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8837B,MGM,"Montgomery, AL",Morning,-5,0,Low &lt;5min,ATL,"Atlanta, GA",-10,Low &lt;5min,5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8974C,MGM,"Montgomery, AL",Morning,-5,0,Low &lt;5min,ATL,"Atlanta, GA",-20,Low &lt;5min,4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8976E,MGM,"Montgomery, AL",Morning,-3,0,Low &lt;5min,ATL,"Atlanta, GA",-22,Low &lt;5min,4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8877A,MGM,"Montgomery, AL",Morning,-10,0,Low &lt;5min,ATL,"Atlanta, GA",-17,Low &lt;5min,5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833AY,MGM,"Montgomery, AL",Morning,40,1,Medium &gt;15min,ATL,"Atlanta, GA",29,Medium &gt;15min,51,Short Haul &gt;1500Mi,29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8965E,MGM,"Montgomery, AL",Morning,350,1,Hight &gt;60min,ATL,"Atlanta, GA",351,Hight &gt;60min,63,Short Haul &gt;1500Mi,0,0,1,0,35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90CA,MDW,"Chicago, IL",Afternoon,-10,0,Low &lt;5min,DTW,"Detroit, MI",-23,Low &lt;5min,58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91CA,MDW,"Chicago, IL",Afternoon,-14,0,Low &lt;5min,DTW,"Detroit, MI",-18,Low &lt;5min,6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40CA,MDW,"Chicago, IL",Afternoon,-10,0,Low &lt;5min,DTW,"Detroit, MI",-17,Low &lt;5min,64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67CA,MDW,"Chicago, IL",Afternoon,-6,0,Low &lt;5min,DTW,"Detroit, MI",-7,Low &lt;5min,7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3PQ,LGA,"New York, NY",Morning,-4,0,Low &lt;5min,PIT,"Pittsburgh, PA",-24,Low &lt;5min,8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05XJ,LGA,"New York, NY",Morning,-4,0,Low &lt;5min,PIT,"Pittsburgh, PA",-34,Low &lt;5min,7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491PX,LGA,"New York, NY",Morning,72,1,Hight &gt;60min,PIT,"Pittsburgh, PA",68,Hight &gt;60min,103,Short Haul &gt;1500Mi,68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31EV,LGA,"New York, NY",Morning,-2,0,Low &lt;5min,PIT,"Pittsburgh, PA",-23,Low &lt;5min,8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604LR,LGA,"New York, NY",Morning,-3,0,Low &lt;5min,PIT,"Pittsburgh, PA",-7,Low &lt;5min,1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0PQ,LGA,"New York, NY",Morning,24,1,Medium &gt;15min,PIT,"Pittsburgh, PA",-5,Low &lt;5min,7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25XJ,LGA,"New York, NY",Morning,-8,0,Low &lt;5min,PIT,"Pittsburgh, PA",-34,Low &lt;5min,8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95PQ,LGA,"New York, NY",Morning,-5,0,Low &lt;5min,PIT,"Pittsburgh, PA",-22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582CA,LGA,"New York, NY",Morning,-7,0,Low &lt;5min,PIT,"Pittsburgh, PA",-8,Low &lt;5min,10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35XJ,LGA,"New York, NY",Morning,-3,0,Low &lt;5min,PIT,"Pittsburgh, PA",-26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34EV,LGA,"New York, NY",Morning,-15,0,Low &lt;5min,PIT,"Pittsburgh, PA",-30,Low &lt;5min,9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1EV,LGA,"New York, NY",Morning,-5,0,Low &lt;5min,PIT,"Pittsburgh, PA",-28,Low &lt;5min,8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86PQ,LGA,"New York, NY",Morning,-10,0,Low &lt;5min,PIT,"Pittsburgh, PA",-20,Low &lt;5min,9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03PQ,LGA,"New York, NY",Morning,10,1,Low &lt;5min,PIT,"Pittsburgh, PA",-5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00PQ,LGA,"New York, NY",Morning,-5,0,Low &lt;5min,PIT,"Pittsburgh, PA",-29,Low &lt;5min,8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15XJ,LGA,"New York, NY",Morning,46,1,Medium &gt;15min,PIT,"Pittsburgh, PA",41,Medium &gt;15min,102,Short Haul &gt;1500Mi,41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32XJ,MSP,"Minneapolis, MN",Evening,-4,0,Low &lt;5min,CID,"Cedar Rapids/Iowa City, IA",-17,Low &lt;5min,7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30PQ,MSP,"Minneapolis, MN",Evening,32,1,Medium &gt;15min,CID,"Cedar Rapids/Iowa City, IA",15,Low &lt;5min,72,Short Haul &gt;1500Mi,0,0,0,0,1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30PQ,MSP,"Minneapolis, MN",Evening,-1,0,Low &lt;5min,CID,"Cedar Rapids/Iowa City, IA",57,Medium &gt;15min,147,Short Haul &gt;1500Mi,0,0,57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06PQ,MSP,"Minneapolis, MN",Evening,-5,0,Low &lt;5min,CID,"Cedar Rapids/Iowa City, IA",-10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925XJ,MSP,"Minneapolis, MN",Evening,-3,0,Low &lt;5min,CID,"Cedar Rapids/Iowa City, IA",15,Low &lt;5min,107,Short Haul &gt;1500Mi,0,0,15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84GJ,MSP,"Minneapolis, MN",Evening,-4,0,Low &lt;5min,CID,"Cedar Rapids/Iowa City, IA",-3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36XJ,MSP,"Minneapolis, MN",Evening,-2,0,Low &lt;5min,CID,"Cedar Rapids/Iowa City, IA",-17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3PQ,PIT,"Pittsburgh, PA",Morning,-2,0,Low &lt;5min,LGA,"New York, NY",-11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05XJ,PIT,"Pittsburgh, PA",Morning,-5,0,Low &lt;5min,LGA,"New York, NY",-13,Low &lt;5min,8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491PX,PIT,"Pittsburgh, PA",Morning,169,1,Hight &gt;60min,LGA,"New York, NY",162,Hight &gt;60min,82,Short Haul &gt;1500Mi,0,0,99,0,63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31EV,PIT,"Pittsburgh, PA",Morning,-6,0,Low &lt;5min,LGA,"New York, NY",-16,Low &lt;5min,7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604LR,PIT,"Pittsburgh, PA",Morning,-5,0,Low &lt;5min,LGA,"New York, NY",13,Low &lt;5min,10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0PQ,PIT,"Pittsburgh, PA",Morning,16,1,Medium &gt;15min,LGA,"New York, NY",39,Medium &gt;15min,112,Short Haul &gt;1500Mi,16,0,23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25XJ,PIT,"Pittsburgh, PA",Morning,-5,0,Low &lt;5min,LGA,"New York, NY",-13,Low &lt;5min,8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95PQ,PIT,"Pittsburgh, PA",Morning,-10,0,Low &lt;5min,LGA,"New York, NY",-15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582CA,PIT,"Pittsburgh, PA",Morning,-12,0,Low &lt;5min,LGA,"New York, NY",-24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35XJ,PIT,"Pittsburgh, PA",Morning,-8,0,Low &lt;5min,LGA,"New York, NY",2,Low &lt;5min,9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1EV,PIT,"Pittsburgh, PA",Morning,-10,0,Low &lt;5min,LGA,"New York, NY",-17,Low &lt;5min,8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86PQ,PIT,"Pittsburgh, PA",Morning,-11,0,Low &lt;5min,LGA,"New York, NY",-18,Low &lt;5min,8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03PQ,PIT,"Pittsburgh, PA",Morning,-10,0,Low &lt;5min,LGA,"New York, NY",6,Low &lt;5min,10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00PQ,PIT,"Pittsburgh, PA",Morning,-10,0,Low &lt;5min,LGA,"New York, NY",-10,Low &lt;5min,8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479PX,PIT,"Pittsburgh, PA",Morning,145,1,Hight &gt;60min,LGA,"New York, NY",127,Hight &gt;60min,71,Short Haul &gt;1500Mi,0,0,0,0,127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15XJ,PIT,"Pittsburgh, PA",Morning,49,1,Medium &gt;15min,LGA,"New York, NY",35,Medium &gt;15min,75,Short Haul &gt;1500Mi,0,0,7,0,28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21XJ,JFK,"New York, NY",Evening,-5,0,Low &lt;5min,SAV,"Savannah, GA",-12,Low &lt;5min,13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35XJ,JFK,"New York, NY",Evening,-3,0,Low &lt;5min,SAV,"Savannah, GA",1,Low &lt;5min,15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1PQ,JFK,"New York, NY",Evening,26,1,Medium &gt;15min,SAV,"Savannah, GA",43,Medium &gt;15min,163,Short Haul &gt;1500Mi,0,0,17,0,26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26PQ,JFK,"New York, NY",Evening,3,1,Low &lt;5min,SAV,"Savannah, GA",64,Hight &gt;60min,207,Short Haul &gt;1500Mi,0,0,64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2EV,JFK,"New York, NY",Evening,49,1,Medium &gt;15min,SAV,"Savannah, GA",58,Medium &gt;15min,155,Short Haul &gt;1500Mi,49,0,9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35PQ,JFK,"New York, NY",Evening,5,1,Low &lt;5min,SAV,"Savannah, GA",10,Low &lt;5min,15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27XJ,JFK,"New York, NY",Evening,51,1,Medium &gt;15min,SAV,"Savannah, GA",62,Hight &gt;60min,157,Short Haul &gt;1500Mi,12,0,11,0,39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9PQ,JFK,"New York, NY",Evening,-10,0,Low &lt;5min,SAV,"Savannah, GA",-23,Low &lt;5min,13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32EV,JFK,"New York, NY",Evening,-5,0,Low &lt;5min,SAV,"Savannah, GA",-12,Low &lt;5min,13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81GJ,JFK,"New York, NY",Evening,12,1,Low &lt;5min,SAV,"Savannah, GA",16,Medium &gt;15min,150,Short Haul &gt;1500Mi,2,0,4,0,1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298PQ,JFK,"New York, NY",Evening,-2,0,Low &lt;5min,SAV,"Savannah, GA",39,Medium &gt;15min,187,Short Haul &gt;1500Mi,0,0,39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31EV,JFK,"New York, NY",Evening,-6,0,Low &lt;5min,SAV,"Savannah, GA",-8,Low &lt;5min,14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36XJ,JFK,"New York, NY",Evening,-3,0,Low &lt;5min,SAV,"Savannah, GA",14,Low &lt;5min,16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95PQ,JFK,"New York, NY",Evening,40,1,Medium &gt;15min,SAV,"Savannah, GA",60,Medium &gt;15min,166,Short Haul &gt;1500Mi,22,0,20,0,1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76PQ,JFK,"New York, NY",Evening,79,1,Hight &gt;60min,SAV,"Savannah, GA",85,Hight &gt;60min,152,Short Haul &gt;1500Mi,0,0,6,0,79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41PQ,JFK,"New York, NY",Evening,39,1,Medium &gt;15min,SAV,"Savannah, GA",44,Medium &gt;15min,151,Short Haul &gt;1500Mi,39,0,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26PQ,JFK,"New York, NY",Evening,-6,0,Low &lt;5min,SAV,"Savannah, GA",16,Medium &gt;15min,168,Short Haul &gt;1500Mi,0,0,16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97PQ,JFK,"New York, NY",Evening,-1,0,Low &lt;5min,SAV,"Savannah, GA",16,Medium &gt;15min,163,Short Haul &gt;1500Mi,0,0,1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41PQ,JFK,"New York, NY",Evening,-5,0,Low &lt;5min,SAV,"Savannah, GA",-14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35EV,JFK,"New York, NY",Evening,-5,0,Low &lt;5min,SAV,"Savannah, GA",-9,Low &lt;5min,14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30XJ,JFK,"New York, NY",Evening,25,1,Medium &gt;15min,SAV,"Savannah, GA",59,Medium &gt;15min,180,Short Haul &gt;1500Mi,0,0,34,0,25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292PQ,JFK,"New York, NY",Evening,111,1,Hight &gt;60min,SAV,"Savannah, GA",126,Hight &gt;60min,161,Short Haul &gt;1500Mi,0,0,15,0,111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06XJ,MOT,"Minot, ND",Afternoon,0,0,Low &lt;5min,MSP,"Minneapolis, MN",-30,Low &lt;5min,7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37XJ,MOT,"Minot, ND",Afternoon,-4,0,Low &lt;5min,MSP,"Minneapolis, MN",-14,Low &lt;5min,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25PQ,MOT,"Minot, ND",Afternoon,23,1,Medium &gt;15min,MSP,"Minneapolis, MN",7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25PQ,MOT,"Minot, ND",Afternoon,20,1,Medium &gt;15min,MSP,"Minneapolis, MN",41,Medium &gt;15min,129,Short Haul &gt;1500Mi,20,0,21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19PQ,MOT,"Minot, ND",Afternoon,22,1,Medium &gt;15min,MSP,"Minneapolis, MN",37,Medium &gt;15min,123,Short Haul &gt;1500Mi,22,0,1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07XJ,MOT,"Minot, ND",Afternoon,6,1,Low &lt;5min,MSP,"Minneapolis, MN",-14,Low &lt;5min,8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19PQ,MOT,"Minot, ND",Afternoon,39,1,Medium &gt;15min,MSP,"Minneapolis, MN",12,Low &lt;5min,8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06XJ,MSP,"Minneapolis, MN",Morning,8,1,Low &lt;5min,MOT,"Minot, ND",-24,Low &lt;5min,9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37XJ,MSP,"Minneapolis, MN",Morning,-2,0,Low &lt;5min,MOT,"Minot, ND",-17,Low &lt;5min,10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25PQ,MSP,"Minneapolis, MN",Morning,2,1,Low &lt;5min,MOT,"Minot, ND",22,Medium &gt;15min,142,Short Haul &gt;1500Mi,0,0,22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25PQ,MSP,"Minneapolis, MN",Morning,16,1,Medium &gt;15min,MOT,"Minot, ND",-12,Low &lt;5min,9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19PQ,MSP,"Minneapolis, MN",Morning,0,0,Low &lt;5min,MOT,"Minot, ND",-14,Low &lt;5min,10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07XJ,MSP,"Minneapolis, MN",Morning,1,1,Low &lt;5min,MOT,"Minot, ND",-12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19PQ,MSP,"Minneapolis, MN",Morning,65,1,Hight &gt;60min,MOT,"Minot, ND",35,Medium &gt;15min,92,Short Haul &gt;1500Mi,35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25PQ,DTW,"Detroit, MI",Morning,-4,0,Low &lt;5min,JFK,"New York, NY",-13,Low &lt;5min,11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07XJ,ATL,"Atlanta, GA",Evening,-9,0,Low &lt;5min,XNA,"Fayetteville, AR",-6,Low &lt;5min,12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41PQ,ATL,"Atlanta, GA",Evening,-10,0,Low &lt;5min,XNA,"Fayetteville, AR",9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15PQ,ATL,"Atlanta, GA",Evening,-10,0,Low &lt;5min,XNA,"Fayetteville, AR",-7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3PQ,ATL,"Atlanta, GA",Evening,-5,0,Low &lt;5min,XNA,"Fayetteville, AR",8,Low &lt;5min,13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15PQ,ATL,"Atlanta, GA",Evening,39,1,Medium &gt;15min,XNA,"Fayetteville, AR",51,Medium &gt;15min,130,Short Haul &gt;1500Mi,0,0,12,0,39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95PQ,ATL,"Atlanta, GA",Evening,-6,0,Low &lt;5min,XNA,"Fayetteville, AR",2,Low &lt;5min,12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5PQ,ATL,"Atlanta, GA",Evening,17,1,Medium &gt;15min,XNA,"Fayetteville, AR",15,Low &lt;5min,116,Short Haul &gt;1500Mi,15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27XJ,ATL,"Atlanta, GA",Evening,-4,0,Low &lt;5min,XNA,"Fayetteville, AR",-5,Low &lt;5min,11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08XJ,ATL,"Atlanta, GA",Evening,-5,0,Low &lt;5min,XNA,"Fayetteville, AR",-14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1PQ,ATL,"Atlanta, GA",Evening,-6,0,Low &lt;5min,XNA,"Fayetteville, AR",1,Low &lt;5min,12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66PQ,ATL,"Atlanta, GA",Evening,-3,0,Low &lt;5min,XNA,"Fayetteville, AR",0,Low &lt;5min,12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37PQ,ATL,"Atlanta, GA",Evening,-2,0,Low &lt;5min,XNA,"Fayetteville, AR",-15,Low &lt;5min,10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05PQ,ATL,"Atlanta, GA",Evening,-10,0,Low &lt;5min,XNA,"Fayetteville, AR",-9,Low &lt;5min,11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295PQ,ATL,"Atlanta, GA",Evening,-4,0,Low &lt;5min,XNA,"Fayetteville, AR",9,Low &lt;5min,13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81GJ,ATL,"Atlanta, GA",Evening,484,1,Hight &gt;60min,XNA,"Fayetteville, AR",499,Hight &gt;60min,133,Short Haul &gt;1500Mi,0,471,15,0,13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81GJ,ATL,"Atlanta, GA",Evening,-17,0,Low &lt;5min,XNA,"Fayetteville, AR",-6,Low &lt;5min,12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933B,CRW,"Charleston/Dunbar, WV",Morning,1,1,Low &lt;5min,ATL,"Atlanta, GA",30,Medium &gt;15min,133,Short Haul &gt;1500Mi,0,0,3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970D,CRW,"Charleston/Dunbar, WV",Morning,1,1,Low &lt;5min,ATL,"Atlanta, GA",-21,Low &lt;5min,8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974C,CRW,"Charleston/Dunbar, WV",Morning,-5,0,Low &lt;5min,ATL,"Atlanta, GA",-15,Low &lt;5min,9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24EV,CRW,"Charleston/Dunbar, WV",Morning,-4,0,Low &lt;5min,ATL,"Atlanta, GA",18,Medium &gt;15min,126,Short Haul &gt;1500Mi,0,0,18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836AY,CRW,"Charleston/Dunbar, WV",Morning,-6,0,Low &lt;5min,ATL,"Atlanta, GA",-24,Low &lt;5min,86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8976E,CRW,"Charleston/Dunbar, WV",Morning,-5,0,Low &lt;5min,ATL,"Atlanta, GA",-23,Low &lt;5min,8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35AY,CRW,"Charleston/Dunbar, WV",Morning,-5,0,Low &lt;5min,ATL,"Atlanta, GA",16,Medium &gt;15min,125,Short Haul &gt;1500Mi,0,0,16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8877A,CRW,"Charleston/Dunbar, WV",Morning,-2,0,Low &lt;5min,ATL,"Atlanta, GA",-2,Low &lt;5min,104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928A,ATL,"Atlanta, GA",Evening,917,1,Hight &gt;60min,VLD,"Valdosta, GA",906,Hight &gt;60min,55,Short Haul &gt;1500Mi,0,906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970D,ATL,"Atlanta, GA",Evening,-8,0,Low &lt;5min,VLD,"Valdosta, GA",-10,Low &lt;5min,6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918B,ATL,"Atlanta, GA",Evening,-4,0,Low &lt;5min,VLD,"Valdosta, GA",-6,Low &lt;5min,6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8968E,ATL,"Atlanta, GA",Evening,-5,0,Low &lt;5min,VLD,"Valdosta, GA",-9,Low &lt;5min,6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8933B,ATL,"Atlanta, GA",Evening,-3,0,Low &lt;5min,VLD,"Valdosta, GA",-4,Low &lt;5min,65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8877A,ATL,"Atlanta, GA",Evening,-5,0,Low &lt;5min,VLD,"Valdosta, GA",-6,Low &lt;5min,65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602XJ,ATL,"Atlanta, GA",Evening,-5,0,Low &lt;5min,VLD,"Valdosta, GA",2,Low &lt;5min,73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601XJ,ATL,"Atlanta, GA",Evening,-7,0,Low &lt;5min,VLD,"Valdosta, GA",4,Low &lt;5min,7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482PX,CVG,"Cincinnati, OH",Afternoon,-2,0,Low &lt;5min,DCA,"Washington, DC",-21,Low &lt;5min,7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538CA,CVG,"Cincinnati, OH",Afternoon,-4,0,Low &lt;5min,DCA,"Washington, DC",-23,Low &lt;5min,7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53PQ,CVG,"Cincinnati, OH",Afternoon,28,1,Medium &gt;15min,DCA,"Washington, DC",13,Low &lt;5min,7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18XJ,CVG,"Cincinnati, OH",Afternoon,-4,0,Low &lt;5min,DCA,"Washington, DC",-21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7PQ,CVG,"Cincinnati, OH",Afternoon,-2,0,Low &lt;5min,DCA,"Washington, DC",-8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9PQ,CVG,"Cincinnati, OH",Afternoon,-6,0,Low &lt;5min,DCA,"Washington, DC",-7,Low &lt;5min,9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294PQ,CVG,"Cincinnati, OH",Afternoon,-5,0,Low &lt;5min,DCA,"Washington, DC",-14,Low &lt;5min,8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31EV,CVG,"Cincinnati, OH",Afternoon,109,1,Hight &gt;60min,DCA,"Washington, DC",105,Hight &gt;60min,88,Short Haul &gt;1500Mi,92,0,0,0,13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13PQ,CVG,"Cincinnati, OH",Afternoon,2,1,Low &lt;5min,DCA,"Washington, DC",-19,Low &lt;5min,7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36XJ,CVG,"Cincinnati, OH",Afternoon,-5,0,Low &lt;5min,DCA,"Washington, DC",-22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25PQ,CVG,"Cincinnati, OH",Afternoon,-5,0,Low &lt;5min,DCA,"Washington, DC",-26,Low &lt;5min,7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6PQ,CVG,"Cincinnati, OH",Afternoon,-5,0,Low &lt;5min,DCA,"Washington, DC",-8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48PQ,CVG,"Cincinnati, OH",Afternoon,-5,0,Low &lt;5min,DCA,"Washington, DC",-24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6PQ,CVG,"Cincinnati, OH",Afternoon,38,1,Medium &gt;15min,DCA,"Washington, DC",76,Hight &gt;60min,130,Short Haul &gt;1500Mi,0,0,38,0,3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07LR,CVG,"Cincinnati, OH",Afternoon,-1,0,Low &lt;5min,DCA,"Washington, DC",9,Low &lt;5min,10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06PQ,CVG,"Cincinnati, OH",Afternoon,-10,0,Low &lt;5min,DCA,"Washington, DC",-31,Low &lt;5min,7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5EV,CVG,"Cincinnati, OH",Afternoon,-10,0,Low &lt;5min,DCA,"Washington, DC",-27,Low &lt;5min,7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7XJ,CVG,"Cincinnati, OH",Afternoon,-4,0,Low &lt;5min,DCA,"Washington, DC",6,Low &lt;5min,10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84GJ,CVG,"Cincinnati, OH",Afternoon,3,1,Low &lt;5min,DCA,"Washington, DC",-18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95PQ,CVG,"Cincinnati, OH",Afternoon,40,1,Medium &gt;15min,DCA,"Washington, DC",24,Medium &gt;15min,76,Short Haul &gt;1500Mi,24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901XJ,CVG,"Cincinnati, OH",Afternoon,-6,0,Low &lt;5min,DCA,"Washington, DC",-22,Low &lt;5min,7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92PQ,CVG,"Cincinnati, OH",Afternoon,-5,0,Low &lt;5min,DCA,"Washington, DC",-27,Low &lt;5min,70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1LR,CVG,"Cincinnati, OH",Afternoon,51,1,Medium &gt;15min,DCA,"Washington, DC",55,Medium &gt;15min,96,Short Haul &gt;1500Mi,0,0,4,0,51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232PQ,LGA,"New York, NY",Afternoon,-2,0,Low &lt;5min,CHS,"Charleston, SC",-43,Low &lt;5min,10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490PX,LGA,"New York, NY",Afternoon,-4,0,Low &lt;5min,CHS,"Charleston, SC",-35,Low &lt;5min,119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36PQ,LGA,"New York, NY",Afternoon,7,1,Low &lt;5min,CHS,"Charleston, SC",6,Low &lt;5min,14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538CA,LGA,"New York, NY",Afternoon,-6,0,Low &lt;5min,CHS,"Charleston, SC",-9,Low &lt;5min,1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48PQ,LGA,"New York, NY",Afternoon,-3,0,Low &lt;5min,CHS,"Charleston, SC",-16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83GJ,LGA,"New York, NY",Afternoon,-4,0,Low &lt;5min,CHS,"Charleston, SC",-38,Low &lt;5min,11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6PQ,LGA,"New York, NY",Evening,-3,0,Low &lt;5min,CHS,"Charleston, SC",-12,Low &lt;5min,13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5PQ,LGA,"New York, NY",Evening,-8,0,Low &lt;5min,CHS,"Charleston, SC",-38,Low &lt;5min,11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19PQ,LGA,"New York, NY",Evening,95,1,Hight &gt;60min,CHS,"Charleston, SC",92,Hight &gt;60min,138,Short Haul &gt;1500Mi,0,0,0,0,92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491PX,LGA,"New York, NY",Evening,129,1,Hight &gt;60min,CHS,"Charleston, SC",110,Hight &gt;60min,122,Short Haul &gt;1500Mi,41,0,0,0,69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33XJ,LGA,"New York, NY",Evening,-7,0,Low &lt;5min,CHS,"Charleston, SC",-4,Low &lt;5min,1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279PQ,LGA,"New York, NY",Afternoon,-6,0,Low &lt;5min,CHS,"Charleston, SC",-9,Low &lt;5min,13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4PQ,LGA,"New York, NY",Evening,-9,0,Low &lt;5min,CHS,"Charleston, SC",-26,Low &lt;5min,12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95CA,LGA,"New York, NY",Evening,-6,0,Low &lt;5min,CHS,"Charleston, SC",-14,Low &lt;5min,13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01PQ,LGA,"New York, NY",Evening,-5,0,Low &lt;5min,CHS,"Charleston, SC",-21,Low &lt;5min,12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28PQ,LGA,"New York, NY",Evening,-5,0,Low &lt;5min,CHS,"Charleston, SC",-25,Low &lt;5min,12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87GJ,LGA,"New York, NY",Evening,-4,0,Low &lt;5min,CHS,"Charleston, SC",3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35XJ,LGA,"New York, NY",Evening,1,1,Low &lt;5min,CHS,"Charleston, SC",-9,Low &lt;5min,13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35XJ,LGA,"New York, NY",Afternoon,-10,0,Low &lt;5min,CHS,"Charleston, SC",-7,Low &lt;5min,14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2GJ,LGA,"New York, NY",Evening,-5,0,Low &lt;5min,CHS,"Charleston, SC",1,Low &lt;5min,1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06XJ,LGA,"New York, NY",Evening,5,1,Low &lt;5min,CHS,"Charleston, SC",3,Low &lt;5min,13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6XJ,LGA,"New York, NY",Evening,-5,0,Low &lt;5min,CHS,"Charleston, SC",1,Low &lt;5min,1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228PQ,LGA,"New York, NY",Evening,-4,0,Low &lt;5min,CHS,"Charleston, SC",22,Medium &gt;15min,167,Short Haul &gt;1500Mi,0,0,22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37EV,LGA,"New York, NY",Evening,15,1,Low &lt;5min,CHS,"Charleston, SC",3,Low &lt;5min,12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8EV,LGA,"New York, NY",Evening,-8,0,Low &lt;5min,CHS,"Charleston, SC",-7,Low &lt;5min,14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26XJ,LGA,"New York, NY",Afternoon,-5,0,Low &lt;5min,CHS,"Charleston, SC",-31,Low &lt;5min,11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933XJ,LGA,"New York, NY",Evening,25,1,Medium &gt;15min,CHS,"Charleston, SC",17,Medium &gt;15min,133,Short Haul &gt;1500Mi,17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31PQ,LGA,"New York, NY",Evening,24,1,Medium &gt;15min,CHS,"Charleston, SC",26,Medium &gt;15min,143,Short Haul &gt;1500Mi,0,0,2,0,24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232PQ,LGA,"New York, NY",Evening,-2,0,Low &lt;5min,CHS,"Charleston, SC",-7,Low &lt;5min,13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04XJ,GSO,"Greensboro/High Point, NC",Afternoon,-5,0,Low &lt;5min,LGA,"New York, NY",-23,Low &lt;5min,7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19XJ,GSO,"Greensboro/High Point, NC",Afternoon,-12,0,Low &lt;5min,LGA,"New York, NY",-26,Low &lt;5min,7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479PX,LGA,"New York, NY",Afternoon,-5,0,Low &lt;5min,BUF,"Buffalo, NY",-26,Low &lt;5min,74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34EV,LGA,"New York, NY",Afternoon,-4,0,Low &lt;5min,BUF,"Buffalo, NY",-11,Low &lt;5min,88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228PQ,LGA,"New York, NY",Afternoon,-5,0,Low &lt;5min,BUF,"Buffalo, NY",-31,Low &lt;5min,6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47PQ,LGA,"New York, NY",Afternoon,-5,0,Low &lt;5min,BUF,"Buffalo, NY",-17,Low &lt;5min,8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76PQ,LGA,"New York, NY",Afternoon,-5,0,Low &lt;5min,BUF,"Buffalo, NY",-31,Low &lt;5min,6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232PQ,LGA,"New York, NY",Afternoon,-2,0,Low &lt;5min,BUF,"Buffalo, NY",-22,Low &lt;5min,7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06XJ,LGA,"New York, NY",Afternoon,-5,0,Low &lt;5min,BUF,"Buffalo, NY",-28,Low &lt;5min,7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06XJ,LGA,"New York, NY",Evening,-14,0,Low &lt;5min,ROA,"Roanoke, VA",-30,Low &lt;5min,10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91CA,LGA,"New York, NY",Evening,-4,0,Low &lt;5min,ROA,"Roanoke, VA",-2,Low &lt;5min,12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46PQ,LGA,"New York, NY",Evening,-3,0,Low &lt;5min,ROA,"Roanoke, VA",-13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21XJ,LGA,"New York, NY",Evening,56,1,Medium &gt;15min,ROA,"Roanoke, VA",48,Medium &gt;15min,111,Short Haul &gt;1500Mi,0,0,0,0,4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691CA,LGA,"New York, NY",Evening,82,1,Hight &gt;60min,ROA,"Roanoke, VA",65,Hight &gt;60min,102,Short Haul &gt;1500Mi,0,0,0,0,65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35PQ,LGA,"New York, NY",Evening,29,1,Medium &gt;15min,ROA,"Roanoke, VA",0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296PQ,LGA,"New York, NY",Evening,-4,0,Low &lt;5min,ROA,"Roanoke, VA",-19,Low &lt;5min,10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16PQ,LGA,"New York, NY",Evening,-10,0,Low &lt;5min,ROA,"Roanoke, VA",-40,Low &lt;5min,8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33XJ,LGA,"New York, NY",Evening,-8,0,Low &lt;5min,ROA,"Roanoke, VA",-22,Low &lt;5min,10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11PQ,LGA,"New York, NY",Evening,47,1,Medium &gt;15min,ROA,"Roanoke, VA",102,Hight &gt;60min,174,Short Haul &gt;1500Mi,0,0,73,0,29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1LR,LGA,"New York, NY",Evening,-12,0,Low &lt;5min,ROA,"Roanoke, VA",-40,Low &lt;5min,9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3GJ,LGA,"New York, NY",Evening,157,1,Hight &gt;60min,ROA,"Roanoke, VA",157,Hight &gt;60min,119,Short Haul &gt;1500Mi,157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49PQ,LGA,"New York, NY",Evening,45,1,Medium &gt;15min,ROA,"Roanoke, VA",38,Medium &gt;15min,112,Short Haul &gt;1500Mi,0,8,0,0,3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7XJ,LGA,"New York, NY",Evening,-5,0,Low &lt;5min,ROA,"Roanoke, VA",-6,Low &lt;5min,11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34EV,LGA,"New York, NY",Evening,105,1,Hight &gt;60min,ROA,"Roanoke, VA",105,Hight &gt;60min,119,Short Haul &gt;1500Mi,94,0,0,0,11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01PQ,LGA,"New York, NY",Evening,-6,0,Low &lt;5min,ROA,"Roanoke, VA",-15,Low &lt;5min,110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27XJ,LGA,"New York, NY",Evening,-10,0,Low &lt;5min,ROA,"Roanoke, VA",-13,Low &lt;5min,11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49PQ,LGA,"New York, NY",Evening,-8,0,Low &lt;5min,ROA,"Roanoke, VA",-29,Low &lt;5min,9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78CA,LGA,"New York, NY",Evening,-10,0,Low &lt;5min,ROA,"Roanoke, VA",-31,Low &lt;5min,9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29XJ,LGA,"New York, NY",Evening,-2,0,Low &lt;5min,ROA,"Roanoke, VA",4,Low &lt;5min,12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26PQ,JFK,"New York, NY",Afternoon,123,1,Hight &gt;60min,MCI,"Kansas City, MO",79,Hight &gt;60min,175,Short Haul &gt;1500Mi,17,0,0,0,62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272PQ,JFK,"New York, NY",Afternoon,-6,0,Low &lt;5min,MCI,"Kansas City, MO",-30,Low &lt;5min,19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2LR,JFK,"New York, NY",Afternoon,120,1,Hight &gt;60min,MCI,"Kansas City, MO",102,Hight &gt;60min,201,Short Haul &gt;1500Mi,102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2PQ,JFK,"New York, NY",Afternoon,-6,0,Low &lt;5min,MCI,"Kansas City, MO",6,Low &lt;5min,23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6EV,JFK,"New York, NY",Afternoon,10,1,Low &lt;5min,MCI,"Kansas City, MO",-37,Low &lt;5min,17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605LR,JFK,"New York, NY",Afternoon,53,1,Medium &gt;15min,MCI,"Kansas City, MO",18,Medium &gt;15min,184,Short Haul &gt;1500Mi,0,0,6,0,1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78CA,JFK,"New York, NY",Afternoon,0,0,Low &lt;5min,MCI,"Kansas City, MO",-32,Low &lt;5min,18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293PQ,JFK,"New York, NY",Afternoon,18,1,Medium &gt;15min,MCI,"Kansas City, MO",5,Low &lt;5min,20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26PQ,JFK,"New York, NY",Afternoon,103,1,Hight &gt;60min,MCI,"Kansas City, MO",85,Hight &gt;60min,201,Short Haul &gt;1500Mi,0,0,0,0,8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32PQ,JFK,"New York, NY",Afternoon,37,1,Medium &gt;15min,MCI,"Kansas City, MO",114,Hight &gt;60min,296,Short Haul &gt;1500Mi,33,0,77,0,4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24PQ,JFK,"New York, NY",Afternoon,-3,0,Low &lt;5min,MCI,"Kansas City, MO",-31,Low &lt;5min,19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26PQ,JFK,"New York, NY",Afternoon,44,1,Medium &gt;15min,MCI,"Kansas City, MO",44,Medium &gt;15min,219,Short Haul &gt;1500Mi,44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1PQ,JFK,"New York, NY",Afternoon,-6,0,Low &lt;5min,MCI,"Kansas City, MO",-14,Low &lt;5min,21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26PQ,JFK,"New York, NY",Afternoon,23,1,Medium &gt;15min,MCI,"Kansas City, MO",13,Low &lt;5min,20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28PQ,JFK,"New York, NY",Afternoon,36,1,Medium &gt;15min,MCI,"Kansas City, MO",24,Medium &gt;15min,207,Short Haul &gt;1500Mi,0,0,7,0,17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32PQ,JFK,"New York, NY",Afternoon,12,1,Low &lt;5min,MCI,"Kansas City, MO",14,Low &lt;5min,22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03XJ,JFK,"New York, NY",Afternoon,103,1,Hight &gt;60min,MCI,"Kansas City, MO",106,Hight &gt;60min,222,Short Haul &gt;1500Mi,102,0,3,0,1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10XJ,JFK,"New York, NY",Afternoon,60,1,Medium &gt;15min,MCI,"Kansas City, MO",46,Medium &gt;15min,205,Short Haul &gt;1500Mi,33,0,0,0,13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99PQ,JFK,"New York, NY",Afternoon,-5,0,Low &lt;5min,MCI,"Kansas City, MO",-21,Low &lt;5min,20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29PQ,JFK,"New York, NY",Afternoon,-9,0,Low &lt;5min,MCI,"Kansas City, MO",-33,Low &lt;5min,19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31PQ,JFK,"New York, NY",Afternoon,-7,0,Low &lt;5min,MCI,"Kansas City, MO",10,Low &lt;5min,23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08XJ,JFK,"New York, NY",Afternoon,7,1,Low &lt;5min,MCI,"Kansas City, MO",-2,Low &lt;5min,21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5LR,JFK,"New York, NY",Afternoon,46,1,Medium &gt;15min,MCI,"Kansas City, MO",47,Medium &gt;15min,220,Short Haul &gt;1500Mi,0,46,1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41PQ,BNA,"Nashville, TN",Evening,6,1,Low &lt;5min,JFK,"New York, NY",12,Low &lt;5min,15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3PQ,BNA,"Nashville, TN",Evening,-5,0,Low &lt;5min,JFK,"New York, NY",4,Low &lt;5min,15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4PQ,BNA,"Nashville, TN",Evening,47,1,Medium &gt;15min,JFK,"New York, NY",52,Medium &gt;15min,149,Short Haul &gt;1500Mi,0,0,5,0,47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19PQ,BNA,"Nashville, TN",Evening,80,1,Hight &gt;60min,JFK,"New York, NY",96,Hight &gt;60min,160,Short Haul &gt;1500Mi,0,0,77,0,19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96PQ,BNA,"Nashville, TN",Evening,-1,0,Low &lt;5min,JFK,"New York, NY",42,Medium &gt;15min,187,Short Haul &gt;1500Mi,0,0,42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37EV,BNA,"Nashville, TN",Evening,-5,0,Low &lt;5min,JFK,"New York, NY",18,Medium &gt;15min,167,Short Haul &gt;1500Mi,0,0,18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1PQ,BNA,"Nashville, TN",Evening,-5,0,Low &lt;5min,JFK,"New York, NY",53,Medium &gt;15min,202,Short Haul &gt;1500Mi,0,0,53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33XJ,BNA,"Nashville, TN",Evening,144,1,Hight &gt;60min,JFK,"New York, NY",126,Hight &gt;60min,126,Short Haul &gt;1500Mi,4,0,0,0,12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33XJ,BNA,"Nashville, TN",Evening,-5,0,Low &lt;5min,JFK,"New York, NY",-15,Low &lt;5min,13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94PQ,BNA,"Nashville, TN",Evening,73,1,Hight &gt;60min,JFK,"New York, NY",81,Hight &gt;60min,152,Short Haul &gt;1500Mi,0,0,8,0,73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04LR,BNA,"Nashville, TN",Evening,38,1,Medium &gt;15min,JFK,"New York, NY",79,Hight &gt;60min,185,Short Haul &gt;1500Mi,0,0,43,0,36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4LR,BNA,"Nashville, TN",Evening,-7,0,Low &lt;5min,JFK,"New York, NY",-12,Low &lt;5min,13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9PQ,BNA,"Nashville, TN",Evening,33,1,Medium &gt;15min,JFK,"New York, NY",28,Medium &gt;15min,139,Short Haul &gt;1500Mi,2,0,0,0,26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3PQ,BNA,"Nashville, TN",Evening,-3,0,Low &lt;5min,JFK,"New York, NY",-16,Low &lt;5min,13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36EV,BNA,"Nashville, TN",Evening,50,1,Medium &gt;15min,JFK,"New York, NY",113,Hight &gt;60min,207,Short Haul &gt;1500Mi,0,0,63,0,5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6EV,BNA,"Nashville, TN",Evening,-13,0,Low &lt;5min,JFK,"New York, NY",-15,Low &lt;5min,14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0LR,BNA,"Nashville, TN",Evening,-2,0,Low &lt;5min,JFK,"New York, NY",-3,Low &lt;5min,14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604LR,BNA,"Nashville, TN",Evening,-1,0,Low &lt;5min,JFK,"New York, NY",0,Low &lt;5min,14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82GJ,BNA,"Nashville, TN",Evening,-5,0,Low &lt;5min,JFK,"New York, NY",8,Low &lt;5min,15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931XJ,BNA,"Nashville, TN",Evening,-5,0,Low &lt;5min,JFK,"New York, NY",-1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76PQ,BNA,"Nashville, TN",Evening,-4,0,Low &lt;5min,JFK,"New York, NY",-2,Low &lt;5min,1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30XJ,BNA,"Nashville, TN",Evening,24,1,Medium &gt;15min,JFK,"New York, NY",56,Medium &gt;15min,176,Short Haul &gt;1500Mi,14,0,32,0,1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41PQ,JFK,"New York, NY",Afternoon,-5,0,Low &lt;5min,BNA,"Nashville, TN",-32,Low &lt;5min,14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3PQ,JFK,"New York, NY",Afternoon,11,1,Low &lt;5min,BNA,"Nashville, TN",-22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4PQ,JFK,"New York, NY",Afternoon,72,1,Hight &gt;60min,BNA,"Nashville, TN",57,Medium &gt;15min,155,Short Haul &gt;1500Mi,7,0,0,0,5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19PQ,JFK,"New York, NY",Afternoon,-3,0,Low &lt;5min,BNA,"Nashville, TN",20,Medium &gt;15min,193,Short Haul &gt;1500Mi,0,0,2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96PQ,JFK,"New York, NY",Afternoon,6,1,Low &lt;5min,BNA,"Nashville, TN",-18,Low &lt;5min,14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37EV,JFK,"New York, NY",Afternoon,20,1,Medium &gt;15min,BNA,"Nashville, TN",-25,Low &lt;5min,12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1PQ,JFK,"New York, NY",Afternoon,5,1,Low &lt;5min,BNA,"Nashville, TN",-17,Low &lt;5min,14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33XJ,JFK,"New York, NY",Afternoon,156,1,Hight &gt;60min,BNA,"Nashville, TN",140,Hight &gt;60min,154,Short Haul &gt;1500Mi,14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33XJ,JFK,"New York, NY",Afternoon,-1,0,Low &lt;5min,BNA,"Nashville, TN",-21,Low &lt;5min,15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94PQ,JFK,"New York, NY",Afternoon,78,1,Hight &gt;60min,BNA,"Nashville, TN",80,Hight &gt;60min,172,Short Haul &gt;1500Mi,42,0,2,0,36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04LR,JFK,"New York, NY",Afternoon,36,1,Medium &gt;15min,BNA,"Nashville, TN",37,Medium &gt;15min,171,Short Haul &gt;1500Mi,36,0,1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4LR,JFK,"New York, NY",Afternoon,-6,0,Low &lt;5min,BNA,"Nashville, TN",-25,Low &lt;5min,15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9PQ,JFK,"New York, NY",Afternoon,38,1,Medium &gt;15min,BNA,"Nashville, TN",32,Medium &gt;15min,164,Short Haul &gt;1500Mi,17,0,0,0,1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3PQ,JFK,"New York, NY",Afternoon,-1,0,Low &lt;5min,BNA,"Nashville, TN",1,Low &lt;5min,17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36EV,JFK,"New York, NY",Afternoon,70,1,Hight &gt;60min,BNA,"Nashville, TN",58,Medium &gt;15min,158,Short Haul &gt;1500Mi,55,0,0,0,3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6EV,JFK,"New York, NY",Afternoon,-5,0,Low &lt;5min,BNA,"Nashville, TN",-23,Low &lt;5min,15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7PQ,JFK,"New York, NY",Afternoon,4,1,Low &lt;5min,BNA,"Nashville, TN",-7,Low &lt;5min,15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0LR,JFK,"New York, NY",Afternoon,-5,0,Low &lt;5min,BNA,"Nashville, TN",-14,Low &lt;5min,16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604LR,JFK,"New York, NY",Afternoon,0,0,Low &lt;5min,BNA,"Nashville, TN",-17,Low &lt;5min,15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82GJ,JFK,"New York, NY",Afternoon,-2,0,Low &lt;5min,BNA,"Nashville, TN",-15,Low &lt;5min,15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931XJ,JFK,"New York, NY",Afternoon,-5,0,Low &lt;5min,BNA,"Nashville, TN",-14,Low &lt;5min,1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76PQ,JFK,"New York, NY",Afternoon,-3,0,Low &lt;5min,BNA,"Nashville, TN",-21,Low &lt;5min,15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30XJ,JFK,"New York, NY",Afternoon,-8,0,Low &lt;5min,BNA,"Nashville, TN",11,Low &lt;5min,1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482PX,LGA,"New York, NY",Afternoon,-5,0,Low &lt;5min,RDU,"Raleigh/Durham, NC",-26,Low &lt;5min,95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02XJ,LGA,"New York, NY",Afternoon,-1,0,Low &lt;5min,RDU,"Raleigh/Durham, NC",-29,Low &lt;5min,8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480PX,LGA,"New York, NY",Afternoon,51,1,Medium &gt;15min,RDU,"Raleigh/Durham, NC",39,Medium &gt;15min,104,Short Haul &gt;1500Mi,0,0,0,0,39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491PX,LGA,"New York, NY",Afternoon,-3,0,Low &lt;5min,RDU,"Raleigh/Durham, NC",-29,Low &lt;5min,90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482PX,RDU,"Raleigh/Durham, NC",Afternoon,0,0,Low &lt;5min,LGA,"New York, NY",-27,Low &lt;5min,79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02XJ,RDU,"Raleigh/Durham, NC",Afternoon,6,1,Low &lt;5min,LGA,"New York, NY",-1,Low &lt;5min,10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480PX,RDU,"Raleigh/Durham, NC",Afternoon,60,1,Medium &gt;15min,LGA,"New York, NY",35,Medium &gt;15min,84,Short Haul &gt;1500Mi,35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491PX,RDU,"Raleigh/Durham, NC",Afternoon,-2,0,Low &lt;5min,LGA,"New York, NY",-22,Low &lt;5min,89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31EV,RDU,"Raleigh/Durham, NC",Afternoon,-2,0,Low &lt;5min,LGA,"New York, NY",-26,Low &lt;5min,83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17XJ,SCE,"State College, PA",Night,23,1,Medium &gt;15min,LGA,"New York, NY",54,Medium &gt;15min,104,Short Haul &gt;1500Mi,23,0,31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480PX,SCE,"State College, PA",Night,-6,0,Low &lt;5min,LGA,"New York, NY",-16,Low &lt;5min,6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04XJ,SCE,"State College, PA",Night,-3,0,Low &lt;5min,LGA,"New York, NY",2,Low &lt;5min,7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3PQ,SCE,"State College, PA",Night,0,0,Low &lt;5min,LGA,"New York, NY",-15,Low &lt;5min,5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30XJ,SCE,"State College, PA",Night,-7,0,Low &lt;5min,LGA,"New York, NY",-14,Low &lt;5min,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22XJ,SCE,"State College, PA",Night,-11,0,Low &lt;5min,LGA,"New York, NY",-1,Low &lt;5min,8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298PQ,SCE,"State College, PA",Night,-19,0,Low &lt;5min,LGA,"New York, NY",-3,Low &lt;5min,8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480PX,SCE,"State College, PA",Night,-10,0,Low &lt;5min,LGA,"New York, NY",-14,Low &lt;5min,69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490PX,SCE,"State College, PA",Night,-12,0,Low &lt;5min,LGA,"New York, NY",-22,Low &lt;5min,6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13PQ,SCE,"State College, PA",Night,21,1,Medium &gt;15min,LGA,"New York, NY",43,Medium &gt;15min,95,Short Haul &gt;1500Mi,21,0,22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08XJ,SCE,"State College, PA",Night,2,1,Low &lt;5min,LGA,"New York, NY",27,Medium &gt;15min,98,Short Haul &gt;1500Mi,0,0,27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2XJ,SCE,"State College, PA",Night,-4,0,Low &lt;5min,LGA,"New York, NY",-19,Low &lt;5min,5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30PQ,SCE,"State College, PA",Night,-5,0,Low &lt;5min,LGA,"New York, NY",8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478PX,SCE,"State College, PA",Night,-9,0,Low &lt;5min,LGA,"New York, NY",10,Low &lt;5min,92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482PX,SCE,"State College, PA",Night,-6,0,Low &lt;5min,LGA,"New York, NY",8,Low &lt;5min,87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20XJ,SCE,"State College, PA",Night,-10,0,Low &lt;5min,LGA,"New York, NY",-16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482PX,SCE,"State College, PA",Night,-12,0,Low &lt;5min,LGA,"New York, NY",-19,Low &lt;5min,66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5PQ,ATL,"Atlanta, GA",Evening,-4,0,Low &lt;5min,CHO,"Charlottesville, VA",-14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26XJ,ATL,"Atlanta, GA",Evening,-5,0,Low &lt;5min,CHO,"Charlottesville, VA",-15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4LR,ATL,"Atlanta, GA",Evening,-4,0,Low &lt;5min,CHO,"Charlottesville, VA",-14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24PQ,ATL,"Atlanta, GA",Evening,42,1,Medium &gt;15min,CHO,"Charlottesville, VA",47,Medium &gt;15min,101,Short Haul &gt;1500Mi,42,0,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93PQ,ATL,"Atlanta, GA",Evening,0,0,Low &lt;5min,CHO,"Charlottesville, VA",-13,Low &lt;5min,8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24PQ,ATL,"Atlanta, GA",Evening,-2,0,Low &lt;5min,CHO,"Charlottesville, VA",3,Low &lt;5min,10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298PQ,ATL,"Atlanta, GA",Evening,-3,0,Low &lt;5min,CHO,"Charlottesville, VA",-7,Low &lt;5min,9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76CA,ATL,"Atlanta, GA",Evening,0,0,Low &lt;5min,CHO,"Charlottesville, VA",-5,Low &lt;5min,9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10XJ,ATL,"Atlanta, GA",Evening,-5,0,Low &lt;5min,CHO,"Charlottesville, VA",-11,Low &lt;5min,9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27XJ,ATL,"Atlanta, GA",Evening,-3,0,Low &lt;5min,CHO,"Charlottesville, VA",-24,Low &lt;5min,7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76CA,ATL,"Atlanta, GA",Evening,620,1,Hight &gt;60min,CHO,"Charlottesville, VA",602,Hight &gt;60min,78,Short Haul &gt;1500Mi,0,602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41PQ,ATL,"Atlanta, GA",Evening,7,1,Low &lt;5min,CHO,"Charlottesville, VA",-13,Low &lt;5min,7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25XJ,ATL,"Atlanta, GA",Evening,-1,0,Low &lt;5min,CHO,"Charlottesville, VA",-20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41PQ,ATL,"Atlanta, GA",Evening,62,1,Hight &gt;60min,CHO,"Charlottesville, VA",58,Medium &gt;15min,92,Short Haul &gt;1500Mi,58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35XJ,ATL,"Atlanta, GA",Evening,-4,0,Low &lt;5min,CHO,"Charlottesville, VA",-12,Low &lt;5min,8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36XJ,ATL,"Atlanta, GA",Evening,10,1,Low &lt;5min,CHO,"Charlottesville, VA",-7,Low &lt;5min,7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15PQ,ATL,"Atlanta, GA",Evening,-5,0,Low &lt;5min,CHO,"Charlottesville, VA",-27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24PQ,ATL,"Atlanta, GA",Evening,61,1,Hight &gt;60min,CHO,"Charlottesville, VA",37,Medium &gt;15min,72,Short Haul &gt;1500Mi,37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35XJ,ATL,"Atlanta, GA",Evening,-5,0,Low &lt;5min,CHO,"Charlottesville, VA",-11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27XJ,ATL,"Atlanta, GA",Evening,-6,0,Low &lt;5min,CHO,"Charlottesville, VA",-18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24PQ,ATL,"Atlanta, GA",Evening,-3,0,Low &lt;5min,CHO,"Charlottesville, VA",-9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35PQ,ATL,"Atlanta, GA",Evening,-5,0,Low &lt;5min,CHO,"Charlottesville, VA",-15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46PQ,ATL,"Atlanta, GA",Evening,-2,0,Low &lt;5min,CHO,"Charlottesville, VA",-17,Low &lt;5min,8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295PQ,DTW,"Detroit, MI",Morning,128,1,Hight &gt;60min,PHL,"Philadelphia, PA",107,Hight &gt;60min,86,Short Haul &gt;1500Mi,107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81PQ,DTW,"Detroit, MI",Morning,-5,0,Low &lt;5min,PHL,"Philadelphia, PA",-20,Low &lt;5min,9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09PQ,DTW,"Detroit, MI",Morning,-5,0,Low &lt;5min,PHL,"Philadelphia, PA",-25,Low &lt;5min,8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176PQ,DTW,"Detroit, MI",Morning,-5,0,Low &lt;5min,PHL,"Philadelphia, PA",-26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14PQ,DTW,"Detroit, MI",Morning,-2,0,Low &lt;5min,PHL,"Philadelphia, PA",7,Low &lt;5min,11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606LR,DTW,"Detroit, MI",Morning,-2,0,Low &lt;5min,PHL,"Philadelphia, PA",-23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295PQ,PHL,"Philadelphia, PA",Afternoon,97,1,Hight &gt;60min,DTW,"Detroit, MI",90,Hight &gt;60min,110,Short Haul &gt;1500Mi,0,0,0,0,9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97PQ,PHL,"Philadelphia, PA",Afternoon,135,1,Hight &gt;60min,DTW,"Detroit, MI",118,Hight &gt;60min,100,Short Haul &gt;1500Mi,0,0,0,0,11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81PQ,PHL,"Philadelphia, PA",Afternoon,-5,0,Low &lt;5min,DTW,"Detroit, MI",-28,Low &lt;5min,9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09PQ,PHL,"Philadelphia, PA",Afternoon,-7,0,Low &lt;5min,DTW,"Detroit, MI",-26,Low &lt;5min,9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176PQ,PHL,"Philadelphia, PA",Afternoon,-3,0,Low &lt;5min,DTW,"Detroit, MI",-17,Low &lt;5min,1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14PQ,PHL,"Philadelphia, PA",Afternoon,2,1,Low &lt;5min,DTW,"Detroit, MI",-10,Low &lt;5min,10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606LR,PHL,"Philadelphia, PA",Afternoon,-5,0,Low &lt;5min,DTW,"Detroit, MI",-19,Low &lt;5min,1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9PQ,CVG,"Cincinnati, OH",Evening,-10,0,Low &lt;5min,MSP,"Minneapolis, MN",-2,Low &lt;5min,13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10XJ,CVG,"Cincinnati, OH",Evening,-5,0,Low &lt;5min,MSP,"Minneapolis, MN",-9,Low &lt;5min,12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0LR,CVG,"Cincinnati, OH",Evening,-4,0,Low &lt;5min,MSP,"Minneapolis, MN",-9,Low &lt;5min,12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48PQ,CVG,"Cincinnati, OH",Evening,-3,0,Low &lt;5min,MSP,"Minneapolis, MN",-27,Low &lt;5min,10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32XJ,CVG,"Cincinnati, OH",Evening,16,1,Medium &gt;15min,MSP,"Minneapolis, MN",48,Medium &gt;15min,159,Short Haul &gt;1500Mi,16,0,32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32XJ,CVG,"Cincinnati, OH",Evening,33,1,Medium &gt;15min,MSP,"Minneapolis, MN",21,Medium &gt;15min,115,Short Haul &gt;1500Mi,21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31XJ,CVG,"Cincinnati, OH",Evening,102,1,Hight &gt;60min,MSP,"Minneapolis, MN",97,Hight &gt;60min,122,Short Haul &gt;1500Mi,97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678CA,CVG,"Cincinnati, OH",Evening,-5,0,Low &lt;5min,MSP,"Minneapolis, MN",-23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82GJ,CVG,"Cincinnati, OH",Evening,18,1,Medium &gt;15min,MSP,"Minneapolis, MN",2,Low &lt;5min,11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21XJ,CVG,"Cincinnati, OH",Evening,-13,0,Low &lt;5min,MSP,"Minneapolis, MN",-28,Low &lt;5min,11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695CA,CVG,"Cincinnati, OH",Evening,-3,0,Low &lt;5min,MSP,"Minneapolis, MN",17,Medium &gt;15min,147,Short Haul &gt;1500Mi,0,0,17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00PQ,CVG,"Cincinnati, OH",Evening,10,1,Low &lt;5min,MSP,"Minneapolis, MN",8,Low &lt;5min,12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99PQ,CVG,"Cincinnati, OH",Evening,-5,0,Low &lt;5min,MSP,"Minneapolis, MN",-23,Low &lt;5min,10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272PQ,CVG,"Cincinnati, OH",Evening,147,1,Hight &gt;60min,MSP,"Minneapolis, MN",136,Hight &gt;60min,116,Short Haul &gt;1500Mi,121,0,0,0,15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48PQ,CVG,"Cincinnati, OH",Evening,-8,0,Low &lt;5min,MSP,"Minneapolis, MN",7,Low &lt;5min,14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538CA,CVG,"Cincinnati, OH",Evening,-9,0,Low &lt;5min,MSP,"Minneapolis, MN",-5,Low &lt;5min,13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97PQ,CVG,"Cincinnati, OH",Evening,-4,0,Low &lt;5min,MSP,"Minneapolis, MN",-5,Low &lt;5min,12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99PQ,CVG,"Cincinnati, OH",Evening,-7,0,Low &lt;5min,MSP,"Minneapolis, MN",10,Low &lt;5min,14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08PQ,CVG,"Cincinnati, OH",Evening,-7,0,Low &lt;5min,MSP,"Minneapolis, MN",15,Low &lt;5min,149,Short Haul &gt;1500Mi,0,0,1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95PQ,ORF,"Norfolk, VA",Morning,-1,0,Low &lt;5min,JFK,"New York, NY",21,Medium &gt;15min,113,Short Haul &gt;1500Mi,0,0,21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1PQ,MSP,"Minneapolis, MN",Evening,20,1,Medium &gt;15min,DSM,"Des Moines, IA",8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34EV,MSP,"Minneapolis, MN",Evening,-1,0,Low &lt;5min,DSM,"Des Moines, IA",-11,Low &lt;5min,7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295PQ,MSP,"Minneapolis, MN",Evening,5,1,Low &lt;5min,DSM,"Des Moines, IA",9,Low &lt;5min,8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03XJ,MSP,"Minneapolis, MN",Evening,-3,0,Low &lt;5min,DSM,"Des Moines, IA",-16,Low &lt;5min,6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08XJ,MSP,"Minneapolis, MN",Evening,-5,0,Low &lt;5min,DSM,"Des Moines, IA",-27,Low &lt;5min,6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15XJ,MSP,"Minneapolis, MN",Evening,-6,0,Low &lt;5min,DSM,"Des Moines, IA",2,Low &lt;5min,8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08XJ,MSP,"Minneapolis, MN",Evening,-4,0,Low &lt;5min,DSM,"Des Moines, IA",-9,Low &lt;5min,7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81GJ,MSP,"Minneapolis, MN",Evening,-3,0,Low &lt;5min,DSM,"Des Moines, IA",35,Medium &gt;15min,120,Short Haul &gt;1500Mi,0,0,35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37PQ,MSP,"Minneapolis, MN",Evening,-5,0,Low &lt;5min,DSM,"Des Moines, IA",-14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53PQ,MSP,"Minneapolis, MN",Evening,-4,0,Low &lt;5min,DSM,"Des Moines, IA",28,Medium &gt;15min,114,Short Haul &gt;1500Mi,0,0,28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31PQ,MSP,"Minneapolis, MN",Evening,-3,0,Low &lt;5min,DSM,"Des Moines, IA",6,Low &lt;5min,9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07PQ,MSP,"Minneapolis, MN",Evening,-5,0,Low &lt;5min,DSM,"Des Moines, IA",18,Medium &gt;15min,105,Short Haul &gt;1500Mi,0,0,18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15XJ,MSP,"Minneapolis, MN",Evening,-4,0,Low &lt;5min,DSM,"Des Moines, IA",28,Medium &gt;15min,107,Short Haul &gt;1500Mi,0,0,28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7GJ,MSP,"Minneapolis, MN",Evening,-1,0,Low &lt;5min,DSM,"Des Moines, IA",10,Low &lt;5min,9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72PQ,MSP,"Minneapolis, MN",Evening,2,1,Low &lt;5min,DSM,"Des Moines, IA",12,Low &lt;5min,9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32XJ,MSP,"Minneapolis, MN",Evening,-3,0,Low &lt;5min,DSM,"Des Moines, IA",4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11PQ,MSP,"Minneapolis, MN",Evening,-5,0,Low &lt;5min,DSM,"Des Moines, IA",10,Low &lt;5min,9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19PQ,MSP,"Minneapolis, MN",Evening,-2,0,Low &lt;5min,DSM,"Des Moines, IA",8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09PQ,MSP,"Minneapolis, MN",Evening,14,1,Low &lt;5min,DSM,"Des Moines, IA",-8,Low &lt;5min,6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15XJ,MSP,"Minneapolis, MN",Evening,-5,0,Low &lt;5min,DSM,"Des Moines, IA",13,Low &lt;5min,9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83GJ,MSP,"Minneapolis, MN",Evening,-4,0,Low &lt;5min,DSM,"Des Moines, IA",-5,Low &lt;5min,8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99PQ,MSP,"Minneapolis, MN",Evening,37,1,Medium &gt;15min,DSM,"Des Moines, IA",17,Medium &gt;15min,62,Short Haul &gt;1500Mi,12,0,0,0,5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16PQ,MSP,"Minneapolis, MN",Evening,-3,0,Low &lt;5min,DSM,"Des Moines, IA",-5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53PQ,ATL,"Atlanta, GA",Afternoon,-6,0,Low &lt;5min,ILM,"Wilmington, NC",-2,Low &lt;5min,8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46PQ,ATL,"Atlanta, GA",Afternoon,0,0,Low &lt;5min,ILM,"Wilmington, NC",-5,Low &lt;5min,7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293PQ,ATL,"Atlanta, GA",Afternoon,154,1,Hight &gt;60min,ILM,"Wilmington, NC",157,Hight &gt;60min,85,Short Haul &gt;1500Mi,35,0,3,0,119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41PQ,ATL,"Atlanta, GA",Afternoon,-1,0,Low &lt;5min,ILM,"Wilmington, NC",-1,Low &lt;5min,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36PQ,ATL,"Atlanta, GA",Afternoon,-4,0,Low &lt;5min,ILM,"Wilmington, NC",-9,Low &lt;5min,7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86PQ,ATL,"Atlanta, GA",Afternoon,-10,0,Low &lt;5min,ILM,"Wilmington, NC",-4,Low &lt;5min,8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76CA,ATL,"Atlanta, GA",Afternoon,-2,0,Low &lt;5min,ILM,"Wilmington, NC",-12,Low &lt;5min,7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36PQ,ATL,"Atlanta, GA",Afternoon,-3,0,Low &lt;5min,ILM,"Wilmington, NC",-10,Low &lt;5min,7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23XJ,ATL,"Atlanta, GA",Afternoon,-1,0,Low &lt;5min,ILM,"Wilmington, NC",-13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676CA,ATL,"Atlanta, GA",Afternoon,10,1,Low &lt;5min,ILM,"Wilmington, NC",-3,Low &lt;5min,6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296PQ,ATL,"Atlanta, GA",Afternoon,-4,0,Low &lt;5min,ILM,"Wilmington, NC",-13,Low &lt;5min,7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299PQ,ATL,"Atlanta, GA",Afternoon,-3,0,Low &lt;5min,ILM,"Wilmington, NC",-12,Low &lt;5min,7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606LR,ATL,"Atlanta, GA",Afternoon,-4,0,Low &lt;5min,ILM,"Wilmington, NC",-22,Low &lt;5min,6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97PQ,ATL,"Atlanta, GA",Afternoon,-5,0,Low &lt;5min,ILM,"Wilmington, NC",-20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36XJ,ATL,"Atlanta, GA",Afternoon,-3,0,Low &lt;5min,ILM,"Wilmington, NC",-15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31XJ,ATL,"Atlanta, GA",Afternoon,-4,0,Low &lt;5min,ILM,"Wilmington, NC",-14,Low &lt;5min,7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24PQ,ATL,"Atlanta, GA",Afternoon,-1,0,Low &lt;5min,ILM,"Wilmington, NC",3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06PQ,ATL,"Atlanta, GA",Afternoon,-5,0,Low &lt;5min,ILM,"Wilmington, NC",-13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98PQ,ATL,"Atlanta, GA",Afternoon,20,1,Medium &gt;15min,ILM,"Wilmington, NC",7,Low &lt;5min,6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81GJ,ATL,"Atlanta, GA",Afternoon,-4,0,Low &lt;5min,ILM,"Wilmington, NC",-13,Low &lt;5min,7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298PQ,ATL,"Atlanta, GA",Afternoon,-7,0,Low &lt;5min,ILM,"Wilmington, NC",-21,Low &lt;5min,6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17XJ,ATL,"Atlanta, GA",Afternoon,-4,0,Low &lt;5min,ILM,"Wilmington, NC",-5,Low &lt;5min,8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17XJ,ATL,"Atlanta, GA",Afternoon,-2,0,Low &lt;5min,ILM,"Wilmington, NC",-11,Low &lt;5min,7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04PQ,DTW,"Detroit, MI",Afternoon,-4,0,Low &lt;5min,MEM,"Memphis, TN",-19,Low &lt;5min,11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07XJ,DTW,"Detroit, MI",Afternoon,0,0,Low &lt;5min,MEM,"Memphis, TN",-10,Low &lt;5min,11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48PQ,DTW,"Detroit, MI",Afternoon,-4,0,Low &lt;5min,MEM,"Memphis, TN",-1,Low &lt;5min,13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36XJ,DTW,"Detroit, MI",Afternoon,-3,0,Low &lt;5min,MEM,"Memphis, TN",-5,Low &lt;5min,12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05XJ,DTW,"Detroit, MI",Afternoon,40,1,Medium &gt;15min,MEM,"Memphis, TN",26,Medium &gt;15min,113,Short Haul &gt;1500Mi,26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11PQ,DTW,"Detroit, MI",Afternoon,-5,0,Low &lt;5min,MEM,"Memphis, TN",-24,Low &lt;5min,10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23XJ,DTW,"Detroit, MI",Afternoon,18,1,Medium &gt;15min,MEM,"Memphis, TN",9,Low &lt;5min,11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04PQ,MEM,"Memphis, TN",Afternoon,-5,0,Low &lt;5min,DTW,"Detroit, MI",-17,Low &lt;5min,10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07XJ,MEM,"Memphis, TN",Afternoon,-5,0,Low &lt;5min,DTW,"Detroit, MI",-14,Low &lt;5min,10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48PQ,MEM,"Memphis, TN",Afternoon,-2,0,Low &lt;5min,DTW,"Detroit, MI",-9,Low &lt;5min,10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36XJ,MEM,"Memphis, TN",Afternoon,-5,0,Low &lt;5min,DTW,"Detroit, MI",-20,Low &lt;5min,9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05XJ,MEM,"Memphis, TN",Afternoon,21,1,Medium &gt;15min,DTW,"Detroit, MI",24,Medium &gt;15min,117,Short Haul &gt;1500Mi,0,0,3,0,21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11PQ,MEM,"Memphis, TN",Afternoon,16,1,Medium &gt;15min,DTW,"Detroit, MI",8,Low &lt;5min,10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23XJ,MEM,"Memphis, TN",Afternoon,0,0,Low &lt;5min,DTW,"Detroit, MI",-6,Low &lt;5min,10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87GJ,JAX,"Jacksonville, FL",Afternoon,-5,0,Low &lt;5min,JFK,"New York, NY",-16,Low &lt;5min,13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33EV,JAX,"Jacksonville, FL",Afternoon,-9,0,Low &lt;5min,JFK,"New York, NY",-10,Low &lt;5min,14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87GJ,JFK,"New York, NY",Morning,3,1,Low &lt;5min,JAX,"Jacksonville, FL",-24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33EV,JFK,"New York, NY",Morning,-5,0,Low &lt;5min,JAX,"Jacksonville, FL",-15,Low &lt;5min,16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6PQ,OMA,"Omaha, NE",Morning,0,0,Low &lt;5min,LGA,"New York, NY",1,Low &lt;5min,17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25XJ,OMA,"Omaha, NE",Morning,-4,0,Low &lt;5min,LGA,"New York, NY",10,Low &lt;5min,1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23XJ,OMA,"Omaha, NE",Morning,240,1,Hight &gt;60min,LGA,"New York, NY",218,Hight &gt;60min,150,Short Haul &gt;1500Mi,218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582CA,OMA,"Omaha, NE",Morning,6,1,Low &lt;5min,LGA,"New York, NY",-1,Low &lt;5min,1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33XJ,OMA,"Omaha, NE",Morning,0,0,Low &lt;5min,LGA,"New York, NY",15,Low &lt;5min,187,Short Haul &gt;1500Mi,0,0,15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14XJ,OMA,"Omaha, NE",Morning,61,1,Hight &gt;60min,LGA,"New York, NY",67,Hight &gt;60min,170,Short Haul &gt;1500Mi,61,0,6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485PX,OMA,"Omaha, NE",Morning,-10,0,Low &lt;5min,LGA,"New York, NY",-13,Low &lt;5min,165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95CA,OMA,"Omaha, NE",Morning,-6,0,Low &lt;5min,LGA,"New York, NY",-5,Low &lt;5min,17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20PQ,OMA,"Omaha, NE",Morning,86,1,Hight &gt;60min,LGA,"New York, NY",105,Hight &gt;60min,191,Short Haul &gt;1500Mi,86,0,19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29XJ,OMA,"Omaha, NE",Morning,-3,0,Low &lt;5min,LGA,"New York, NY",-22,Low &lt;5min,15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187GJ,OMA,"Omaha, NE",Morning,0,0,Low &lt;5min,LGA,"New York, NY",52,Medium &gt;15min,224,Short Haul &gt;1500Mi,0,0,52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76PQ,OMA,"Omaha, NE",Morning,95,1,Hight &gt;60min,LGA,"New York, NY",97,Hight &gt;60min,174,Short Haul &gt;1500Mi,95,0,2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17XJ,OMA,"Omaha, NE",Morning,2,1,Low &lt;5min,LGA,"New York, NY",-14,Low &lt;5min,1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916XJ,OMA,"Omaha, NE",Morning,-3,0,Low &lt;5min,LGA,"New York, NY",3,Low &lt;5min,1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33EV,OMA,"Omaha, NE",Morning,5,1,Low &lt;5min,LGA,"New York, NY",39,Medium &gt;15min,206,Short Haul &gt;1500Mi,0,0,39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26XJ,OMA,"Omaha, NE",Morning,-7,0,Low &lt;5min,LGA,"New York, NY",13,Low &lt;5min,19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4PQ,OMA,"Omaha, NE",Morning,-5,0,Low &lt;5min,LGA,"New York, NY",5,Low &lt;5min,1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8EV,OMA,"Omaha, NE",Morning,10,1,Low &lt;5min,LGA,"New York, NY",13,Low &lt;5min,17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49PQ,OMA,"Omaha, NE",Morning,-4,0,Low &lt;5min,LGA,"New York, NY",-20,Low &lt;5min,14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490PX,OMA,"Omaha, NE",Morning,0,0,Low &lt;5min,LGA,"New York, NY",-8,Low &lt;5min,160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16PQ,OMA,"Omaha, NE",Morning,17,1,Medium &gt;15min,LGA,"New York, NY",8,Low &lt;5min,16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06PQ,OMA,"Omaha, NE",Morning,-10,0,Low &lt;5min,LGA,"New York, NY",-44,Low &lt;5min,13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478PX,CVG,"Cincinnati, OH",Evening,-5,0,Low &lt;5min,LGA,"New York, NY",-11,Low &lt;5min,114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16XJ,CVG,"Cincinnati, OH",Evening,-5,0,Low &lt;5min,LGA,"New York, NY",-10,Low &lt;5min,11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31XJ,CVG,"Cincinnati, OH",Evening,68,1,Hight &gt;60min,LGA,"New York, NY",71,Hight &gt;60min,123,Short Haul &gt;1500Mi,0,0,17,0,54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31PQ,CVG,"Cincinnati, OH",Evening,29,1,Medium &gt;15min,LGA,"New York, NY",76,Hight &gt;60min,167,Short Haul &gt;1500Mi,0,0,63,0,13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15XJ,CVG,"Cincinnati, OH",Evening,-2,0,Low &lt;5min,LGA,"New York, NY",25,Medium &gt;15min,147,Short Haul &gt;1500Mi,0,0,25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16XJ,CVG,"Cincinnati, OH",Evening,-5,0,Low &lt;5min,LGA,"New York, NY",2,Low &lt;5min,12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479PX,CVG,"Cincinnati, OH",Evening,-5,0,Low &lt;5min,LGA,"New York, NY",16,Medium &gt;15min,141,Short Haul &gt;1500Mi,0,0,16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20PQ,CVG,"Cincinnati, OH",Evening,62,1,Hight &gt;60min,LGA,"New York, NY",49,Medium &gt;15min,107,Short Haul &gt;1500Mi,3,0,0,0,46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15XJ,CVG,"Cincinnati, OH",Evening,-3,0,Low &lt;5min,LGA,"New York, NY",-10,Low &lt;5min,11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17XJ,CVG,"Cincinnati, OH",Evening,45,1,Medium &gt;15min,LGA,"New York, NY",42,Medium &gt;15min,117,Short Haul &gt;1500Mi,0,0,42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491PX,CVG,"Cincinnati, OH",Evening,13,1,Low &lt;5min,LGA,"New York, NY",15,Low &lt;5min,122,Short Haul &gt;1500Mi,13,0,2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49PQ,CVG,"Cincinnati, OH",Evening,38,1,Medium &gt;15min,LGA,"New York, NY",52,Medium &gt;15min,134,Short Haul &gt;1500Mi,38,0,14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22XJ,CVG,"Cincinnati, OH",Evening,26,1,Medium &gt;15min,LGA,"New York, NY",40,Medium &gt;15min,134,Short Haul &gt;1500Mi,0,0,4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15XJ,CVG,"Cincinnati, OH",Evening,-5,0,Low &lt;5min,LGA,"New York, NY",-3,Low &lt;5min,12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18XJ,CVG,"Cincinnati, OH",Evening,59,1,Medium &gt;15min,LGA,"New York, NY",99,Hight &gt;60min,160,Short Haul &gt;1500Mi,0,0,99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491PX,CVG,"Cincinnati, OH",Evening,-1,0,Low &lt;5min,LGA,"New York, NY",-9,Low &lt;5min,112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18XJ,CVG,"Cincinnati, OH",Evening,-4,0,Low &lt;5min,LGA,"New York, NY",-15,Low &lt;5min,10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491PX,CVG,"Cincinnati, OH",Evening,22,1,Medium &gt;15min,LGA,"New York, NY",25,Medium &gt;15min,123,Short Haul &gt;1500Mi,22,0,3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01XJ,CVG,"Cincinnati, OH",Evening,-5,0,Low &lt;5min,LGA,"New York, NY",-18,Low &lt;5min,10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37EV,CVG,"Cincinnati, OH",Evening,-3,0,Low &lt;5min,LGA,"New York, NY",2,Low &lt;5min,12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478PX,LGA,"New York, NY",Afternoon,-5,0,Low &lt;5min,CVG,"Cincinnati, OH",-1,Low &lt;5min,140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16XJ,LGA,"New York, NY",Afternoon,15,1,Low &lt;5min,CVG,"Cincinnati, OH",3,Low &lt;5min,12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31XJ,LGA,"New York, NY",Afternoon,94,1,Hight &gt;60min,CVG,"Cincinnati, OH",78,Hight &gt;60min,120,Short Haul &gt;1500Mi,0,0,0,0,7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35XJ,LGA,"New York, NY",Afternoon,172,1,Hight &gt;60min,CVG,"Cincinnati, OH",205,Hight &gt;60min,169,Short Haul &gt;1500Mi,172,0,3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15XJ,LGA,"New York, NY",Afternoon,-5,0,Low &lt;5min,CVG,"Cincinnati, OH",-22,Low &lt;5min,11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16XJ,LGA,"New York, NY",Afternoon,-8,0,Low &lt;5min,CVG,"Cincinnati, OH",-28,Low &lt;5min,12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479PX,LGA,"New York, NY",Afternoon,-5,0,Low &lt;5min,CVG,"Cincinnati, OH",15,Low &lt;5min,156,Short Haul &gt;1500Mi,0,0,15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295PQ,LGA,"New York, NY",Afternoon,-3,0,Low &lt;5min,CVG,"Cincinnati, OH",-13,Low &lt;5min,12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15XJ,LGA,"New York, NY",Afternoon,18,1,Medium &gt;15min,CVG,"Cincinnati, OH",29,Medium &gt;15min,147,Short Haul &gt;1500Mi,0,18,11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17XJ,LGA,"New York, NY",Afternoon,1,1,Low &lt;5min,CVG,"Cincinnati, OH",6,Low &lt;5min,14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491PX,LGA,"New York, NY",Afternoon,-4,0,Low &lt;5min,CVG,"Cincinnati, OH",-16,Low &lt;5min,124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479PX,LGA,"New York, NY",Afternoon,-5,0,Low &lt;5min,CVG,"Cincinnati, OH",-10,Low &lt;5min,135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15XJ,LGA,"New York, NY",Afternoon,-7,0,Low &lt;5min,CVG,"Cincinnati, OH",-3,Low &lt;5min,14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18XJ,LGA,"New York, NY",Afternoon,-4,0,Low &lt;5min,CVG,"Cincinnati, OH",23,Medium &gt;15min,163,Short Haul &gt;1500Mi,0,0,2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491PX,LGA,"New York, NY",Afternoon,-5,0,Low &lt;5min,CVG,"Cincinnati, OH",0,Low &lt;5min,141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18XJ,LGA,"New York, NY",Afternoon,-8,0,Low &lt;5min,CVG,"Cincinnati, OH",-10,Low &lt;5min,13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678CA,LGA,"New York, NY",Afternoon,128,1,Hight &gt;60min,CVG,"Cincinnati, OH",126,Hight &gt;60min,138,Short Haul &gt;1500Mi,118,0,0,0,8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01XJ,LGA,"New York, NY",Afternoon,-3,0,Low &lt;5min,CVG,"Cincinnati, OH",-4,Low &lt;5min,13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37PQ,LGA,"New York, NY",Afternoon,-2,0,Low &lt;5min,CVG,"Cincinnati, OH",-1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22XJ,RDU,"Raleigh/Durham, NC",Morning,5,1,Low &lt;5min,LGA,"New York, NY",-27,Low &lt;5min,8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13XJ,CHS,"Charleston, SC",Afternoon,-11,0,Low &lt;5min,JFK,"New York, NY",-16,Low &lt;5min,12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13PQ,CHS,"Charleston, SC",Afternoon,-1,0,Low &lt;5min,JFK,"New York, NY",-4,Low &lt;5min,12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95PQ,CHS,"Charleston, SC",Afternoon,41,1,Medium &gt;15min,JFK,"New York, NY",27,Medium &gt;15min,114,Short Haul &gt;1500Mi,27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95PQ,CHS,"Charleston, SC",Afternoon,-7,0,Low &lt;5min,JFK,"New York, NY",-8,Low &lt;5min,12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605LR,CHS,"Charleston, SC",Afternoon,-5,0,Low &lt;5min,JFK,"New York, NY",-21,Low &lt;5min,11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933XJ,CHS,"Charleston, SC",Afternoon,-5,0,Low &lt;5min,JFK,"New York, NY",-9,Low &lt;5min,12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29PQ,CHS,"Charleston, SC",Evening,-3,0,Low &lt;5min,JFK,"New York, NY",-9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29PQ,JFK,"New York, NY",Afternoon,-6,0,Low &lt;5min,CHS,"Charleston, SC",-26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600LR,MSN,"Madison, WI",Morning,-2,0,Low &lt;5min,DTW,"Detroit, MI",-20,Low &lt;5min,6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00LR,MSN,"Madison, WI",Morning,-8,0,Low &lt;5min,DTW,"Detroit, MI",-15,Low &lt;5min,8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9PQ,MSN,"Madison, WI",Morning,114,1,Hight &gt;60min,DTW,"Detroit, MI",89,Hight &gt;60min,62,Short Haul &gt;1500Mi,0,0,89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08XJ,MSN,"Madison, WI",Morning,14,1,Low &lt;5min,DTW,"Detroit, MI",5,Low &lt;5min,7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538CA,MSN,"Madison, WI",Morning,-4,0,Low &lt;5min,DTW,"Detroit, MI",-14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607LR,MSN,"Madison, WI",Morning,-1,0,Low &lt;5min,DTW,"Detroit, MI",-8,Low &lt;5min,8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49PQ,MSN,"Madison, WI",Morning,-1,0,Low &lt;5min,DTW,"Detroit, MI",-26,Low &lt;5min,6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36EV,MSN,"Madison, WI",Morning,-5,0,Low &lt;5min,DTW,"Detroit, MI",-18,Low &lt;5min,7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36XJ,MSN,"Madison, WI",Morning,-5,0,Low &lt;5min,DTW,"Detroit, MI",-22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66PQ,MSN,"Madison, WI",Morning,-7,0,Low &lt;5min,DTW,"Detroit, MI",-24,Low &lt;5min,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4PQ,MSN,"Madison, WI",Morning,-9,0,Low &lt;5min,DTW,"Detroit, MI",-6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05PQ,MSN,"Madison, WI",Morning,-9,0,Low &lt;5min,DTW,"Detroit, MI",-15,Low &lt;5min,8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05PQ,MSN,"Madison, WI",Morning,-5,0,Low &lt;5min,DTW,"Detroit, MI",-22,Low &lt;5min,7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14PQ,MSN,"Madison, WI",Morning,-10,0,Low &lt;5min,DTW,"Detroit, MI",2,Low &lt;5min,9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96PQ,MSN,"Madison, WI",Morning,-9,0,Low &lt;5min,DTW,"Detroit, MI",-27,Low &lt;5min,69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99PQ,MSN,"Madison, WI",Morning,-3,0,Low &lt;5min,DTW,"Detroit, MI",3,Low &lt;5min,9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184GJ,MSN,"Madison, WI",Morning,-5,0,Low &lt;5min,DTW,"Detroit, MI",-2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30XJ,MSN,"Madison, WI",Morning,-12,0,Low &lt;5min,DTW,"Detroit, MI",-13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25PQ,MSN,"Madison, WI",Morning,-9,0,Low &lt;5min,DTW,"Detroit, MI",-14,Low &lt;5min,8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25PQ,MSN,"Madison, WI",Morning,-5,0,Low &lt;5min,DTW,"Detroit, MI",-21,Low &lt;5min,7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86PQ,MSN,"Madison, WI",Morning,-10,0,Low &lt;5min,DTW,"Detroit, MI",16,Medium &gt;15min,113,Short Haul &gt;1500Mi,0,0,1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13PQ,MSN,"Madison, WI",Morning,-9,0,Low &lt;5min,DTW,"Detroit, MI",-23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16PQ,MSN,"Madison, WI",Morning,-4,0,Low &lt;5min,DTW,"Detroit, MI",-18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3PQ,DLH,"Duluth, MN",Morning,7,1,Low &lt;5min,MSP,"Minneapolis, MN",5,Low &lt;5min,7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78CA,DLH,"Duluth, MN",Morning,-1,0,Low &lt;5min,MSP,"Minneapolis, MN",9,Low &lt;5min,8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10XJ,DLH,"Duluth, MN",Morning,68,1,Hight &gt;60min,MSP,"Minneapolis, MN",58,Medium &gt;15min,62,Short Haul &gt;1500Mi,0,0,0,0,58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00LR,DLH,"Duluth, MN",Morning,4,1,Low &lt;5min,MSP,"Minneapolis, MN",-2,Low &lt;5min,6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48PQ,DLH,"Duluth, MN",Morning,-9,0,Low &lt;5min,MSP,"Minneapolis, MN",-16,Low &lt;5min,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600LR,DLH,"Duluth, MN",Morning,-9,0,Low &lt;5min,MSP,"Minneapolis, MN",-29,Low &lt;5min,5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48PQ,DLH,"Duluth, MN",Morning,-10,0,Low &lt;5min,MSP,"Minneapolis, MN",-27,Low &lt;5min,5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1PQ,DLH,"Duluth, MN",Morning,-9,0,Low &lt;5min,MSP,"Minneapolis, MN",-9,Low &lt;5min,7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82GJ,DLH,"Duluth, MN",Morning,-5,0,Low &lt;5min,MSP,"Minneapolis, MN",-22,Low &lt;5min,5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82GJ,DLH,"Duluth, MN",Morning,-8,0,Low &lt;5min,MSP,"Minneapolis, MN",-14,Low &lt;5min,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31PQ,DLH,"Duluth, MN",Morning,-2,0,Low &lt;5min,MSP,"Minneapolis, MN",3,Low &lt;5min,7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2GJ,DLH,"Duluth, MN",Morning,21,1,Medium &gt;15min,MSP,"Minneapolis, MN",3,Low &lt;5min,5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07PQ,DLH,"Duluth, MN",Morning,-14,0,Low &lt;5min,MSP,"Minneapolis, MN",-2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200PQ,DLH,"Duluth, MN",Morning,-5,0,Low &lt;5min,MSP,"Minneapolis, MN",0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95CA,DLH,"Duluth, MN",Morning,-4,0,Low &lt;5min,MSP,"Minneapolis, MN",-3,Low &lt;5min,7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32XJ,DLH,"Duluth, MN",Morning,-10,0,Low &lt;5min,MSP,"Minneapolis, MN",-28,Low &lt;5min,5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9PQ,DLH,"Duluth, MN",Morning,-9,0,Low &lt;5min,MSP,"Minneapolis, MN",-1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32XJ,DLH,"Duluth, MN",Morning,-7,0,Low &lt;5min,MSP,"Minneapolis, MN",-19,Low &lt;5min,6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30PQ,DLH,"Duluth, MN",Morning,-5,0,Low &lt;5min,MSP,"Minneapolis, MN",-17,Low &lt;5min,6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06XJ,DLH,"Duluth, MN",Morning,-10,0,Low &lt;5min,MSP,"Minneapolis, MN",-34,Low &lt;5min,4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3PQ,DLH,"Duluth, MN",Morning,-4,0,Low &lt;5min,MSP,"Minneapolis, MN",-8,Low &lt;5min,6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72PQ,DLH,"Duluth, MN",Morning,-9,0,Low &lt;5min,MSP,"Minneapolis, MN",-29,Low &lt;5min,5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4LR,DLH,"Duluth, MN",Morning,39,1,Medium &gt;15min,MSP,"Minneapolis, MN",37,Medium &gt;15min,70,Short Haul &gt;1500Mi,0,0,0,0,37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946A,DTW,"Detroit, MI",Afternoon,-5,0,Low &lt;5min,MQT,"Marquette, MI",-21,Low &lt;5min,8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965E,DTW,"Detroit, MI",Afternoon,-3,0,Low &lt;5min,MQT,"Marquette, MI",-25,Low &lt;5min,7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00AY,DTW,"Detroit, MI",Afternoon,-4,0,Low &lt;5min,MQT,"Marquette, MI",-24,Low &lt;5min,7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97PQ,DTW,"Detroit, MI",Afternoon,-5,0,Low &lt;5min,MQT,"Marquette, MI",-29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05PQ,DTW,"Detroit, MI",Afternoon,-2,0,Low &lt;5min,MQT,"Marquette, MI",-27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928A,DTW,"Detroit, MI",Afternoon,-9,0,Low &lt;5min,MQT,"Marquette, MI",-18,Low &lt;5min,8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800AY,DTW,"Detroit, MI",Afternoon,-15,0,Low &lt;5min,MQT,"Marquette, MI",-36,Low &lt;5min,7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946A,MQT,"Marquette, MI",Evening,-7,0,Low &lt;5min,DTW,"Detroit, MI",-28,Low &lt;5min,6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965E,MQT,"Marquette, MI",Evening,-6,0,Low &lt;5min,DTW,"Detroit, MI",-9,Low &lt;5min,8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00AY,MQT,"Marquette, MI",Evening,-4,0,Low &lt;5min,DTW,"Detroit, MI",18,Medium &gt;15min,111,Short Haul &gt;1500Mi,0,0,18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97PQ,MQT,"Marquette, MI",Evening,-12,0,Low &lt;5min,DTW,"Detroit, MI",-2,Low &lt;5min,9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05PQ,MQT,"Marquette, MI",Evening,-14,0,Low &lt;5min,DTW,"Detroit, MI",-7,Low &lt;5min,9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928A,MQT,"Marquette, MI",Evening,-15,0,Low &lt;5min,DTW,"Detroit, MI",-20,Low &lt;5min,8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800AY,MQT,"Marquette, MI",Evening,-7,0,Low &lt;5min,DTW,"Detroit, MI",-14,Low &lt;5min,8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3PQ,MSP,"Minneapolis, MN",Morning,44,1,Medium &gt;15min,DLH,"Duluth, MN",25,Medium &gt;15min,51,Short Haul &gt;1500Mi,19,0,0,0,6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78CA,MSP,"Minneapolis, MN",Morning,21,1,Medium &gt;15min,DLH,"Duluth, MN",20,Medium &gt;15min,69,Short Haul &gt;1500Mi,2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10XJ,MSP,"Minneapolis, MN",Morning,108,1,Hight &gt;60min,DLH,"Duluth, MN",84,Hight &gt;60min,46,Short Haul &gt;1500Mi,2,0,0,0,82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00LR,MSP,"Minneapolis, MN",Morning,-3,0,Low &lt;5min,DLH,"Duluth, MN",26,Medium &gt;15min,99,Short Haul &gt;1500Mi,0,0,26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48PQ,MSP,"Minneapolis, MN",Morning,-2,0,Low &lt;5min,DLH,"Duluth, MN",-24,Low &lt;5min,4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600LR,MSP,"Minneapolis, MN",Morning,-3,0,Low &lt;5min,DLH,"Duluth, MN",-15,Low &lt;5min,5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48PQ,MSP,"Minneapolis, MN",Morning,-3,0,Low &lt;5min,DLH,"Duluth, MN",-33,Low &lt;5min,4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1PQ,MSP,"Minneapolis, MN",Morning,29,1,Medium &gt;15min,DLH,"Duluth, MN",6,Low &lt;5min,4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82GJ,MSP,"Minneapolis, MN",Morning,-3,0,Low &lt;5min,DLH,"Duluth, MN",-22,Low &lt;5min,5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82GJ,MSP,"Minneapolis, MN",Morning,-2,0,Low &lt;5min,DLH,"Duluth, MN",-26,Low &lt;5min,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31PQ,MSP,"Minneapolis, MN",Morning,-2,0,Low &lt;5min,DLH,"Duluth, MN",2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2GJ,MSP,"Minneapolis, MN",Morning,-2,0,Low &lt;5min,DLH,"Duluth, MN",5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07PQ,MSP,"Minneapolis, MN",Morning,-9,0,Low &lt;5min,DLH,"Duluth, MN",-23,Low &lt;5min,5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200PQ,MSP,"Minneapolis, MN",Morning,-4,0,Low &lt;5min,DLH,"Duluth, MN",-27,Low &lt;5min,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95CA,MSP,"Minneapolis, MN",Morning,-4,0,Low &lt;5min,DLH,"Duluth, MN",-30,Low &lt;5min,4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32XJ,MSP,"Minneapolis, MN",Morning,-5,0,Low &lt;5min,DLH,"Duluth, MN",-10,Low &lt;5min,6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09PQ,MSP,"Minneapolis, MN",Morning,-6,0,Low &lt;5min,DLH,"Duluth, MN",-3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32XJ,MSP,"Minneapolis, MN",Morning,-4,0,Low &lt;5min,DLH,"Duluth, MN",-12,Low &lt;5min,6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30PQ,MSP,"Minneapolis, MN",Morning,-5,0,Low &lt;5min,DLH,"Duluth, MN",13,Low &lt;5min,8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06XJ,MSP,"Minneapolis, MN",Morning,-5,0,Low &lt;5min,DLH,"Duluth, MN",-25,Low &lt;5min,5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3PQ,MSP,"Minneapolis, MN",Morning,-6,0,Low &lt;5min,DLH,"Duluth, MN",-24,Low &lt;5min,5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72PQ,MSP,"Minneapolis, MN",Morning,-5,0,Low &lt;5min,DLH,"Duluth, MN",-10,Low &lt;5min,6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4LR,MSP,"Minneapolis, MN",Morning,57,1,Medium &gt;15min,DLH,"Duluth, MN",45,Medium &gt;15min,58,Short Haul &gt;1500Mi,45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72PQ,JAX,"Jacksonville, FL",Evening,-5,0,Low &lt;5min,LGA,"New York, NY",-6,Low &lt;5min,14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72PQ,LGA,"New York, NY",Afternoon,-9,0,Low &lt;5min,JAX,"Jacksonville, FL",-15,Low &lt;5min,15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6PQ,LGA,"New York, NY",Afternoon,-1,0,Low &lt;5min,SCE,"State College, PA",-6,Low &lt;5min,7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5PQ,LGA,"New York, NY",Afternoon,-5,0,Low &lt;5min,SCE,"State College, PA",-30,Low &lt;5min,5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97PQ,LGA,"New York, NY",Afternoon,-7,0,Low &lt;5min,SCE,"State College, PA",-10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81PQ,LGA,"New York, NY",Afternoon,12,1,Low &lt;5min,SCE,"State College, PA",0,Low &lt;5min,6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1PQ,LGA,"New York, NY",Afternoon,-5,0,Low &lt;5min,SCE,"State College, PA",-30,Low &lt;5min,5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1PQ,LGA,"New York, NY",Afternoon,-7,0,Low &lt;5min,SCE,"State College, PA",-4,Low &lt;5min,8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31PQ,LGA,"New York, NY",Afternoon,-1,0,Low &lt;5min,SCE,"State College, PA",-23,Low &lt;5min,5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83GJ,LGA,"New York, NY",Afternoon,-8,0,Low &lt;5min,SCE,"State College, PA",-26,Low &lt;5min,6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1PQ,LGA,"New York, NY",Afternoon,-4,0,Low &lt;5min,SCE,"State College, PA",2,Low &lt;5min,8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49PQ,LGA,"New York, NY",Afternoon,-10,0,Low &lt;5min,SCE,"State College, PA",-25,Low &lt;5min,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GJ,LGA,"New York, NY",Afternoon,-11,0,Low &lt;5min,SCE,"State College, PA",-20,Low &lt;5min,6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485PX,LGA,"New York, NY",Afternoon,65,1,Hight &gt;60min,SCE,"State College, PA",47,Medium &gt;15min,62,Short Haul &gt;1500Mi,47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17XJ,LGA,"New York, NY",Afternoon,-6,0,Low &lt;5min,SCE,"State College, PA",-17,Low &lt;5min,6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10PQ,LGA,"New York, NY",Afternoon,39,1,Medium &gt;15min,SCE,"State College, PA",26,Medium &gt;15min,67,Short Haul &gt;1500Mi,0,0,0,0,26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29PQ,LGA,"New York, NY",Afternoon,-4,0,Low &lt;5min,SCE,"State College, PA",-18,Low &lt;5min,6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1EV,LGA,"New York, NY",Afternoon,-6,0,Low &lt;5min,SCE,"State College, PA",-25,Low &lt;5min,6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4PQ,LGA,"New York, NY",Afternoon,-10,0,Low &lt;5min,SCE,"State College, PA",-22,Low &lt;5min,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538CA,LGA,"New York, NY",Afternoon,-4,0,Low &lt;5min,SCE,"State College, PA",-24,Low &lt;5min,6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36PQ,LGA,"New York, NY",Afternoon,33,1,Medium &gt;15min,SCE,"State College, PA",27,Medium &gt;15min,74,Short Haul &gt;1500Mi,11,0,0,0,16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6PQ,SCE,"State College, PA",Afternoon,-5,0,Low &lt;5min,LGA,"New York, NY",-24,Low &lt;5min,5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15PQ,SCE,"State College, PA",Afternoon,-5,0,Low &lt;5min,LGA,"New York, NY",-16,Low &lt;5min,6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97PQ,SCE,"State College, PA",Afternoon,-15,0,Low &lt;5min,LGA,"New York, NY",23,Medium &gt;15min,112,Short Haul &gt;1500Mi,0,0,2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81PQ,SCE,"State College, PA",Afternoon,-6,0,Low &lt;5min,LGA,"New York, NY",2,Low &lt;5min,8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1PQ,SCE,"State College, PA",Afternoon,-9,0,Low &lt;5min,LGA,"New York, NY",-16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01PQ,SCE,"State College, PA",Afternoon,7,1,Low &lt;5min,LGA,"New York, NY",-6,Low &lt;5min,6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31PQ,SCE,"State College, PA",Afternoon,-12,0,Low &lt;5min,LGA,"New York, NY",15,Low &lt;5min,101,Short Haul &gt;1500Mi,0,0,15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83GJ,SCE,"State College, PA",Afternoon,-5,0,Low &lt;5min,LGA,"New York, NY",-10,Low &lt;5min,6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1PQ,SCE,"State College, PA",Afternoon,0,0,Low &lt;5min,LGA,"New York, NY",16,Medium &gt;15min,90,Short Haul &gt;1500Mi,0,0,16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49PQ,SCE,"State College, PA",Afternoon,-9,0,Low &lt;5min,LGA,"New York, NY",-22,Low &lt;5min,6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GJ,SCE,"State College, PA",Afternoon,88,1,Hight &gt;60min,LGA,"New York, NY",106,Hight &gt;60min,92,Short Haul &gt;1500Mi,88,0,18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485PX,SCE,"State College, PA",Afternoon,-5,0,Low &lt;5min,LGA,"New York, NY",14,Low &lt;5min,9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917XJ,SCE,"State College, PA",Afternoon,-11,0,Low &lt;5min,LGA,"New York, NY",-17,Low &lt;5min,6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10PQ,SCE,"State College, PA",Afternoon,-16,0,Low &lt;5min,LGA,"New York, NY",-29,Low &lt;5min,6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29PQ,SCE,"State College, PA",Afternoon,-1,0,Low &lt;5min,LGA,"New York, NY",-1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31EV,SCE,"State College, PA",Afternoon,-10,0,Low &lt;5min,LGA,"New York, NY",-29,Low &lt;5min,5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4PQ,SCE,"State College, PA",Afternoon,-5,0,Low &lt;5min,LGA,"New York, NY",6,Low &lt;5min,8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538CA,SCE,"State College, PA",Afternoon,6,1,Low &lt;5min,LGA,"New York, NY",6,Low &lt;5min,7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36PQ,SCE,"State College, PA",Afternoon,-5,0,Low &lt;5min,LGA,"New York, NY",-14,Low &lt;5min,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68CA,DTW,"Detroit, MI",Afternoon,-5,0,Low &lt;5min,PVD,"Providence, RI",-14,Low &lt;5min,10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90CA,DTW,"Detroit, MI",Afternoon,-4,0,Low &lt;5min,PVD,"Providence, RI",-14,Low &lt;5min,99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91CA,DTW,"Detroit, MI",Afternoon,-2,0,Low &lt;5min,PVD,"Providence, RI",-17,Low &lt;5min,94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91CA,DTW,"Detroit, MI",Afternoon,-6,0,Low &lt;5min,PVD,"Providence, RI",-13,Low &lt;5min,10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33XJ,DTW,"Detroit, MI",Afternoon,-3,0,Low &lt;5min,PVD,"Providence, RI",-12,Low &lt;5min,10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67CA,DTW,"Detroit, MI",Afternoon,0,0,Low &lt;5min,PVD,"Providence, RI",-9,Low &lt;5min,100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67CA,DTW,"Detroit, MI",Afternoon,-4,0,Low &lt;5min,PVD,"Providence, RI",-9,Low &lt;5min,104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67CA,DTW,"Detroit, MI",Afternoon,70,1,Hight &gt;60min,PVD,"Providence, RI",68,Hight &gt;60min,107,Short Haul &gt;1500Mi,68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3PQ,LGA,"New York, NY",Afternoon,-3,0,Low &lt;5min,PIT,"Pittsburgh, PA",-13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293PQ,LGA,"New York, NY",Afternoon,9,1,Low &lt;5min,PIT,"Pittsburgh, PA",14,Low &lt;5min,10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06XJ,LGA,"New York, NY",Afternoon,149,1,Hight &gt;60min,PIT,"Pittsburgh, PA",134,Hight &gt;60min,85,Short Haul &gt;1500Mi,0,0,0,0,134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16XJ,LGA,"New York, NY",Afternoon,-3,0,Low &lt;5min,PIT,"Pittsburgh, PA",8,Low &lt;5min,11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678CA,LGA,"New York, NY",Afternoon,-4,0,Low &lt;5min,PIT,"Pittsburgh, PA",-23,Low &lt;5min,8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21XJ,LGA,"New York, NY",Afternoon,-6,0,Low &lt;5min,PIT,"Pittsburgh, PA",-17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01XJ,LGA,"New York, NY",Afternoon,-3,0,Low &lt;5min,PIT,"Pittsburgh, PA",-13,Low &lt;5min,9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91CA,LGA,"New York, NY",Afternoon,-11,0,Low &lt;5min,PIT,"Pittsburgh, PA",-20,Low &lt;5min,9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07XJ,LGA,"New York, NY",Afternoon,-7,0,Low &lt;5min,PIT,"Pittsburgh, PA",2,Low &lt;5min,10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27XJ,LGA,"New York, NY",Afternoon,-4,0,Low &lt;5min,PIT,"Pittsburgh, PA",-15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10PQ,LGA,"New York, NY",Afternoon,30,1,Medium &gt;15min,PIT,"Pittsburgh, PA",11,Low &lt;5min,8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36PQ,LGA,"New York, NY",Afternoon,-5,0,Low &lt;5min,PIT,"Pittsburgh, PA",-5,Low &lt;5min,10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1EV,LGA,"New York, NY",Afternoon,-5,0,Low &lt;5min,PIT,"Pittsburgh, PA",-24,Low &lt;5min,8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36XJ,LGA,"New York, NY",Afternoon,-7,0,Low &lt;5min,PIT,"Pittsburgh, PA",2,Low &lt;5min,10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81PQ,LGA,"New York, NY",Afternoon,-5,0,Low &lt;5min,PIT,"Pittsburgh, PA",-10,Low &lt;5min,9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06PQ,LGA,"New York, NY",Afternoon,-1,0,Low &lt;5min,PIT,"Pittsburgh, PA",-17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676CA,LGA,"New York, NY",Afternoon,111,1,Hight &gt;60min,PIT,"Pittsburgh, PA",109,Hight &gt;60min,98,Short Haul &gt;1500Mi,109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24PQ,LGA,"New York, NY",Afternoon,-9,0,Low &lt;5min,PIT,"Pittsburgh, PA",-25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35XJ,LGA,"New York, NY",Afternoon,51,1,Medium &gt;15min,PIT,"Pittsburgh, PA",47,Medium &gt;15min,96,Short Haul &gt;1500Mi,3,0,0,0,44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3PQ,PIT,"Pittsburgh, PA",Afternoon,-4,0,Low &lt;5min,LGA,"New York, NY",-29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293PQ,PIT,"Pittsburgh, PA",Afternoon,-4,0,Low &lt;5min,LGA,"New York, NY",-14,Low &lt;5min,9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06XJ,PIT,"Pittsburgh, PA",Afternoon,126,1,Hight &gt;60min,LGA,"New York, NY",121,Hight &gt;60min,100,Short Haul &gt;1500Mi,0,0,2,0,119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16XJ,PIT,"Pittsburgh, PA",Afternoon,38,1,Medium &gt;15min,LGA,"New York, NY",60,Medium &gt;15min,127,Short Haul &gt;1500Mi,0,0,6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678CA,PIT,"Pittsburgh, PA",Afternoon,-5,0,Low &lt;5min,LGA,"New York, NY",14,Low &lt;5min,12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21XJ,PIT,"Pittsburgh, PA",Afternoon,-10,0,Low &lt;5min,LGA,"New York, NY",-17,Low &lt;5min,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01XJ,PIT,"Pittsburgh, PA",Afternoon,-5,0,Low &lt;5min,LGA,"New York, NY",-21,Low &lt;5min,8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91CA,PIT,"Pittsburgh, PA",Afternoon,-11,0,Low &lt;5min,LGA,"New York, NY",-34,Low &lt;5min,8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07XJ,PIT,"Pittsburgh, PA",Afternoon,-5,0,Low &lt;5min,LGA,"New York, NY",-39,Low &lt;5min,7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27XJ,PIT,"Pittsburgh, PA",Afternoon,23,1,Medium &gt;15min,LGA,"New York, NY",8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10PQ,PIT,"Pittsburgh, PA",Afternoon,-8,0,Low &lt;5min,LGA,"New York, NY",-11,Low &lt;5min,10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36PQ,PIT,"Pittsburgh, PA",Afternoon,-6,0,Low &lt;5min,LGA,"New York, NY",-9,Low &lt;5min,10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34EV,PIT,"Pittsburgh, PA",Afternoon,81,1,Hight &gt;60min,LGA,"New York, NY",114,Hight &gt;60min,138,Short Haul &gt;1500Mi,0,0,114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1EV,PIT,"Pittsburgh, PA",Afternoon,-16,0,Low &lt;5min,LGA,"New York, NY",-50,Low &lt;5min,7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36XJ,PIT,"Pittsburgh, PA",Afternoon,7,1,Low &lt;5min,LGA,"New York, NY",-14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81PQ,PIT,"Pittsburgh, PA",Afternoon,0,0,Low &lt;5min,LGA,"New York, NY",-7,Low &lt;5min,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06PQ,PIT,"Pittsburgh, PA",Afternoon,-5,0,Low &lt;5min,LGA,"New York, NY",-29,Low &lt;5min,8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676CA,PIT,"Pittsburgh, PA",Afternoon,92,1,Hight &gt;60min,LGA,"New York, NY",79,Hight &gt;60min,92,Short Haul &gt;1500Mi,0,0,0,0,79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24PQ,PIT,"Pittsburgh, PA",Afternoon,-13,0,Low &lt;5min,LGA,"New York, NY",-51,Low &lt;5min,6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35XJ,PIT,"Pittsburgh, PA",Afternoon,38,1,Medium &gt;15min,LGA,"New York, NY",23,Medium &gt;15min,90,Short Haul &gt;1500Mi,1,0,0,0,22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368CA,PVD,"Providence, RI",Afternoon,-2,0,Low &lt;5min,DTW,"Detroit, MI",-6,Low &lt;5min,13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90CA,PVD,"Providence, RI",Afternoon,-5,0,Low &lt;5min,DTW,"Detroit, MI",-4,Low &lt;5min,136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91CA,PVD,"Providence, RI",Afternoon,-1,0,Low &lt;5min,DTW,"Detroit, MI",-3,Low &lt;5min,133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391CA,PVD,"Providence, RI",Afternoon,-4,0,Low &lt;5min,DTW,"Detroit, MI",-18,Low &lt;5min,121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933XJ,PVD,"Providence, RI",Afternoon,-11,0,Low &lt;5min,DTW,"Detroit, MI",-30,Low &lt;5min,11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67CA,PVD,"Providence, RI",Afternoon,-5,0,Low &lt;5min,DTW,"Detroit, MI",-22,Low &lt;5min,118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67CA,PVD,"Providence, RI",Afternoon,-5,0,Low &lt;5min,DTW,"Detroit, MI",-23,Low &lt;5min,117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67CA,PVD,"Providence, RI",Afternoon,45,1,Medium &gt;15min,DTW,"Detroit, MI",38,Medium &gt;15min,128,Short Haul &gt;1500Mi,0,0,0,0,38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228PQ,JFK,"New York, NY",Evening,3,1,Low &lt;5min,CLT,"Charlotte, NC",-9,Low &lt;5min,12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26PQ,JFK,"New York, NY",Evening,-5,0,Low &lt;5min,CLT,"Charlotte, NC",-35,Low &lt;5min,10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87GJ,JFK,"New York, NY",Evening,149,1,Hight &gt;60min,CLT,"Charlotte, NC",130,Hight &gt;60min,120,Short Haul &gt;1500Mi,120,0,0,0,1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02LR,JFK,"New York, NY",Evening,91,1,Hight &gt;60min,CLT,"Charlotte, NC",129,Hight &gt;60min,177,Short Haul &gt;1500Mi,8,0,38,0,83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2PQ,JFK,"New York, NY",Evening,8,1,Low &lt;5min,CLT,"Charlotte, NC",-4,Low &lt;5min,12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232PQ,JFK,"New York, NY",Evening,48,1,Medium &gt;15min,CLT,"Charlotte, NC",8,Low &lt;5min,9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06LR,JFK,"New York, NY",Evening,92,1,Hight &gt;60min,CLT,"Charlotte, NC",64,Hight &gt;60min,111,Short Haul &gt;1500Mi,0,0,0,0,64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78CA,JFK,"New York, NY",Evening,25,1,Medium &gt;15min,CLT,"Charlotte, NC",12,Low &lt;5min,12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293PQ,JFK,"New York, NY",Evening,-3,0,Low &lt;5min,CLT,"Charlotte, NC",-14,Low &lt;5min,12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02PQ,JFK,"New York, NY",Evening,96,1,Hight &gt;60min,CLT,"Charlotte, NC",82,Hight &gt;60min,125,Short Haul &gt;1500Mi,56,0,0,0,26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30PQ,JFK,"New York, NY",Evening,-5,0,Low &lt;5min,CLT,"Charlotte, NC",-20,Low &lt;5min,12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19PQ,JFK,"New York, NY",Evening,199,1,Hight &gt;60min,CLT,"Charlotte, NC",186,Hight &gt;60min,126,Short Haul &gt;1500Mi,72,0,0,0,114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181PQ,JFK,"New York, NY",Evening,0,0,Low &lt;5min,CLT,"Charlotte, NC",-24,Low &lt;5min,11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31PQ,JFK,"New York, NY",Evening,0,0,Low &lt;5min,CLT,"Charlotte, NC",8,Low &lt;5min,14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33XJ,JFK,"New York, NY",Evening,71,1,Hight &gt;60min,CLT,"Charlotte, NC",67,Hight &gt;60min,135,Short Haul &gt;1500Mi,0,0,0,0,67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03PQ,JFK,"New York, NY",Evening,-5,0,Low &lt;5min,CLT,"Charlotte, NC",-11,Low &lt;5min,13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49PQ,JFK,"New York, NY",Evening,295,1,Hight &gt;60min,CLT,"Charlotte, NC",285,Hight &gt;60min,129,Short Haul &gt;1500Mi,0,0,0,0,28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03XJ,JFK,"New York, NY",Evening,-9,0,Low &lt;5min,CLT,"Charlotte, NC",16,Medium &gt;15min,164,Short Haul &gt;1500Mi,0,0,16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910XJ,JFK,"New York, NY",Evening,-3,0,Low &lt;5min,CLT,"Charlotte, NC",-19,Low &lt;5min,12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76PQ,JFK,"New York, NY",Evening,-8,0,Low &lt;5min,CLT,"Charlotte, NC",-36,Low &lt;5min,11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33EV,JFK,"New York, NY",Evening,-10,0,Low &lt;5min,CLT,"Charlotte, NC",-24,Low &lt;5min,12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97PQ,JFK,"New York, NY",Evening,0,0,Low &lt;5min,CLT,"Charlotte, NC",-27,Low &lt;5min,11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01PQ,JFK,"New York, NY",Evening,84,1,Hight &gt;60min,CLT,"Charlotte, NC",62,Hight &gt;60min,117,Short Haul &gt;1500Mi,0,0,2,0,6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965E,ATW,"Appleton, WI",Morning,-6,0,Low &lt;5min,MSP,"Minneapolis, MN",3,Low &lt;5min,9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932C,ATW,"Appleton, WI",Morning,-2,0,Low &lt;5min,MSP,"Minneapolis, MN",-7,Low &lt;5min,8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8946A,ATW,"Appleton, WI",Morning,-9,0,Low &lt;5min,MSP,"Minneapolis, MN",65,Hight &gt;60min,163,Short Haul &gt;1500Mi,0,0,65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340CA,ATW,"Appleton, WI",Morning,-2,0,Low &lt;5min,MSP,"Minneapolis, MN",24,Medium &gt;15min,115,Short Haul &gt;1500Mi,0,0,24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8946A,ATW,"Appleton, WI",Morning,-3,0,Low &lt;5min,MSP,"Minneapolis, MN",14,Low &lt;5min,10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928A,ATW,"Appleton, WI",Morning,-4,0,Low &lt;5min,MSP,"Minneapolis, MN",0,Low &lt;5min,93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8932C,ATW,"Appleton, WI",Morning,233,1,Hight &gt;60min,MSP,"Minneapolis, MN",221,Hight &gt;60min,77,Short Haul &gt;1500Mi,221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76PQ,RDU,"Raleigh/Durham, NC",Morning,10,1,Low &lt;5min,LGA,"New York, NY",-4,Low &lt;5min,9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485PX,RDU,"Raleigh/Durham, NC",Morning,-4,0,Low &lt;5min,LGA,"New York, NY",1,Low &lt;5min,114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3PQ,RDU,"Raleigh/Durham, NC",Morning,393,1,Hight &gt;60min,LGA,"New York, NY",375,Hight &gt;60min,91,Short Haul &gt;1500Mi,375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14XJ,RDU,"Raleigh/Durham, NC",Morning,-4,0,Low &lt;5min,LGA,"New York, NY",-24,Low &lt;5min,8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22XJ,RDU,"Raleigh/Durham, NC",Morning,1,1,Low &lt;5min,LGA,"New York, NY",-13,Low &lt;5min,9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30PQ,RDU,"Raleigh/Durham, NC",Afternoon,50,1,Medium &gt;15min,LGA,"New York, NY",33,Medium &gt;15min,81,Short Haul &gt;1500Mi,33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485PX,RDU,"Raleigh/Durham, NC",Morning,25,1,Medium &gt;15min,LGA,"New York, NY",98,Hight &gt;60min,182,Short Haul &gt;1500Mi,0,0,98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17XJ,RDU,"Raleigh/Durham, NC",Morning,-2,0,Low &lt;5min,LGA,"New York, NY",-24,Low &lt;5min,8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95PQ,RDU,"Raleigh/Durham, NC",Morning,226,1,Hight &gt;60min,LGA,"New York, NY",201,Hight &gt;60min,84,Short Haul &gt;1500Mi,201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02XJ,RDU,"Raleigh/Durham, NC",Morning,-1,0,Low &lt;5min,LGA,"New York, NY",-11,Low &lt;5min,9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16XJ,RDU,"Raleigh/Durham, NC",Morning,-5,0,Low &lt;5min,LGA,"New York, NY",-32,Low &lt;5min,8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18XJ,RDU,"Raleigh/Durham, NC",Afternoon,0,0,Low &lt;5min,LGA,"New York, NY",-8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81GJ,RDU,"Raleigh/Durham, NC",Morning,100,1,Hight &gt;60min,LGA,"New York, NY",107,Hight &gt;60min,116,Short Haul &gt;1500Mi,100,0,7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478PX,RDU,"Raleigh/Durham, NC",Morning,-5,0,Low &lt;5min,LGA,"New York, NY",-24,Low &lt;5min,90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133EV,RDU,"Raleigh/Durham, NC",Morning,4,1,Low &lt;5min,LGA,"New York, NY",-10,Low &lt;5min,9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490PX,RDU,"Raleigh/Durham, NC",Morning,-4,0,Low &lt;5min,LGA,"New York, NY",5,Low &lt;5min,118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20XJ,RDU,"Raleigh/Durham, NC",Afternoon,-6,0,Low &lt;5min,LGA,"New York, NY",-10,Low &lt;5min,9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478PX,RDU,"Raleigh/Durham, NC",Morning,9,1,Low &lt;5min,LGA,"New York, NY",-12,Low &lt;5min,88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485PX,RDU,"Raleigh/Durham, NC",Morning,136,1,Hight &gt;60min,LGA,"New York, NY",134,Hight &gt;60min,107,Short Haul &gt;1500Mi,0,0,134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11PQ,MSP,"Minneapolis, MN",Morning,94,1,Hight &gt;60min,CVG,"Cincinnati, OH",83,Hight &gt;60min,114,Short Haul &gt;1500Mi,83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32XJ,MSP,"Minneapolis, MN",Morning,-9,0,Low &lt;5min,CVG,"Cincinnati, OH",0,Low &lt;5min,13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97PQ,MSP,"Minneapolis, MN",Morning,77,1,Hight &gt;60min,CVG,"Cincinnati, OH",90,Hight &gt;60min,138,Short Haul &gt;1500Mi,77,0,13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6PQ,MSP,"Minneapolis, MN",Morning,-5,0,Low &lt;5min,CVG,"Cincinnati, OH",-25,Low &lt;5min,10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4EV,MSP,"Minneapolis, MN",Morning,12,1,Low &lt;5min,CVG,"Cincinnati, OH",4,Low &lt;5min,11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9PQ,MSP,"Minneapolis, MN",Morning,-3,0,Low &lt;5min,CVG,"Cincinnati, OH",-7,Low &lt;5min,12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9PQ,MSP,"Minneapolis, MN",Morning,-5,0,Low &lt;5min,CVG,"Cincinnati, OH",-10,Low &lt;5min,12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03XJ,MSP,"Minneapolis, MN",Morning,-1,0,Low &lt;5min,CVG,"Cincinnati, OH",-12,Low &lt;5min,11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480PX,MSP,"Minneapolis, MN",Morning,-5,0,Low &lt;5min,CVG,"Cincinnati, OH",15,Low &lt;5min,145,Short Haul &gt;1500Mi,0,0,15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34EV,MSP,"Minneapolis, MN",Morning,-4,0,Low &lt;5min,CVG,"Cincinnati, OH",-7,Low &lt;5min,12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30XJ,MSP,"Minneapolis, MN",Morning,-2,0,Low &lt;5min,CVG,"Cincinnati, OH",26,Medium &gt;15min,153,Short Haul &gt;1500Mi,0,0,2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37PQ,MSP,"Minneapolis, MN",Morning,-3,0,Low &lt;5min,CVG,"Cincinnati, OH",-18,Low &lt;5min,11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25PQ,MSP,"Minneapolis, MN",Morning,-3,0,Low &lt;5min,CVG,"Cincinnati, OH",6,Low &lt;5min,13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34EV,MSP,"Minneapolis, MN",Morning,-4,0,Low &lt;5min,CVG,"Cincinnati, OH",26,Medium &gt;15min,155,Short Haul &gt;1500Mi,0,0,26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19PQ,MSP,"Minneapolis, MN",Morning,1,1,Low &lt;5min,CVG,"Cincinnati, OH",14,Low &lt;5min,13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00PQ,MSP,"Minneapolis, MN",Morning,0,0,Low &lt;5min,CVG,"Cincinnati, OH",-4,Low &lt;5min,12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200PQ,MSP,"Minneapolis, MN",Morning,-5,0,Low &lt;5min,CVG,"Cincinnati, OH",6,Low &lt;5min,13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4LR,MSP,"Minneapolis, MN",Morning,-4,0,Low &lt;5min,CVG,"Cincinnati, OH",18,Medium &gt;15min,147,Short Haul &gt;1500Mi,0,0,18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79PQ,MSP,"Minneapolis, MN",Morning,0,0,Low &lt;5min,CVG,"Cincinnati, OH",11,Low &lt;5min,13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538CA,MSP,"Minneapolis, MN",Morning,-5,0,Low &lt;5min,CVG,"Cincinnati, OH",-36,Low &lt;5min,9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901XJ,MSP,"Minneapolis, MN",Morning,-5,0,Low &lt;5min,CVG,"Cincinnati, OH",-22,Low &lt;5min,10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03XJ,MSP,"Minneapolis, MN",Morning,30,1,Medium &gt;15min,CVG,"Cincinnati, OH",19,Medium &gt;15min,114,Short Haul &gt;1500Mi,19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36EV,MSP,"Minneapolis, MN",Morning,70,1,Hight &gt;60min,CVG,"Cincinnati, OH",75,Hight &gt;60min,130,Short Haul &gt;1500Mi,70,0,5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8946A,DTW,"Detroit, MI",Evening,-4,0,Low &lt;5min,LEX,"Lexington, KY",-16,Low &lt;5min,70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965E,DTW,"Detroit, MI",Evening,-3,0,Low &lt;5min,LEX,"Lexington, KY",1,Low &lt;5min,86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00AY,DTW,"Detroit, MI",Evening,-4,0,Low &lt;5min,LEX,"Lexington, KY",-12,Low &lt;5min,74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8837B,DTW,"Detroit, MI",Evening,-3,0,Low &lt;5min,LEX,"Lexington, KY",-18,Low &lt;5min,6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8928A,DTW,"Detroit, MI",Evening,-4,0,Low &lt;5min,LEX,"Lexington, KY",19,Medium &gt;15min,105,Short Haul &gt;1500Mi,0,0,19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8974C,DTW,"Detroit, MI",Evening,-4,0,Low &lt;5min,LEX,"Lexington, KY",1,Low &lt;5min,8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8928A,DTW,"Detroit, MI",Evening,-2,0,Low &lt;5min,LEX,"Lexington, KY",-2,Low &lt;5min,8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367CA,DTW,"Detroit, MI",Evening,-1,0,Low &lt;5min,LEX,"Lexington, KY",-14,Low &lt;5min,69,Short Haul &gt;1500Mi,0,0,0,0,0,CANADAIR REGIONAL JET,CRJ,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25PQ,GSP,"Greer, SC",Morning,-3,0,Low &lt;5min,DTW,"Detroit, MI",-1,Low &lt;5min,10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02LR,GSP,"Greer, SC",Morning,-5,0,Low &lt;5min,DTW,"Detroit, MI",-9,Low &lt;5min,1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27XJ,GSP,"Greer, SC",Morning,15,1,Low &lt;5min,DTW,"Detroit, MI",9,Low &lt;5min,10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2EV,GSP,"Greer, SC",Morning,-5,0,Low &lt;5min,DTW,"Detroit, MI",-11,Low &lt;5min,10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294PQ,GSP,"Greer, SC",Morning,-9,0,Low &lt;5min,DTW,"Detroit, MI",-3,Low &lt;5min,11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135EV,DTW,"Detroit, MI",Evening,-3,0,Low &lt;5min,PVD,"Providence, RI",-12,Low &lt;5min,10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293PQ,DTW,"Detroit, MI",Evening,0,0,Low &lt;5min,PVD,"Providence, RI",-13,Low &lt;5min,9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24PQ,DTW,"Detroit, MI",Evening,-2,0,Low &lt;5min,PVD,"Providence, RI",-13,Low &lt;5min,9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31XJ,DTW,"Detroit, MI",Evening,-3,0,Low &lt;5min,PVD,"Providence, RI",-21,Low &lt;5min,9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87GJ,DTW,"Detroit, MI",Evening,-7,0,Low &lt;5min,PVD,"Providence, RI",-8,Low &lt;5min,10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232PQ,DTW,"Detroit, MI",Evening,-4,0,Low &lt;5min,PVD,"Providence, RI",15,Low &lt;5min,129,Short Haul &gt;1500Mi,0,0,15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05PQ,DTW,"Detroit, MI",Evening,2,1,Low &lt;5min,PVD,"Providence, RI",4,Low &lt;5min,11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36EV,JAX,"Jacksonville, FL",Afternoon,0,0,Low &lt;5min,JFK,"New York, NY",-2,Low &lt;5min,13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06LR,JAX,"Jacksonville, FL",Afternoon,116,1,Hight &gt;60min,JFK,"New York, NY",106,Hight &gt;60min,127,Short Haul &gt;1500Mi,0,0,0,0,106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4PQ,JAX,"Jacksonville, FL",Afternoon,72,1,Hight &gt;60min,JFK,"New York, NY",80,Hight &gt;60min,145,Short Haul &gt;1500Mi,0,0,8,0,72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5PQ,JAX,"Jacksonville, FL",Afternoon,-5,0,Low &lt;5min,JFK,"New York, NY",-10,Low &lt;5min,13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96PQ,JAX,"Jacksonville, FL",Afternoon,-1,0,Low &lt;5min,JFK,"New York, NY",-1,Low &lt;5min,13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76PQ,JAX,"Jacksonville, FL",Afternoon,45,1,Medium &gt;15min,JFK,"New York, NY",47,Medium &gt;15min,139,Short Haul &gt;1500Mi,7,0,2,0,3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1PQ,JAX,"Jacksonville, FL",Afternoon,-3,0,Low &lt;5min,JFK,"New York, NY",6,Low &lt;5min,14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26XJ,JAX,"Jacksonville, FL",Afternoon,71,1,Hight &gt;60min,JFK,"New York, NY",88,Hight &gt;60min,154,Short Haul &gt;1500Mi,0,0,17,0,71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33XJ,JAX,"Jacksonville, FL",Afternoon,1,1,Low &lt;5min,JFK,"New York, NY",1,Low &lt;5min,13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81GJ,JAX,"Jacksonville, FL",Afternoon,-5,0,Low &lt;5min,JFK,"New York, NY",-11,Low &lt;5min,13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04LR,JAX,"Jacksonville, FL",Afternoon,-3,0,Low &lt;5min,JFK,"New York, NY",-16,Low &lt;5min,12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4LR,JAX,"Jacksonville, FL",Afternoon,3,1,Low &lt;5min,JFK,"New York, NY",-2,Low &lt;5min,13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9PQ,JAX,"Jacksonville, FL",Afternoon,9,1,Low &lt;5min,JFK,"New York, NY",35,Medium &gt;15min,163,Short Haul &gt;1500Mi,0,0,26,0,9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PQ,JAX,"Jacksonville, FL",Afternoon,7,1,Low &lt;5min,JFK,"New York, NY",4,Low &lt;5min,13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36EV,JAX,"Jacksonville, FL",Afternoon,35,1,Medium &gt;15min,JFK,"New York, NY",21,Medium &gt;15min,123,Short Haul &gt;1500Mi,0,0,0,0,21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6EV,JAX,"Jacksonville, FL",Afternoon,-3,0,Low &lt;5min,JFK,"New York, NY",-10,Low &lt;5min,13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01XJ,JAX,"Jacksonville, FL",Afternoon,-1,0,Low &lt;5min,JFK,"New York, NY",-13,Low &lt;5min,12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0LR,JAX,"Jacksonville, FL",Afternoon,8,1,Low &lt;5min,JFK,"New York, NY",12,Low &lt;5min,14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604LR,JAX,"Jacksonville, FL",Afternoon,-4,0,Low &lt;5min,JFK,"New York, NY",-19,Low &lt;5min,12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82GJ,JAX,"Jacksonville, FL",Afternoon,-3,0,Low &lt;5min,JFK,"New York, NY",3,Low &lt;5min,14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908XJ,JAX,"Jacksonville, FL",Afternoon,-4,0,Low &lt;5min,JFK,"New York, NY",-5,Low &lt;5min,13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76PQ,JAX,"Jacksonville, FL",Afternoon,-4,0,Low &lt;5min,JFK,"New York, NY",-12,Low &lt;5min,12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29XJ,JAX,"Jacksonville, FL",Afternoon,7,1,Low &lt;5min,JFK,"New York, NY",5,Low &lt;5min,13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36EV,JFK,"New York, NY",Morning,0,0,Low &lt;5min,JAX,"Jacksonville, FL",-16,Low &lt;5min,15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06LR,JFK,"New York, NY",Morning,147,1,Hight &gt;60min,JAX,"Jacksonville, FL",130,Hight &gt;60min,149,Short Haul &gt;1500Mi,65,0,0,0,65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04PQ,JFK,"New York, NY",Morning,66,1,Hight &gt;60min,JAX,"Jacksonville, FL",76,Hight &gt;60min,176,Short Haul &gt;1500Mi,66,0,1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5PQ,JFK,"New York, NY",Morning,-5,0,Low &lt;5min,JAX,"Jacksonville, FL",-6,Low &lt;5min,16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296PQ,JFK,"New York, NY",Morning,0,0,Low &lt;5min,JAX,"Jacksonville, FL",5,Low &lt;5min,17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176PQ,JFK,"New York, NY",Morning,1,1,Low &lt;5min,JAX,"Jacksonville, FL",42,Medium &gt;15min,207,Short Haul &gt;1500Mi,0,0,42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01PQ,JFK,"New York, NY",Morning,-4,0,Low &lt;5min,JAX,"Jacksonville, FL",-10,Low &lt;5min,160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26XJ,JFK,"New York, NY",Morning,112,1,Hight &gt;60min,JAX,"Jacksonville, FL",80,Hight &gt;60min,134,Short Haul &gt;1500Mi,75,0,0,0,5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33XJ,JFK,"New York, NY",Morning,4,1,Low &lt;5min,JAX,"Jacksonville, FL",-14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81GJ,JFK,"New York, NY",Morning,-3,0,Low &lt;5min,JAX,"Jacksonville, FL",-10,Low &lt;5min,15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604LR,JFK,"New York, NY",Morning,-9,0,Low &lt;5min,JAX,"Jacksonville, FL",-2,Low &lt;5min,17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604LR,JFK,"New York, NY",Morning,-5,0,Low &lt;5min,JAX,"Jacksonville, FL",0,Low &lt;5min,1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9PQ,JFK,"New York, NY",Morning,21,1,Medium &gt;15min,JAX,"Jacksonville, FL",12,Low &lt;5min,15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PQ,JFK,"New York, NY",Morning,2,1,Low &lt;5min,JAX,"Jacksonville, FL",19,Medium &gt;15min,183,Short Haul &gt;1500Mi,0,0,19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136EV,JFK,"New York, NY",Morning,38,1,Medium &gt;15min,JAX,"Jacksonville, FL",41,Medium &gt;15min,169,Short Haul &gt;1500Mi,38,0,3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36EV,JFK,"New York, NY",Morning,1,1,Low &lt;5min,JAX,"Jacksonville, FL",-23,Low &lt;5min,14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01XJ,JFK,"New York, NY",Morning,-5,0,Low &lt;5min,JAX,"Jacksonville, FL",-13,Low &lt;5min,15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0LR,JFK,"New York, NY",Morning,-1,0,Low &lt;5min,JAX,"Jacksonville, FL",12,Low &lt;5min,17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604LR,JFK,"New York, NY",Morning,-6,0,Low &lt;5min,JAX,"Jacksonville, FL",-11,Low &lt;5min,1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182GJ,JFK,"New York, NY",Morning,-6,0,Low &lt;5min,JAX,"Jacksonville, FL",-26,Low &lt;5min,14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908XJ,JFK,"New York, NY",Morning,-3,0,Low &lt;5min,JAX,"Jacksonville, FL",2,Low &lt;5min,17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76PQ,JFK,"New York, NY",Morning,-3,0,Low &lt;5min,JAX,"Jacksonville, FL",-12,Low &lt;5min,15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29XJ,JFK,"New York, NY",Morning,-8,0,Low &lt;5min,JAX,"Jacksonville, FL",-17,Low &lt;5min,15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13XJ,GSP,"Greer, SC",Evening,-7,0,Low &lt;5min,LGA,"New York, NY",-30,Low &lt;5min,10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913XJ,LGA,"New York, NY",Afternoon,-8,0,Low &lt;5min,GSP,"Greer, SC",-24,Low &lt;5min,12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33EV,LGA,"New York, NY",Afternoon,24,1,Medium &gt;15min,SYR,"Syracuse, NY",5,Low &lt;5min,6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02PQ,LGA,"New York, NY",Afternoon,-5,0,Low &lt;5min,SYR,"Syracuse, NY",-26,Low &lt;5min,6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76CA,LGA,"New York, NY",Afternoon,7,1,Low &lt;5min,SYR,"Syracuse, NY",-11,Low &lt;5min,6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53PQ,LGA,"New York, NY",Afternoon,34,1,Medium &gt;15min,SYR,"Syracuse, NY",27,Medium &gt;15min,76,Short Haul &gt;1500Mi,0,0,0,0,27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5EV,LGA,"New York, NY",Afternoon,16,1,Medium &gt;15min,SYR,"Syracuse, NY",5,Low &lt;5min,7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04LR,LGA,"New York, NY",Afternoon,-6,0,Low &lt;5min,SYR,"Syracuse, NY",-22,Low &lt;5min,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05LR,LGA,"New York, NY",Afternoon,-3,0,Low &lt;5min,SYR,"Syracuse, NY",-15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95CA,LGA,"New York, NY",Afternoon,-3,0,Low &lt;5min,SYR,"Syracuse, NY",-15,Low &lt;5min,7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03XJ,LGA,"New York, NY",Afternoon,-5,0,Low &lt;5min,SYR,"Syracuse, NY",-7,Low &lt;5min,8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25XJ,LGA,"New York, NY",Afternoon,-5,0,Low &lt;5min,SYR,"Syracuse, NY",-22,Low &lt;5min,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48PQ,LGA,"New York, NY",Afternoon,42,1,Medium &gt;15min,SYR,"Syracuse, NY",17,Medium &gt;15min,58,Short Haul &gt;1500Mi,0,0,0,0,17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906XJ,LGA,"New York, NY",Afternoon,-4,0,Low &lt;5min,SYR,"Syracuse, NY",-22,Low &lt;5min,6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76CA,LGA,"New York, NY",Afternoon,107,1,Hight &gt;60min,SYR,"Syracuse, NY",141,Hight &gt;60min,117,Short Haul &gt;1500Mi,107,0,34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35PQ,LGA,"New York, NY",Afternoon,-8,0,Low &lt;5min,SYR,"Syracuse, NY",3,Low &lt;5min,9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30PQ,LGA,"New York, NY",Afternoon,-5,0,Low &lt;5min,SYR,"Syracuse, NY",0,Low &lt;5min,8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20PQ,LGA,"New York, NY",Afternoon,17,1,Medium &gt;15min,SYR,"Syracuse, NY",-12,Low &lt;5min,5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491PX,LGA,"New York, NY",Afternoon,-4,0,Low &lt;5min,SYR,"Syracuse, NY",-24,Low &lt;5min,63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53PQ,LGA,"New York, NY",Afternoon,-5,0,Low &lt;5min,SYR,"Syracuse, NY",-11,Low &lt;5min,7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20PQ,LGA,"New York, NY",Afternoon,-1,0,Low &lt;5min,SYR,"Syracuse, NY",-10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33EV,LGA,"New York, NY",Afternoon,38,1,Medium &gt;15min,SYR,"Syracuse, NY",45,Medium &gt;15min,90,Short Haul &gt;1500Mi,0,0,7,0,38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33EV,SYR,"Syracuse, NY",Afternoon,-2,0,Low &lt;5min,LGA,"New York, NY",-6,Low &lt;5min,84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02PQ,SYR,"Syracuse, NY",Afternoon,-5,0,Low &lt;5min,LGA,"New York, NY",-26,Low &lt;5min,6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676CA,SYR,"Syracuse, NY",Afternoon,14,1,Low &lt;5min,LGA,"New York, NY",1,Low &lt;5min,7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153PQ,SYR,"Syracuse, NY",Afternoon,107,1,Hight &gt;60min,LGA,"New York, NY",99,Hight &gt;60min,80,Short Haul &gt;1500Mi,0,0,77,0,22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35EV,SYR,"Syracuse, NY",Afternoon,-5,0,Low &lt;5min,LGA,"New York, NY",65,Hight &gt;60min,158,Short Haul &gt;1500Mi,0,0,65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604LR,SYR,"Syracuse, NY",Afternoon,-10,0,Low &lt;5min,LGA,"New York, NY",14,Low &lt;5min,11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605LR,SYR,"Syracuse, NY",Afternoon,-3,0,Low &lt;5min,LGA,"New York, NY",-1,Low &lt;5min,9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695CA,SYR,"Syracuse, NY",Afternoon,-5,0,Low &lt;5min,LGA,"New York, NY",-35,Low &lt;5min,5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03XJ,SYR,"Syracuse, NY",Afternoon,-6,0,Low &lt;5min,LGA,"New York, NY",-25,Low &lt;5min,6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25XJ,SYR,"Syracuse, NY",Afternoon,69,1,Hight &gt;60min,LGA,"New York, NY",66,Hight &gt;60min,85,Short Haul &gt;1500Mi,0,0,6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48PQ,SYR,"Syracuse, NY",Afternoon,3,1,Low &lt;5min,LGA,"New York, NY",-11,Low &lt;5min,7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906XJ,SYR,"Syracuse, NY",Afternoon,-3,0,Low &lt;5min,LGA,"New York, NY",-9,Low &lt;5min,8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76CA,SYR,"Syracuse, NY",Afternoon,119,1,Hight &gt;60min,LGA,"New York, NY",122,Hight &gt;60min,91,Short Haul &gt;1500Mi,0,0,3,0,119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335PQ,SYR,"Syracuse, NY",Afternoon,-5,0,Low &lt;5min,LGA,"New York, NY",41,Medium &gt;15min,134,Short Haul &gt;1500Mi,0,0,41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330PQ,SYR,"Syracuse, NY",Afternoon,35,1,Medium &gt;15min,LGA,"New York, NY",76,Hight &gt;60min,129,Short Haul &gt;1500Mi,0,0,76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20PQ,SYR,"Syracuse, NY",Afternoon,29,1,Medium &gt;15min,LGA,"New York, NY",24,Medium &gt;15min,83,Short Haul &gt;1500Mi,0,0,24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491PX,SYR,"Syracuse, NY",Afternoon,0,0,Low &lt;5min,LGA,"New York, NY",-14,Low &lt;5min,74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53PQ,SYR,"Syracuse, NY",Afternoon,-5,0,Low &lt;5min,LGA,"New York, NY",-14,Low &lt;5min,79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20PQ,SYR,"Syracuse, NY",Afternoon,-4,0,Low &lt;5min,LGA,"New York, NY",-3,Low &lt;5min,8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133EV,SYR,"Syracuse, NY",Afternoon,33,1,Medium &gt;15min,LGA,"New York, NY",29,Medium &gt;15min,84,Short Haul &gt;1500Mi,0,0,0,0,29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86PQ,BGR,"Bangor, ME",Afternoon,-5,0,Low &lt;5min,LGA,"New York, NY",-26,Low &lt;5min,8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295PQ,JFK,"New York, NY",Morning,-1,0,Low &lt;5min,DTW,"Detroit, MI",-12,Low &lt;5min,12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910XJ,JFK,"New York, NY",Morning,-3,0,Low &lt;5min,DTW,"Detroit, MI",-21,Low &lt;5min,12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326PQ,JFK,"New York, NY",Morning,43,1,Medium &gt;15min,DTW,"Detroit, MI",73,Hight &gt;60min,169,Short Haul &gt;1500Mi,43,0,3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538CA,JFK,"New York, NY",Morning,58,1,Medium &gt;15min,DTW,"Detroit, MI",38,Medium &gt;15min,119,Short Haul &gt;1500Mi,38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602LR,JFK,"New York, NY",Morning,6,1,Low &lt;5min,DTW,"Detroit, MI",14,Low &lt;5min,14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02PQ,JFK,"New York, NY",Morning,-6,0,Low &lt;5min,DTW,"Detroit, MI",-8,Low &lt;5min,13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76PQ,JFK,"New York, NY",Morning,19,1,Medium &gt;15min,DTW,"Detroit, MI",-11,Low &lt;5min,10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25PQ,JFK,"New York, NY",Morning,15,1,Low &lt;5min,DTW,"Detroit, MI",-5,Low &lt;5min,11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920XJ,JFK,"New York, NY",Morning,-2,0,Low &lt;5min,DTW,"Detroit, MI",-26,Low &lt;5min,11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48PQ,JFK,"New York, NY",Morning,17,1,Medium &gt;15min,DTW,"Detroit, MI",-2,Low &lt;5min,12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2PQ,JFK,"New York, NY",Morning,-5,0,Low &lt;5min,DTW,"Detroit, MI",-20,Low &lt;5min,12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330PQ,JFK,"New York, NY",Morning,81,1,Hight &gt;60min,DTW,"Detroit, MI",54,Medium &gt;15min,112,Short Haul &gt;1500Mi,31,0,0,0,23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05XJ,JFK,"New York, NY",Morning,-3,0,Low &lt;5min,DTW,"Detroit, MI",-19,Low &lt;5min,12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330PQ,JFK,"New York, NY",Morning,6,1,Low &lt;5min,DTW,"Detroit, MI",5,Low &lt;5min,13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306PQ,JFK,"New York, NY",Morning,28,1,Medium &gt;15min,DTW,"Detroit, MI",0,Low &lt;5min,11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691CA,JFK,"New York, NY",Morning,21,1,Medium &gt;15min,DTW,"Detroit, MI",-7,Low &lt;5min,11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601LR,JFK,"New York, NY",Morning,25,1,Medium &gt;15min,DTW,"Detroit, MI",46,Medium &gt;15min,160,Short Haul &gt;1500Mi,0,0,21,0,25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341PQ,JFK,"New York, NY",Morning,-2,0,Low &lt;5min,DTW,"Detroit, MI",-12,Low &lt;5min,12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296PQ,JFK,"New York, NY",Morning,12,1,Low &lt;5min,DTW,"Detroit, MI",-6,Low &lt;5min,12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279PQ,JFK,"New York, NY",Morning,-5,0,Low &lt;5min,DTW,"Detroit, MI",-27,Low &lt;5min,11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176PQ,JFK,"New York, NY",Morning,-5,0,Low &lt;5min,DTW,"Detroit, MI",-8,Low &lt;5min,13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301PQ,JFK,"New York, NY",Morning,-3,0,Low &lt;5min,DTW,"Detroit, MI",-14,Low &lt;5min,128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26XJ,JFK,"New York, NY",Morning,86,1,Hight &gt;60min,DTW,"Detroit, MI",155,Hight &gt;60min,208,Short Haul &gt;1500Mi,6,64,69,0,16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86PQ,LGA,"New York, NY",Afternoon,-5,0,Low &lt;5min,BGR,"Bangor, ME",-5,Low &lt;5min,9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538CA,ATL,"Atlanta, GA",Evening,-5,0,Low &lt;5min,ILM,"Wilmington, NC",5,Low &lt;5min,8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582CA,ATL,"Atlanta, GA",Evening,18,1,Medium &gt;15min,ILM,"Wilmington, NC",19,Medium &gt;15min,79,Short Haul &gt;1500Mi,18,0,1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200PQ,ATL,"Atlanta, GA",Evening,-3,0,Low &lt;5min,ILM,"Wilmington, NC",1,Low &lt;5min,8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307PQ,ATL,"Atlanta, GA",Evening,137,1,Hight &gt;60min,ILM,"Wilmington, NC",137,Hight &gt;60min,78,Short Haul &gt;1500Mi,92,0,0,0,45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929XJ,ATL,"Atlanta, GA",Evening,0,0,Low &lt;5min,ILM,"Wilmington, NC",13,Low &lt;5min,9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6PQ,ATL,"Atlanta, GA",Evening,0,0,Low &lt;5min,ILM,"Wilmington, NC",12,Low &lt;5min,9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23XJ,ATL,"Atlanta, GA",Evening,-5,0,Low &lt;5min,ILM,"Wilmington, NC",-1,Low &lt;5min,8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313PQ,ATL,"Atlanta, GA",Evening,-2,0,Low &lt;5min,ILM,"Wilmington, NC",0,Low &lt;5min,8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87GJ,ATL,"Atlanta, GA",Evening,-8,0,Low &lt;5min,ILM,"Wilmington, NC",-2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299PQ,ATL,"Atlanta, GA",Evening,-6,0,Low &lt;5min,ILM,"Wilmington, NC",-9,Low &lt;5min,7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306PQ,ATL,"Atlanta, GA",Evening,-4,0,Low &lt;5min,ILM,"Wilmington, NC",-9,Low &lt;5min,7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186PQ,JFK,"New York, NY",Evening,-7,0,Low &lt;5min,BNA,"Nashville, TN",-37,Low &lt;5min,14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37PQ,JFK,"New York, NY",Evening,-4,0,Low &lt;5min,BNA,"Nashville, TN",-30,Low &lt;5min,15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35PQ,JFK,"New York, NY",Evening,1,1,Low &lt;5min,BNA,"Nashville, TN",-36,Low &lt;5min,14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36EV,JFK,"New York, NY",Evening,27,1,Medium &gt;15min,BNA,"Nashville, TN",27,Medium &gt;15min,178,Short Haul &gt;1500Mi,0,0,0,0,27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86PQ,JFK,"New York, NY",Evening,-6,0,Low &lt;5min,BNA,"Nashville, TN",-18,Low &lt;5min,1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294PQ,JFK,"New York, NY",Evening,-2,0,Low &lt;5min,BNA,"Nashville, TN",-43,Low &lt;5min,137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31EV,JFK,"New York, NY",Evening,-1,0,Low &lt;5min,BNA,"Nashville, TN",-13,Low &lt;5min,16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00PQ,JFK,"New York, NY",Evening,41,1,Medium &gt;15min,BNA,"Nashville, TN",23,Medium &gt;15min,160,Short Haul &gt;1500Mi,0,0,0,0,23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32EV,DTW,"Detroit, MI",Evening,-5,0,Low &lt;5min,RIC,"Richmond, VA",-6,Low &lt;5min,9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182GJ,DTW,"Detroit, MI",Evening,-4,0,Low &lt;5min,RIC,"Richmond, VA",-14,Low &lt;5min,8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131EV,DTW,"Detroit, MI",Evening,-5,0,Low &lt;5min,RIC,"Richmond, VA",-12,Low &lt;5min,9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08XJ,DTW,"Detroit, MI",Evening,-5,0,Low &lt;5min,RIC,"Richmond, VA",-3,Low &lt;5min,10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05PQ,DTW,"Detroit, MI",Evening,5,1,Low &lt;5min,RIC,"Richmond, VA",16,Medium &gt;15min,109,Short Haul &gt;1500Mi,0,0,16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14PQ,DTW,"Detroit, MI",Evening,-5,0,Low &lt;5min,RIC,"Richmond, VA",-11,Low &lt;5min,92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19PQ,DTW,"Detroit, MI",Evening,-8,0,Low &lt;5min,RIC,"Richmond, VA",9,Low &lt;5min,11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272PQ,DTW,"Detroit, MI",Evening,-1,0,Low &lt;5min,RIC,"Richmond, VA",4,Low &lt;5min,103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335PQ,DTW,"Detroit, MI",Evening,-4,0,Low &lt;5min,RIC,"Richmond, VA",-18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37EV,DTW,"Detroit, MI",Evening,-2,0,Low &lt;5min,RIC,"Richmond, VA",-11,Low &lt;5min,8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306PQ,MCI,"Kansas City, MO",Morning,-3,0,Low &lt;5min,JFK,"New York, NY",-10,Low &lt;5min,17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36EV,MCI,"Kansas City, MO",Morning,-5,0,Low &lt;5min,JFK,"New York, NY",-10,Low &lt;5min,17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76PQ,MCI,"Kansas City, MO",Morning,1,1,Low &lt;5min,JFK,"New York, NY",-7,Low &lt;5min,16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35EV,MCI,"Kansas City, MO",Morning,-10,0,Low &lt;5min,JFK,"New York, NY",-18,Low &lt;5min,16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930XJ,MCI,"Kansas City, MO",Morning,-9,0,Low &lt;5min,JFK,"New York, NY",-16,Low &lt;5min,17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29PQ,MCI,"Kansas City, MO",Morning,-5,0,Low &lt;5min,JFK,"New York, NY",-14,Low &lt;5min,16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00PQ,MCI,"Kansas City, MO",Morning,-2,0,Low &lt;5min,JFK,"New York, NY",-10,Low &lt;5min,17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21XJ,ATL,"Atlanta, GA",Morning,-3,0,Low &lt;5min,XNA,"Fayetteville, AR",-19,Low &lt;5min,10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33EV,ATL,"Atlanta, GA",Afternoon,-5,0,Low &lt;5min,XNA,"Fayetteville, AR",-22,Low &lt;5min,10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582CA,ATL,"Atlanta, GA",Afternoon,2,1,Low &lt;5min,XNA,"Fayetteville, AR",-2,Low &lt;5min,11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33EV,ATL,"Atlanta, GA",Afternoon,-1,0,Low &lt;5min,XNA,"Fayetteville, AR",-9,Low &lt;5min,11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33EV,ATL,"Atlanta, GA",Afternoon,-2,0,Low &lt;5min,XNA,"Fayetteville, AR",5,Low &lt;5min,12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691CA,ATL,"Atlanta, GA",Afternoon,-5,0,Low &lt;5min,XNA,"Fayetteville, AR",-5,Low &lt;5min,12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691CA,ATL,"Atlanta, GA",Afternoon,-2,0,Low &lt;5min,XNA,"Fayetteville, AR",-6,Low &lt;5min,11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93PQ,ATL,"Atlanta, GA",Afternoon,-2,0,Low &lt;5min,XNA,"Fayetteville, AR",-6,Low &lt;5min,11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936XJ,CID,"Cedar Rapids/Iowa City, IA",Morning,-9,0,Low &lt;5min,MSP,"Minneapolis, MN",-15,Low &lt;5min,8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309PQ,CID,"Cedar Rapids/Iowa City, IA",Morning,-4,0,Low &lt;5min,MSP,"Minneapolis, MN",-2,Low &lt;5min,9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10XJ,CID,"Cedar Rapids/Iowa City, IA",Morning,139,1,Hight &gt;60min,MSP,"Minneapolis, MN",119,Hight &gt;60min,71,Short Haul &gt;1500Mi,0,0,119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600LR,CID,"Cedar Rapids/Iowa City, IA",Morning,-3,0,Low &lt;5min,MSP,"Minneapolis, MN",-31,Low &lt;5min,6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348PQ,CID,"Cedar Rapids/Iowa City, IA",Morning,-5,0,Low &lt;5min,MSP,"Minneapolis, MN",-10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32XJ,CID,"Cedar Rapids/Iowa City, IA",Morning,-5,0,Low &lt;5min,MSP,"Minneapolis, MN",-20,Low &lt;5min,7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908XJ,CID,"Cedar Rapids/Iowa City, IA",Morning,-7,0,Low &lt;5min,MSP,"Minneapolis, MN",-30,Low &lt;5min,6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35XJ,CID,"Cedar Rapids/Iowa City, IA",Morning,-5,0,Low &lt;5min,MSP,"Minneapolis, MN",-27,Low &lt;5min,6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182GJ,CID,"Cedar Rapids/Iowa City, IA",Morning,-5,0,Low &lt;5min,MSP,"Minneapolis, MN",-30,Low &lt;5min,6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136EV,CID,"Cedar Rapids/Iowa City, IA",Morning,-10,0,Low &lt;5min,MSP,"Minneapolis, MN",-35,Low &lt;5min,6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82GJ,CID,"Cedar Rapids/Iowa City, IA",Morning,-2,0,Low &lt;5min,MSP,"Minneapolis, MN",-10,Low &lt;5min,8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921XJ,CID,"Cedar Rapids/Iowa City, IA",Morning,-4,0,Low &lt;5min,MSP,"Minneapolis, MN",-24,Low &lt;5min,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200PQ,CID,"Cedar Rapids/Iowa City, IA",Morning,-5,0,Low &lt;5min,MSP,"Minneapolis, MN",9,Low &lt;5min,10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695CA,CID,"Cedar Rapids/Iowa City, IA",Morning,-5,0,Low &lt;5min,MSP,"Minneapolis, MN",11,Low &lt;5min,107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00PQ,CID,"Cedar Rapids/Iowa City, IA",Morning,-6,0,Low &lt;5min,MSP,"Minneapolis, MN",-17,Low &lt;5min,8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272PQ,CID,"Cedar Rapids/Iowa City, IA",Morning,-10,0,Low &lt;5min,MSP,"Minneapolis, MN",-20,Low &lt;5min,8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32XJ,CID,"Cedar Rapids/Iowa City, IA",Morning,-5,0,Low &lt;5min,MSP,"Minneapolis, MN",-9,Low &lt;5min,8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348PQ,CID,"Cedar Rapids/Iowa City, IA",Morning,-9,0,Low &lt;5min,MSP,"Minneapolis, MN",-16,Low &lt;5min,84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06XJ,CID,"Cedar Rapids/Iowa City, IA",Morning,-6,0,Low &lt;5min,MSP,"Minneapolis, MN",5,Low &lt;5min,10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3PQ,CID,"Cedar Rapids/Iowa City, IA",Morning,-3,0,Low &lt;5min,MSP,"Minneapolis, MN",-9,Low &lt;5min,8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197PQ,CID,"Cedar Rapids/Iowa City, IA",Morning,-9,0,Low &lt;5min,MSP,"Minneapolis, MN",-22,Low &lt;5min,7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604LR,CID,"Cedar Rapids/Iowa City, IA",Morning,-5,0,Low &lt;5min,MSP,"Minneapolis, MN",-12,Low &lt;5min,8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1,7,Endeavor Air,N921XJ,XNA,"Fayetteville, AR",Afternoon,-2,0,Low &lt;5min,ATL,"Atlanta, GA",-17,Low &lt;5min,9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33EV,XNA,"Fayetteville, AR",Afternoon,-5,0,Low &lt;5min,ATL,"Atlanta, GA",-10,Low &lt;5min,102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582CA,XNA,"Fayetteville, AR",Afternoon,-11,0,Low &lt;5min,ATL,"Atlanta, GA",36,Medium &gt;15min,152,Short Haul &gt;1500Mi,0,0,3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133EV,XNA,"Fayetteville, AR",Afternoon,-6,0,Low &lt;5min,ATL,"Atlanta, GA",-10,Low &lt;5min,101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33EV,XNA,"Fayetteville, AR",Afternoon,-5,0,Low &lt;5min,ATL,"Atlanta, GA",-13,Low &lt;5min,97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691CA,XNA,"Fayetteville, AR",Afternoon,-5,0,Low &lt;5min,ATL,"Atlanta, GA",-5,Low &lt;5min,10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691CA,XNA,"Fayetteville, AR",Afternoon,-6,0,Low &lt;5min,ATL,"Atlanta, GA",-25,Low &lt;5min,8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93PQ,XNA,"Fayetteville, AR",Afternoon,91,1,Hight &gt;60min,ATL,"Atlanta, GA",98,Hight &gt;60min,112,Short Haul &gt;1500Mi,91,0,7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95PQ,LGA,"New York, NY",Morning,-12,0,Low &lt;5min,MCI,"Kansas City, MO",-26,Low &lt;5min,19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478PX,LGA,"New York, NY",Morning,-6,0,Low &lt;5min,MCI,"Kansas City, MO",-21,Low &lt;5min,197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16XJ,LGA,"New York, NY",Morning,-5,0,Low &lt;5min,MCI,"Kansas City, MO",60,Medium &gt;15min,277,Short Haul &gt;1500Mi,0,0,6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31XJ,LGA,"New York, NY",Morning,-5,0,Low &lt;5min,MCI,"Kansas City, MO",6,Low &lt;5min,22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490PX,LGA,"New York, NY",Morning,-6,0,Low &lt;5min,MCI,"Kansas City, MO",-24,Low &lt;5min,194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16XJ,LGA,"New York, NY",Morning,12,1,Low &lt;5min,MCI,"Kansas City, MO",-21,Low &lt;5min,17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479PX,LGA,"New York, NY",Morning,-5,0,Low &lt;5min,MCI,"Kansas City, MO",-11,Low &lt;5min,206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16XJ,LGA,"New York, NY",Morning,-7,0,Low &lt;5min,MCI,"Kansas City, MO",-17,Low &lt;5min,202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15XJ,LGA,"New York, NY",Morning,-7,0,Low &lt;5min,MCI,"Kansas City, MO",4,Low &lt;5min,223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04XJ,LGA,"New York, NY",Morning,69,1,Hight &gt;60min,MCI,"Kansas City, MO",60,Medium &gt;15min,203,Short Haul &gt;1500Mi,6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480PX,LGA,"New York, NY",Morning,-7,0,Low &lt;5min,MCI,"Kansas City, MO",-13,Low &lt;5min,206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82GJ,LGA,"New York, NY",Morning,-5,0,Low &lt;5min,MCI,"Kansas City, MO",-18,Low &lt;5min,199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15XJ,LGA,"New York, NY",Morning,-12,0,Low &lt;5min,MCI,"Kansas City, MO",-18,Low &lt;5min,20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17XJ,LGA,"New York, NY",Morning,-4,0,Low &lt;5min,MCI,"Kansas City, MO",-23,Low &lt;5min,19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491PX,LGA,"New York, NY",Morning,-8,0,Low &lt;5min,MCI,"Kansas City, MO",-29,Low &lt;5min,191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491PX,LGA,"New York, NY",Morning,-3,0,Low &lt;5min,MCI,"Kansas City, MO",-4,Low &lt;5min,211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01XJ,LGA,"New York, NY",Morning,-5,0,Low &lt;5min,MCI,"Kansas City, MO",85,Hight &gt;60min,302,Short Haul &gt;1500Mi,0,0,85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95PQ,MCI,"Kansas City, MO",Morning,-5,0,Low &lt;5min,LGA,"New York, NY",0,Low &lt;5min,16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478PX,MCI,"Kansas City, MO",Morning,-9,0,Low &lt;5min,LGA,"New York, NY",4,Low &lt;5min,175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916XJ,MCI,"Kansas City, MO",Morning,116,1,Hight &gt;60min,LGA,"New York, NY",104,Hight &gt;60min,150,Short Haul &gt;1500Mi,0,0,50,0,54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31XJ,MCI,"Kansas City, MO",Morning,0,0,Low &lt;5min,LGA,"New York, NY",26,Medium &gt;15min,188,Short Haul &gt;1500Mi,0,0,26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490PX,MCI,"Kansas City, MO",Morning,-8,0,Low &lt;5min,LGA,"New York, NY",-3,Low &lt;5min,167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16XJ,MCI,"Kansas City, MO",Morning,-2,0,Low &lt;5min,LGA,"New York, NY",7,Low &lt;5min,17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479PX,MCI,"Kansas City, MO",Morning,-5,0,Low &lt;5min,LGA,"New York, NY",-17,Low &lt;5min,150,Short Haul &gt;1500Mi,0,0,0,0,0,CANADAIR REGIONAL JET,CRJ,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916XJ,MCI,"Kansas City, MO",Morning,12,1,Low &lt;5min,LGA,"New York, NY",-14,Low &lt;5min,13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15XJ,MCI,"Kansas City, MO",Morning,-2,0,Low &lt;5min,LGA,"New York, NY",1,Low &lt;5min,16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904XJ,MCI,"Kansas City, MO",Morning,56,1,Medium &gt;15min,LGA,"New York, NY",59,Medium &gt;15min,165,Short Haul &gt;1500Mi,0,0,3,0,56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480PX,MCI,"Kansas City, MO",Morning,23,1,Medium &gt;15min,LGA,"New York, NY",63,Hight &gt;60min,202,Short Haul &gt;1500Mi,0,0,63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182GJ,MCI,"Kansas City, MO",Morning,-14,0,Low &lt;5min,LGA,"New York, NY",-22,Low &lt;5min,15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915XJ,MCI,"Kansas City, MO",Morning,-12,0,Low &lt;5min,LGA,"New York, NY",-8,Low &lt;5min,166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17XJ,MCI,"Kansas City, MO",Morning,-5,0,Low &lt;5min,LGA,"New York, NY",-14,Low &lt;5min,15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491PX,MCI,"Kansas City, MO",Morning,-8,0,Low &lt;5min,LGA,"New York, NY",-11,Low &lt;5min,159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491PX,MCI,"Kansas City, MO",Morning,-4,0,Low &lt;5min,LGA,"New York, NY",-15,Low &lt;5min,151,Short Haul &gt;1500Mi,0,0,0,0,0,CANADAIR REGIONAL JET,CRJ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901XJ,MCI,"Kansas City, MO",Morning,72,1,Hight &gt;60min,LGA,"New York, NY",42,Medium &gt;15min,132,Short Haul &gt;1500Mi,0,0,0,0,42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905XJ,PIT,"Pittsburgh, PA",Evening,9,1,Low &lt;5min,DTW,"Detroit, MI",-7,Low &lt;5min,61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136EV,PIT,"Pittsburgh, PA",Evening,-10,0,Low &lt;5min,DTW,"Detroit, MI",-27,Low &lt;5min,60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931XJ,PIT,"Pittsburgh, PA",Evening,0,0,Low &lt;5min,DTW,"Detroit, MI",-14,Low &lt;5min,6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66PQ,PIT,"Pittsburgh, PA",Evening,-8,0,Low &lt;5min,DTW,"Detroit, MI",-24,Low &lt;5min,6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301PQ,PIT,"Pittsburgh, PA",Evening,-5,0,Low &lt;5min,DTW,"Detroit, MI",-20,Low &lt;5min,62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295PQ,PIT,"Pittsburgh, PA",Evening,-5,0,Low &lt;5min,DTW,"Detroit, MI",-22,Low &lt;5min,5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94PQ,PIT,"Pittsburgh, PA",Evening,-10,0,Low &lt;5min,DTW,"Detroit, MI",-16,Low &lt;5min,7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01XJ,ATL,"Atlanta, GA",Morning,2,1,Low &lt;5min,AVL,"Asheville, NC",-3,Low &lt;5min,5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5PQ,ATL,"Atlanta, GA",Morning,-2,0,Low &lt;5min,AVL,"Asheville, NC",-15,Low &lt;5min,5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16PQ,ATL,"Atlanta, GA",Morning,-1,0,Low &lt;5min,AVL,"Asheville, NC",-11,Low &lt;5min,53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901XJ,AVL,"Asheville, NC",Afternoon,-7,0,Low &lt;5min,ATL,"Atlanta, GA",-21,Low &lt;5min,5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315PQ,AVL,"Asheville, NC",Afternoon,-5,0,Low &lt;5min,ATL,"Atlanta, GA",-18,Low &lt;5min,55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16PQ,AVL,"Asheville, NC",Afternoon,-4,0,Low &lt;5min,ATL,"Atlanta, GA",-21,Low &lt;5min,5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30PQ,CLT,"Charlotte, NC",Morning,-5,0,Low &lt;5min,LGA,"New York, NY",-26,Low &lt;5min,101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46PQ,CLT,"Charlotte, NC",Morning,-5,0,Low &lt;5min,LGA,"New York, NY",11,Low &lt;5min,138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26XJ,CLT,"Charlotte, NC",Morning,-2,0,Low &lt;5min,LGA,"New York, NY",44,Medium &gt;15min,168,Short Haul &gt;1500Mi,0,0,44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01LR,CLT,"Charlotte, NC",Morning,-4,0,Low &lt;5min,LGA,"New York, NY",-21,Low &lt;5min,10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30PQ,LGA,"New York, NY",Morning,-1,0,Low &lt;5min,CLT,"Charlotte, NC",2,Low &lt;5min,12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146PQ,LGA,"New York, NY",Morning,-8,0,Low &lt;5min,CLT,"Charlotte, NC",-8,Low &lt;5min,12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926XJ,LGA,"New York, NY",Morning,-4,0,Low &lt;5min,CLT,"Charlotte, NC",9,Low &lt;5min,13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601LR,LGA,"New York, NY",Morning,-10,0,Low &lt;5min,CLT,"Charlotte, NC",5,Low &lt;5min,140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35AY,ATL,"Atlanta, GA",Afternoon,-2,0,Low &lt;5min,ILM,"Wilmington, NC",5,Low &lt;5min,90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970D,ATL,"Atlanta, GA",Afternoon,-1,0,Low &lt;5min,ILM,"Wilmington, NC",-6,Low &lt;5min,7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53PQ,ATL,"Atlanta, GA",Afternoon,-5,0,Low &lt;5min,ILM,"Wilmington, NC",-17,Low &lt;5min,7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1PQ,BTV,"Burlington, VT",Evening,-4,0,Low &lt;5min,LGA,"New York, NY",-8,Low &lt;5min,86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GJ,BTV,"Burlington, VT",Evening,71,1,Hight &gt;60min,LGA,"New York, NY",84,Hight &gt;60min,103,Short Haul &gt;1500Mi,0,3,13,0,68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4PQ,BTV,"Burlington, VT",Evening,-3,0,Low &lt;5min,LGA,"New York, NY",3,Low &lt;5min,9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835AY,ILM,"Wilmington, NC",Evening,-3,0,Low &lt;5min,ATL,"Atlanta, GA",-16,Low &lt;5min,91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8970D,ILM,"Wilmington, NC",Evening,3,1,Low &lt;5min,ATL,"Atlanta, GA",21,Medium &gt;15min,122,Short Haul &gt;1500Mi,0,0,21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153PQ,ILM,"Wilmington, NC",Afternoon,-1,0,Low &lt;5min,ATL,"Atlanta, GA",-18,Low &lt;5min,85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181PQ,LGA,"New York, NY",Afternoon,-14,0,Low &lt;5min,BTV,"Burlington, VT",-22,Low &lt;5min,8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81GJ,LGA,"New York, NY",Afternoon,97,1,Hight &gt;60min,BTV,"Burlington, VT",76,Hight &gt;60min,70,Short Haul &gt;1500Mi,0,0,0,0,76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4PQ,LGA,"New York, NY",Afternoon,0,0,Low &lt;5min,BTV,"Burlington, VT",-14,Low &lt;5min,77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8903A,ATL,"Atlanta, GA",Morning,0,0,Low &lt;5min,ROA,"Roanoke, VA",3,Low &lt;5min,90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8903A,ATL,"Atlanta, GA",Morning,-5,0,Low &lt;5min,ROA,"Roanoke, VA",-3,Low &lt;5min,8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8970D,ATL,"Atlanta, GA",Morning,-5,0,Low &lt;5min,ROA,"Roanoke, VA",-14,Low &lt;5min,78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8970D,ATL,"Atlanta, GA",Morning,-6,0,Low &lt;5min,ROA,"Roanoke, VA",-4,Low &lt;5min,8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79PQ,ATL,"Atlanta, GA",Morning,-4,0,Low &lt;5min,ROA,"Roanoke, VA",-7,Low &lt;5min,8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8877A,ATL,"Atlanta, GA",Morning,30,1,Medium &gt;15min,ROA,"Roanoke, VA",10,Low &lt;5min,67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8918B,ATL,"Atlanta, GA",Morning,-6,0,Low &lt;5min,ROA,"Roanoke, VA",-14,Low &lt;5min,7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602XJ,ATL,"Atlanta, GA",Morning,-2,0,Low &lt;5min,ROA,"Roanoke, VA",-8,Low &lt;5min,81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835AY,ATL,"Atlanta, GA",Morning,-5,0,Low &lt;5min,ROA,"Roanoke, VA",11,Low &lt;5min,103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2XJ,ATL,"Atlanta, GA",Morning,-4,0,Low &lt;5min,ROA,"Roanoke, VA",-11,Low &lt;5min,80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8918B,ATL,"Atlanta, GA",Morning,135,1,Hight &gt;60min,ROA,"Roanoke, VA",129,Hight &gt;60min,81,Short Haul &gt;1500Mi,0,0,0,0,129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23XJ,ATL,"Atlanta, GA",Morning,-4,0,Low &lt;5min,ROA,"Roanoke, VA",-9,Low &lt;5min,83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8877A,ATL,"Atlanta, GA",Morning,29,1,Medium &gt;15min,ROA,"Roanoke, VA",11,Low &lt;5min,69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24EV,ATL,"Atlanta, GA",Morning,-4,0,Low &lt;5min,ROA,"Roanoke, VA",1,Low &lt;5min,9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8986B,ATL,"Atlanta, GA",Morning,-3,0,Low &lt;5min,ROA,"Roanoke, VA",-1,Low &lt;5min,89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34EV,CLT,"Charlotte, NC",Afternoon,-1,0,Low &lt;5min,JFK,"New York, NY",-25,Low &lt;5min,106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134EV,JFK,"New York, NY",Afternoon,-6,0,Low &lt;5min,CLT,"Charlotte, NC",-20,Low &lt;5min,118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8903A,ROA,"Roanoke, VA",Morning,-5,0,Low &lt;5min,ATL,"Atlanta, GA",-12,Low &lt;5min,90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8903A,ROA,"Roanoke, VA",Morning,-2,0,Low &lt;5min,ATL,"Atlanta, GA",-7,Low &lt;5min,9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8970D,ROA,"Roanoke, VA",Morning,-5,0,Low &lt;5min,ATL,"Atlanta, GA",-15,Low &lt;5min,87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8903A,ROA,"Roanoke, VA",Morning,433,1,Hight &gt;60min,ATL,"Atlanta, GA",432,Hight &gt;60min,96,Short Haul &gt;1500Mi,0,0,0,0,432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8970D,ROA,"Roanoke, VA",Morning,-11,0,Low &lt;5min,ATL,"Atlanta, GA",-16,Low &lt;5min,92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279PQ,ROA,"Roanoke, VA",Morning,-7,0,Low &lt;5min,ATL,"Atlanta, GA",-18,Low &lt;5min,86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8877A,ROA,"Roanoke, VA",Morning,15,1,Low &lt;5min,ATL,"Atlanta, GA",24,Medium &gt;15min,106,Short Haul &gt;1500Mi,10,0,9,0,5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8918B,ROA,"Roanoke, VA",Morning,0,0,Low &lt;5min,ATL,"Atlanta, GA",-12,Low &lt;5min,85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602XJ,ROA,"Roanoke, VA",Morning,-5,0,Low &lt;5min,ATL,"Atlanta, GA",-10,Low &lt;5min,92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835AY,ROA,"Roanoke, VA",Morning,29,1,Medium &gt;15min,ATL,"Atlanta, GA",17,Medium &gt;15min,85,Short Haul &gt;1500Mi,13,0,0,0,4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602XJ,ROA,"Roanoke, VA",Morning,-6,0,Low &lt;5min,ATL,"Atlanta, GA",-15,Low &lt;5min,88,Short Haul &gt;1500Mi,0,0,0,0,0,CANADAIR REGIONAL JET,CRJ,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8918B,ROA,"Roanoke, VA",Morning,133,1,Hight &gt;60min,ATL,"Atlanta, GA",130,Hight &gt;60min,94,Short Haul &gt;1500Mi,0,9,0,0,121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923XJ,ROA,"Roanoke, VA",Morning,-5,0,Low &lt;5min,ATL,"Atlanta, GA",-25,Low &lt;5min,77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8877A,ROA,"Roanoke, VA",Morning,23,1,Medium &gt;15min,ATL,"Atlanta, GA",25,Medium &gt;15min,99,Short Haul &gt;1500Mi,17,0,2,0,6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924EV,ROA,"Roanoke, VA",Morning,-2,0,Low &lt;5min,ATL,"Atlanta, GA",-9,Low &lt;5min,90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8986B,ROA,"Roanoke, VA",Morning,-7,0,Low &lt;5min,ATL,"Atlanta, GA",-13,Low &lt;5min,91,Short Haul &gt;1500Mi,0,0,0,0,0,CANADAIR REGIONAL JET,CRJ,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183GJ,DTW,"Detroit, MI",Morning,27,1,Medium &gt;15min,JFK,"New York, NY",25,Medium &gt;15min,124,Short Haul &gt;1500Mi,25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295PQ,DTW,"Detroit, MI",Morning,-4,0,Low &lt;5min,JFK,"New York, NY",-9,Low &lt;5min,121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1,3,Endeavor Air,N296PQ,DTW,"Detroit, MI",Morning,154,1,Hight &gt;60min,JFK,"New York, NY",126,Hight &gt;60min,98,Short Haul &gt;1500Mi,126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2,4,Endeavor Air,N923XJ,DTW,"Detroit, MI",Morning,-4,0,Low &lt;5min,JFK,"New York, NY",-22,Low &lt;5min,10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3,5,Endeavor Air,N195PQ,DTW,"Detroit, MI",Morning,31,1,Medium &gt;15min,JFK,"New York, NY",28,Medium &gt;15min,123,Short Haul &gt;1500Mi,28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4,6,Endeavor Air,N301PQ,DTW,"Detroit, MI",Morning,-2,0,Low &lt;5min,JFK,"New York, NY",56,Medium &gt;15min,184,Short Haul &gt;1500Mi,0,0,56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5,7,Endeavor Air,N325PQ,DTW,"Detroit, MI",Morning,-1,0,Low &lt;5min,JFK,"New York, NY",26,Medium &gt;15min,153,Short Haul &gt;1500Mi,0,0,26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6,1,Endeavor Air,N926XJ,DTW,"Detroit, MI",Morning,18,1,Medium &gt;15min,JFK,"New York, NY",7,Low &lt;5min,115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7,2,Endeavor Air,N538CA,DTW,"Detroit, MI",Morning,-1,0,Low &lt;5min,JFK,"New York, NY",-7,Low &lt;5min,120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8,3,Endeavor Air,N330PQ,DTW,"Detroit, MI",Morning,-8,0,Low &lt;5min,JFK,"New York, NY",-26,Low &lt;5min,108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9,4,Endeavor Air,N901XJ,DTW,"Detroit, MI",Morning,6,1,Low &lt;5min,JFK,"New York, NY",12,Low &lt;5min,132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0,5,Endeavor Air,N195PQ,DTW,"Detroit, MI",Morning,-5,0,Low &lt;5min,JFK,"New York, NY",-20,Low &lt;5min,11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1,6,Endeavor Air,N187GJ,DTW,"Detroit, MI",Morning,-4,0,Low &lt;5min,JFK,"New York, NY",4,Low &lt;5min,134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2,7,Endeavor Air,N136EV,DTW,"Detroit, MI",Morning,9,1,Low &lt;5min,JFK,"New York, NY",-12,Low &lt;5min,105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3,1,Endeavor Air,N298PQ,DTW,"Detroit, MI",Morning,25,1,Medium &gt;15min,JFK,"New York, NY",26,Medium &gt;15min,127,Short Haul &gt;1500Mi,25,0,1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4,2,Endeavor Air,N296PQ,DTW,"Detroit, MI",Morning,53,1,Medium &gt;15min,JFK,"New York, NY",48,Medium &gt;15min,121,Short Haul &gt;1500Mi,48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5,3,Endeavor Air,N691CA,DTW,"Detroit, MI",Morning,-2,0,Low &lt;5min,JFK,"New York, NY",15,Low &lt;5min,143,Short Haul &gt;1500Mi,0,0,15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6,4,Endeavor Air,N925XJ,DTW,"Detroit, MI",Morning,4,1,Low &lt;5min,JFK,"New York, NY",6,Low &lt;5min,128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7,5,Endeavor Air,N186PQ,DTW,"Detroit, MI",Morning,1,1,Low &lt;5min,JFK,"New York, NY",60,Medium &gt;15min,185,Short Haul &gt;1500Mi,0,0,6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8,6,Endeavor Air,N315PQ,DTW,"Detroit, MI",Morning,-4,0,Low &lt;5min,JFK,"New York, NY",-24,Low &lt;5min,10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29,7,Endeavor Air,N308PQ,DTW,"Detroit, MI",Morning,17,1,Medium &gt;15min,JFK,"New York, NY",11,Low &lt;5min,12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0,1,Endeavor Air,N297PQ,DTW,"Detroit, MI",Morning,-5,0,Low &lt;5min,JFK,"New York, NY",3,Low &lt;5min,134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31,2,Endeavor Air,N341PQ,DTW,"Detroit, MI",Morning,-3,0,Low &lt;5min,JFK,"New York, NY",-9,Low &lt;5min,120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2,1,Endeavor Air,N182GJ,TYS,"Knoxville, TN",Morning,-5,0,Low &lt;5min,ATL,"Atlanta, GA",-21,Low &lt;5min,51,Short Haul &gt;1500Mi,0,0,0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3,2,Endeavor Air,N307PQ,TYS,"Knoxville, TN",Morning,-4,0,Low &lt;5min,ATL,"Atlanta, GA",-12,Low &lt;5min,59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4,3,Endeavor Air,N582CA,TYS,"Knoxville, TN",Morning,-5,0,Low &lt;5min,ATL,"Atlanta, GA",18,Medium &gt;15min,90,Short Haul &gt;1500Mi,0,0,18,0,0,CANADAIR REGIONAL JET,CRJ,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5,4,Endeavor Air,N147PQ,TYS,"Knoxville, TN",Morning,-4,0,Low &lt;5min,ATL,"Atlanta, GA",-17,Low &lt;5min,54,Short Haul &gt;1500Mi,0,0,0,0,0,CANADAIR REGIONAL JET,CRJ,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6,5,Endeavor Air,N299PQ,TYS,"Knoxville, TN",Morning,-5,0,Low &lt;5min,ATL,"Atlanta, GA",-17,Low &lt;5min,55,Short Haul &gt;1500Mi,0,0,0,0,0,CANADAIR REGIONAL JET,CRJ,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7,6,Endeavor Air,N376CA,TYS,"Knoxville, TN",Morning,-4,0,Low &lt;5min,ATL,"Atlanta, GA",-19,Low &lt;5min,52,Short Haul &gt;1500Mi,0,0,0,0,0,CANADAIR REGIONAL JET,CRJ,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8,7,Endeavor Air,N232PQ,TYS,"Knoxville, TN",Morning,-8,0,Low &lt;5min,ATL,"Atlanta, GA",-16,Low &lt;5min,59,Short Haul &gt;1500Mi,0,0,0,0,0,CANADAIR REGIONAL JET,CRJ,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09,1,Endeavor Air,N305PQ,ATL,"Atlanta, GA",Morning,-5,0,Low &lt;5min,EVV,"Evansville, IN",-6,Low &lt;5min,86,Short Haul &gt;1500Mi,0,0,0,0,0,CANADAIR REGIONAL JET,CRJ,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-01-10,2,Endeavor Air,N604LR,ATL,"Atlanta, GA",Morning,83,1,Hight &gt;60min,EVV,"Evansville, IN",77,Hight &gt;60min,81,Short Haul &gt;1500Mi,0,0,0,0,77,CANADAIR REGIONAL JET,CRJ,16</text:p>
          </table:table-cell>
          <table:table-cell table:number-columns-repeated="16383"/>
        </table:table-row>
        <table:table-row table:number-rows-repeated="10463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MANOLIA PINAR</meta:initial-creator>
    <dc:creator>MANOLIA PINAR</dc:creator>
    <meta:creation-date>2024-10-09T12:42:14Z</meta:creation-date>
    <dc:date>2024-10-09T12:42:36Z</dc:date>
    <meta:editing-duration>PT0S</meta:editing-duration>
  </office:meta>
</office:document-meta>
</file>